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40.79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809-4856</text:p>
          </table:table-cell>
          <table:table-cell office:value-type="string">
            <text:p>LETRAS / LINGUÍSTICA <text:s text:c="29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16</text:p>
          </table:table-cell>
          <table:table-cell office:value-type="string">
            <text:p>LETRAS / LINGUÍSTICA <text:s text:c="29"/></text:p>
          </table:table-cell>
          <table:table-cell office:value-type="string">
            <text:p>404notf0und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7083</text:p>
          </table:table-cell>
          <table:table-cell office:value-type="string">
            <text:p>LETRAS / LINGUÍSTICA <text:s text:c="29"/></text:p>
          </table:table-cell>
          <table:table-cell office:value-type="string">
            <text:p>A Contracorriente (Raleigh, N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973</text:p>
          </table:table-cell>
          <table:table-cell office:value-type="string">
            <text:p>LETRAS / LINGUÍSTICA <text:s text:c="29"/></text:p>
          </table:table-cell>
          <table:table-cell office:value-type="string">
            <text:p>A Cor das Letras (UEF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7-0088</text:p>
          </table:table-cell>
          <table:table-cell office:value-type="string">
            <text:p>LETRAS / LINGUÍSTICA <text:s text:c="29"/></text:p>
          </table:table-cell>
          <table:table-cell office:value-type="string">
            <text:p>ABA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84</text:p>
          </table:table-cell>
          <table:table-cell office:value-type="string">
            <text:p>LETRAS / LINGUÍSTICA <text:s text:c="29"/></text:p>
          </table:table-cell>
          <table:table-cell office:value-type="string">
            <text:p>ABEI Bahia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581</text:p>
          </table:table-cell>
          <table:table-cell office:value-type="string">
            <text:p>LETRAS / LINGUÍSTICA <text:s text:c="29"/></text:p>
          </table:table-cell>
          <table:table-cell office:value-type="string">
            <text:p>ABEI Journal (São Pau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090</text:p>
          </table:table-cell>
          <table:table-cell office:value-type="string">
            <text:p>LETRAS / LINGUÍSTICA <text:s text:c="29"/></text:p>
          </table:table-cell>
          <table:table-cell office:value-type="string">
            <text:p>Abril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04</text:p>
          </table:table-cell>
          <table:table-cell office:value-type="string">
            <text:p>LETRAS / LINGUÍSTICA <text:s text:c="29"/></text:p>
          </table:table-cell>
          <table:table-cell office:value-type="string">
            <text:p>Academos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96</text:p>
          </table:table-cell>
          <table:table-cell office:value-type="string">
            <text:p>LETRAS / LINGUÍSTICA <text:s text:c="29"/></text:p>
          </table:table-cell>
          <table:table-cell office:value-type="string">
            <text:p>Acauã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8191</text:p>
          </table:table-cell>
          <table:table-cell office:value-type="string">
            <text:p>LETRAS / LINGUÍSTICA <text:s text:c="29"/></text:p>
          </table:table-cell>
          <table:table-cell office:value-type="string">
            <text:p>Acheronta (Buenos Aires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LETRAS / LINGUÍSTICA <text:s text:c="29"/></text:p>
          </table:table-cell>
          <table:table-cell office:value-type="string">
            <text:p>Acolhendo a Alfabetização nos Países de Língua Portugues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1923</text:p>
          </table:table-cell>
          <table:table-cell office:value-type="string">
            <text:p>LETRAS / LINGUÍSTICA <text:s text:c="29"/></text:p>
          </table:table-cell>
          <table:table-cell office:value-type="string">
            <text:p>Across Languages and Cultur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8929</text:p>
          </table:table-cell>
          <table:table-cell office:value-type="string">
            <text:p>LETRAS / LINGUÍSTICA <text:s text:c="29"/></text:p>
          </table:table-cell>
          <table:table-cell office:value-type="string">
            <text:p>ACS Chemical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918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Científica (Patos de M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00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Científica. Ciê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6-8076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Linguistica Hungaric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OR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656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 Social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56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. Human and Social Sciences (Online) (Cessou em 2007. Cont. ISSN 1983-4683 Acta Scientiarum. Language and Culture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75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. Language and Cultu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83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cientiarum. Language and Cultur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64</text:p>
          </table:table-cell>
          <table:table-cell office:value-type="string">
            <text:p>LETRAS / LINGUÍSTICA <text:s text:c="29"/></text:p>
          </table:table-cell>
          <table:table-cell office:value-type="string">
            <text:p>Acta Semiótica et Lingu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172</text:p>
          </table:table-cell>
          <table:table-cell office:value-type="string">
            <text:p>LETRAS / LINGUÍSTICA <text:s text:c="29"/></text:p>
          </table:table-cell>
          <table:table-cell office:value-type="string">
            <text:p>Actio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3X</text:p>
          </table:table-cell>
          <table:table-cell office:value-type="string">
            <text:p>LETRAS / LINGUÍSTICA <text:s text:c="29"/></text:p>
          </table:table-cell>
          <table:table-cell office:value-type="string">
            <text:p>Advérbio (FA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224</text:p>
          </table:table-cell>
          <table:table-cell office:value-type="string">
            <text:p>LETRAS / LINGUÍSTICA <text:s text:c="29"/></text:p>
          </table:table-cell>
          <table:table-cell office:value-type="string">
            <text:p>Adverbum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206</text:p>
          </table:table-cell>
          <table:table-cell office:value-type="string">
            <text:p>LETRAS / LINGUÍSTICA <text:s text:c="29"/></text:p>
          </table:table-cell>
          <table:table-cell office:value-type="string">
            <text:p>African Studies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1723</text:p>
          </table:table-cell>
          <table:table-cell office:value-type="string">
            <text:p>LETRAS / LINGUÍSTICA <text:s text:c="29"/></text:p>
          </table:table-cell>
          <table:table-cell office:value-type="string">
            <text:p>Afrika, Asien, Brasilien, Portug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3557</text:p>
          </table:table-cell>
          <table:table-cell office:value-type="string">
            <text:p>LETRAS / LINGUÍSTICA <text:s text:c="29"/></text:p>
          </table:table-cell>
          <table:table-cell office:value-type="string">
            <text:p>Agalia (A Corunh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54</text:p>
          </table:table-cell>
          <table:table-cell office:value-type="string">
            <text:p>LETRAS / LINGUÍSTICA <text:s text:c="29"/></text:p>
          </table:table-cell>
          <table:table-cell office:value-type="string">
            <text:p>Agathos (Idai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498</text:p>
          </table:table-cell>
          <table:table-cell office:value-type="string">
            <text:p>LETRAS / LINGUÍSTICA <text:s text:c="29"/></text:p>
          </table:table-cell>
          <table:table-cell office:value-type="string">
            <text:p>Ágora (Aveir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589</text:p>
          </table:table-cell>
          <table:table-cell office:value-type="string">
            <text:p>LETRAS / LINGUÍSTICA <text:s text:c="29"/></text:p>
          </table:table-cell>
          <table:table-cell office:value-type="string">
            <text:p>Ágora (URI. Cerr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85</text:p>
          </table:table-cell>
          <table:table-cell office:value-type="string">
            <text:p>LETRAS / LINGUÍSTICA <text:s text:c="29"/></text:p>
          </table:table-cell>
          <table:table-cell office:value-type="string">
            <text:p>Ágora Filosófica (UNICA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471</text:p>
          </table:table-cell>
          <table:table-cell office:value-type="string">
            <text:p>LETRAS / LINGUÍSTICA <text:s text:c="29"/></text:p>
          </table:table-cell>
          <table:table-cell office:value-type="string">
            <text:p>Água Viv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0213</text:p>
          </table:table-cell>
          <table:table-cell office:value-type="string">
            <text:p>LETRAS / LINGUÍSTICA <text:s text:c="29"/></text:p>
          </table:table-cell>
          <table:table-cell office:value-type="string">
            <text:p>AILA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8-3939</text:p>
          </table:table-cell>
          <table:table-cell office:value-type="string">
            <text:p>LETRAS / LINGUÍSTICA <text:s text:c="29"/></text:p>
          </table:table-cell>
          <table:table-cell office:value-type="string">
            <text:p>Aisthesis (Santiago. Impre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67</text:p>
          </table:table-cell>
          <table:table-cell office:value-type="string">
            <text:p>LETRAS / LINGUÍSTICA <text:s text:c="29"/></text:p>
          </table:table-cell>
          <table:table-cell office:value-type="string">
            <text:p>Akrópolis (UNIPA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078</text:p>
          </table:table-cell>
          <table:table-cell office:value-type="string">
            <text:p>LETRAS / LINGUÍSTICA <text:s text:c="29"/></text:p>
          </table:table-cell>
          <table:table-cell office:value-type="string">
            <text:p>Al (Assi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3181</text:p>
          </table:table-cell>
          <table:table-cell office:value-type="string">
            <text:p>LETRAS / LINGUÍSTICA <text:s text:c="29"/></text:p>
          </table:table-cell>
          <table:table-cell office:value-type="string">
            <text:p>Alba de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LETRAS / LINGUÍSTICA <text:s text:c="29"/></text:p>
          </table:table-cell>
          <table:table-cell office:value-type="string">
            <text:p>Alceu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99</text:p>
          </table:table-cell>
          <table:table-cell office:value-type="string">
            <text:p>LETRAS / LINGUÍSTICA <text:s text:c="29"/></text:p>
          </table:table-cell>
          <table:table-cell office:value-type="string">
            <text:p>Alea : Estudos Neolatino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6X</text:p>
          </table:table-cell>
          <table:table-cell office:value-type="string">
            <text:p>LETRAS / LINGUÍSTICA <text:s text:c="29"/></text:p>
          </table:table-cell>
          <table:table-cell office:value-type="string">
            <text:p>Alea: Estudos Neolatino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LETRAS / LINGUÍSTICA <text:s text:c="29"/></text:p>
          </table:table-cell>
          <table:table-cell office:value-type="string">
            <text:p>Aletheia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749</text:p>
          </table:table-cell>
          <table:table-cell office:value-type="string">
            <text:p>LETRAS / LINGUÍSTICA <text:s text:c="29"/></text:p>
          </table:table-cell>
          <table:table-cell office:value-type="string">
            <text:p>Aletria (UFM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94</text:p>
          </table:table-cell>
          <table:table-cell office:value-type="string">
            <text:p>LETRAS / LINGUÍSTICA <text:s text:c="29"/></text:p>
          </table:table-cell>
          <table:table-cell office:value-type="string">
            <text:p>Alfa : Revista de Linguística (UNESP. São José do Rio Preto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5216</text:p>
          </table:table-cell>
          <table:table-cell office:value-type="string">
            <text:p>LETRAS / LINGUÍSTICA <text:s text:c="29"/></text:p>
          </table:table-cell>
          <table:table-cell office:value-type="string">
            <text:p>Alfa: Revista de Linguística (UNESP. São José do Rio Pret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139</text:p>
          </table:table-cell>
          <table:table-cell office:value-type="string">
            <text:p>LETRAS / LINGUÍSTICA <text:s text:c="29"/></text:p>
          </table:table-cell>
          <table:table-cell office:value-type="string">
            <text:p>Alhucema (Albolo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262</text:p>
          </table:table-cell>
          <table:table-cell office:value-type="string">
            <text:p>LETRAS / LINGUÍSTICA <text:s text:c="29"/></text:p>
          </table:table-cell>
          <table:table-cell office:value-type="string">
            <text:p>Almanaque CIFEF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655</text:p>
          </table:table-cell>
          <table:table-cell office:value-type="string">
            <text:p>LETRAS / LINGUÍSTICA <text:s text:c="29"/></text:p>
          </table:table-cell>
          <table:table-cell office:value-type="string">
            <text:p>Alter: Revista de Estudos Psicanalít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27</text:p>
          </table:table-cell>
          <table:table-cell office:value-type="string">
            <text:p>LETRAS / LINGUÍSTICA <text:s text:c="29"/></text:p>
          </table:table-cell>
          <table:table-cell office:value-type="string">
            <text:p>Amazônida (UF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LETRAS / LINGUÍSTICA <text:s text:c="29"/></text:p>
          </table:table-cell>
          <table:table-cell office:value-type="string">
            <text:p>Ambiente &amp; Educação (FUR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6980</text:p>
          </table:table-cell>
          <table:table-cell office:value-type="string">
            <text:p>LETRAS / LINGUÍSTICA <text:s text:c="29"/></text:p>
          </table:table-cell>
          <table:table-cell office:value-type="string">
            <text:p>Ambix (Cambridg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1-964X</text:p>
          </table:table-cell>
          <table:table-cell office:value-type="string">
            <text:p>LETRAS / LINGUÍSTICA <text:s text:c="29"/></text:p>
          </table:table-cell>
          <table:table-cell office:value-type="string">
            <text:p>American, British and Canadian Stud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1-8852</text:p>
          </table:table-cell>
          <table:table-cell office:value-type="string">
            <text:p>LETRAS / LINGUÍSTICA <text:s text:c="29"/></text:p>
          </table:table-cell>
          <table:table-cell office:value-type="string">
            <text:p>Amérindia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15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(Congresso Brasileiro de Fonoaudiolog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59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- Seminário de Pesquisa, Uniguaç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420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... EPCT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450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... Semana de Letras (Jandaia do Sul. 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41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... Seminário de Pesquisa ... Semana de Iniciação Científica (Guarapuava. 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822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a ... JIED. Jornada Internacional de Estudos do Discurs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323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e Filosofia Cláss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18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o ... Congresso Brasileiro de Hispanis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11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o ... Congresso Nacional de Linguagens em Inte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04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o ... ERI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53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do SET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098</text:p>
          </table:table-cell>
          <table:table-cell office:value-type="string">
            <text:p>LETRAS / LINGUÍSTICA <text:s text:c="29"/></text:p>
          </table:table-cell>
          <table:table-cell office:value-type="string">
            <text:p>Anais Eniedu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520</text:p>
          </table:table-cell>
          <table:table-cell office:value-type="string">
            <text:p>LETRAS / LINGUÍSTICA <text:s text:c="29"/></text:p>
          </table:table-cell>
          <table:table-cell office:value-type="string">
            <text:p>Analect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0-0271</text:p>
          </table:table-cell>
          <table:table-cell office:value-type="string">
            <text:p>LETRAS / LINGUÍSTICA <text:s text:c="29"/></text:p>
          </table:table-cell>
          <table:table-cell office:value-type="string">
            <text:p>Analele Universitatii Bucuresti. Limba si Literatura Romana (197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547</text:p>
          </table:table-cell>
          <table:table-cell office:value-type="string">
            <text:p>LETRAS / LINGUÍSTICA <text:s text:c="29"/></text:p>
          </table:table-cell>
          <table:table-cell office:value-type="string">
            <text:p>Anales de Literatura Hispa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87</text:p>
          </table:table-cell>
          <table:table-cell office:value-type="string">
            <text:p>LETRAS / LINGUÍSTICA <text:s text:c="29"/></text:p>
          </table:table-cell>
          <table:table-cell office:value-type="string">
            <text:p>Análise &amp; Sínte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824</text:p>
          </table:table-cell>
          <table:table-cell office:value-type="string">
            <text:p>LETRAS / LINGUÍSTICA <text:s text:c="29"/></text:p>
          </table:table-cell>
          <table:table-cell office:value-type="string">
            <text:p>Âncora (Instituto Âncora de Ensin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LETRAS / LINGUÍSTICA <text:s text:c="29"/></text:p>
          </table:table-cell>
          <table:table-cell office:value-type="string">
            <text:p>Ângulo (FATE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8468</text:p>
          </table:table-cell>
          <table:table-cell office:value-type="string">
            <text:p>LETRAS / LINGUÍSTICA <text:s text:c="29"/></text:p>
          </table:table-cell>
          <table:table-cell office:value-type="string">
            <text:p>Annali Storici di Principato Cit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15</text:p>
          </table:table-cell>
          <table:table-cell office:value-type="string">
            <text:p>LETRAS / LINGUÍSTICA <text:s text:c="29"/></text:p>
          </table:table-cell>
          <table:table-cell office:value-type="string">
            <text:p>Antiguidade Clássica (Apucara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93</text:p>
          </table:table-cell>
          <table:table-cell office:value-type="string">
            <text:p>LETRAS / LINGUÍSTICA <text:s text:c="29"/></text:p>
          </table:table-cell>
          <table:table-cell office:value-type="string">
            <text:p>Anuario Brasileno de Estudios Hispan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35</text:p>
          </table:table-cell>
          <table:table-cell office:value-type="string">
            <text:p>LETRAS / LINGUÍSTICA <text:s text:c="29"/></text:p>
          </table:table-cell>
          <table:table-cell office:value-type="string">
            <text:p>Anuário de Literatur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6201</text:p>
          </table:table-cell>
          <table:table-cell office:value-type="string">
            <text:p>LETRAS / LINGUÍSTICA <text:s text:c="29"/></text:p>
          </table:table-cell>
          <table:table-cell office:value-type="string">
            <text:p>Anuario L/L. Serie: Lingu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10</text:p>
          </table:table-cell>
          <table:table-cell office:value-type="string">
            <text:p>LETRAS / LINGUÍSTICA <text:s text:c="29"/></text:p>
          </table:table-cell>
          <table:table-cell office:value-type="string">
            <text:p>Ao Pé da Letra (UFP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62</text:p>
          </table:table-cell>
          <table:table-cell office:value-type="string">
            <text:p>LETRAS / LINGUÍSTICA <text:s text:c="29"/></text:p>
          </table:table-cell>
          <table:table-cell office:value-type="string">
            <text:p>Ao Peda-letra (Maca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7698</text:p>
          </table:table-cell>
          <table:table-cell office:value-type="string">
            <text:p>LETRAS / LINGUÍSTICA <text:s text:c="29"/></text:p>
          </table:table-cell>
          <table:table-cell office:value-type="string">
            <text:p>APEF - Associação Portuguesa de Estudos France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001</text:p>
          </table:table-cell>
          <table:table-cell office:value-type="string">
            <text:p>LETRAS / LINGUÍSTICA <text:s text:c="29"/></text:p>
          </table:table-cell>
          <table:table-cell office:value-type="string">
            <text:p>Applied 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4145</text:p>
          </table:table-cell>
          <table:table-cell office:value-type="string">
            <text:p>LETRAS / LINGUÍSTICA <text:s text:c="29"/></text:p>
          </table:table-cell>
          <table:table-cell office:value-type="string">
            <text:p>Apuntes Hispan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33</text:p>
          </table:table-cell>
          <table:table-cell office:value-type="string">
            <text:p>LETRAS / LINGUÍSTICA <text:s text:c="29"/></text:p>
          </table:table-cell>
          <table:table-cell office:value-type="string">
            <text:p>Aquinate (Niterói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947</text:p>
          </table:table-cell>
          <table:table-cell office:value-type="string">
            <text:p>LETRAS / LINGUÍSTICA <text:s text:c="29"/></text:p>
          </table:table-cell>
          <table:table-cell office:value-type="string">
            <text:p>Area Domeni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0-4580</text:p>
          </table:table-cell>
          <table:table-cell office:value-type="string">
            <text:p>LETRAS / LINGUÍSTICA <text:s text:c="29"/></text:p>
          </table:table-cell>
          <table:table-cell office:value-type="string">
            <text:p>Arena Romanist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4194</text:p>
          </table:table-cell>
          <table:table-cell office:value-type="string">
            <text:p>LETRAS / LINGUÍSTICA <text:s text:c="29"/></text:p>
          </table:table-cell>
          <table:table-cell office:value-type="string">
            <text:p>Argos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54</text:p>
          </table:table-cell>
          <table:table-cell office:value-type="string">
            <text:p>LETRAS / LINGUÍSTICA <text:s text:c="29"/></text:p>
          </table:table-cell>
          <table:table-cell office:value-type="string">
            <text:p>Argumento (Jundia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253</text:p>
          </table:table-cell>
          <table:table-cell office:value-type="string">
            <text:p>LETRAS / LINGUÍSTICA <text:s text:c="29"/></text:p>
          </table:table-cell>
          <table:table-cell office:value-type="string">
            <text:p>Ariane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LETRAS / LINGUÍSTICA <text:s text:c="29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26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pélag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244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vo e Administr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053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vo Maaravi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59X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vos do Mu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72</text:p>
          </table:table-cell>
          <table:table-cell office:value-type="string">
            <text:p>LETRAS / LINGUÍSTICA <text:s text:c="29"/></text:p>
          </table:table-cell>
          <table:table-cell office:value-type="string">
            <text:p>Arquivos FO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320</text:p>
          </table:table-cell>
          <table:table-cell office:value-type="string">
            <text:p>LETRAS / LINGUÍSTICA <text:s text:c="29"/></text:p>
          </table:table-cell>
          <table:table-cell office:value-type="string">
            <text:p>ARS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LETRAS / LINGUÍSTICA <text:s text:c="29"/></text:p>
          </table:table-cell>
          <table:table-cell office:value-type="string">
            <text:p>Art&amp;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463</text:p>
          </table:table-cell>
          <table:table-cell office:value-type="string">
            <text:p>LETRAS / LINGUÍSTICA <text:s text:c="29"/></text:p>
          </table:table-cell>
          <table:table-cell office:value-type="string">
            <text:p>ARTCIENCIA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LETRAS / LINGUÍSTICA <text:s text:c="29"/></text:p>
          </table:table-cell>
          <table:table-cell office:value-type="string">
            <text:p>ArtCultura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249</text:p>
          </table:table-cell>
          <table:table-cell office:value-type="string">
            <text:p>LETRAS / LINGUÍSTICA <text:s text:c="29"/></text:p>
          </table:table-cell>
          <table:table-cell office:value-type="string">
            <text:p>Artefacto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LETRAS / LINGUÍSTICA <text:s text:c="29"/></text:p>
          </table:table-cell>
          <table:table-cell office:value-type="string">
            <text:p>Artefilosofia (UFO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59</text:p>
          </table:table-cell>
          <table:table-cell office:value-type="string">
            <text:p>LETRAS / LINGUÍSTICA <text:s text:c="29"/></text:p>
          </table:table-cell>
          <table:table-cell office:value-type="string">
            <text:p>Arteira: Revista de Psicaná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56X</text:p>
          </table:table-cell>
          <table:table-cell office:value-type="string">
            <text:p>LETRAS / LINGUÍSTICA <text:s text:c="29"/></text:p>
          </table:table-cell>
          <table:table-cell office:value-type="string">
            <text:p>ArteSESC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378X</text:p>
          </table:table-cell>
          <table:table-cell office:value-type="string">
            <text:p>LETRAS / LINGUÍSTICA <text:s text:c="29"/></text:p>
          </table:table-cell>
          <table:table-cell office:value-type="string">
            <text:p>Artifara (Torin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As Ciências do Léxico: lexicologia, Lexicografia, Terminologia.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857</text:p>
          </table:table-cell>
          <table:table-cell office:value-type="string">
            <text:p>LETRAS / LINGUÍSTICA <text:s text:c="29"/></text:p>
          </table:table-cell>
          <table:table-cell office:value-type="string">
            <text:p>Asa-Palavra (Brumadinh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LETRAS / LINGUÍSTICA <text:s text:c="29"/></text:p>
          </table:table-cell>
          <table:table-cell office:value-type="string">
            <text:p>Asas da Palavra (UNA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7515</text:p>
          </table:table-cell>
          <table:table-cell office:value-type="string">
            <text:p>LETRAS / LINGUÍSTICA <text:s text:c="29"/></text:p>
          </table:table-cell>
          <table:table-cell office:value-type="string">
            <text:p>Astrolabio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4-1804</text:p>
          </table:table-cell>
          <table:table-cell office:value-type="string">
            <text:p>LETRAS / LINGUÍSTICA <text:s text:c="29"/></text:p>
          </table:table-cell>
          <table:table-cell office:value-type="string">
            <text:p>Atelier de Tradu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LETRAS / LINGUÍSTICA <text:s text:c="29"/></text:p>
          </table:table-cell>
          <table:table-cell office:value-type="string">
            <text:p>Athenea Dig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11</text:p>
          </table:table-cell>
          <table:table-cell office:value-type="string">
            <text:p>LETRAS / LINGUÍSTICA <text:s text:c="29"/></text:p>
          </table:table-cell>
          <table:table-cell office:value-type="string">
            <text:p>Athos &amp; Eth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20</text:p>
          </table:table-cell>
          <table:table-cell office:value-type="string">
            <text:p>LETRAS / LINGUÍSTICA <text:s text:c="29"/></text:p>
          </table:table-cell>
          <table:table-cell office:value-type="string">
            <text:p>Atitud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72</text:p>
          </table:table-cell>
          <table:table-cell office:value-type="string">
            <text:p>LETRAS / LINGUÍSTICA <text:s text:c="29"/></text:p>
          </table:table-cell>
          <table:table-cell office:value-type="string">
            <text:p>Aurora (PUC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5-0640</text:p>
          </table:table-cell>
          <table:table-cell office:value-type="string">
            <text:p>LETRAS / LINGUÍSTICA <text:s text:c="29"/></text:p>
          </table:table-cell>
          <table:table-cell office:value-type="string">
            <text:p>Australian Review of Applied Linguis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LETRAS / LINGUÍSTICA <text:s text:c="29"/></text:p>
          </table:table-cell>
          <table:table-cell office:value-type="string">
            <text:p>Avaliação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30</text:p>
          </table:table-cell>
          <table:table-cell office:value-type="string">
            <text:p>LETRAS / LINGUÍSTICA <text:s text:c="29"/></text:p>
          </table:table-cell>
          <table:table-cell office:value-type="string">
            <text:p>Ave Palavra (UNEMA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62</text:p>
          </table:table-cell>
          <table:table-cell office:value-type="string">
            <text:p>LETRAS / LINGUÍSTICA <text:s text:c="29"/></text:p>
          </table:table-cell>
          <table:table-cell office:value-type="string">
            <text:p>Avesso do Avesso (Araçatu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6-6170</text:p>
          </table:table-cell>
          <table:table-cell office:value-type="string">
            <text:p>LETRAS / LINGUÍSTICA <text:s text:c="29"/></text:p>
          </table:table-cell>
          <table:table-cell office:value-type="string">
            <text:p>Bacyyelmo: Letras, Imágenes, Cre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473</text:p>
          </table:table-cell>
          <table:table-cell office:value-type="string">
            <text:p>LETRAS / LINGUÍSTICA <text:s text:c="29"/></text:p>
          </table:table-cell>
          <table:table-cell office:value-type="string">
            <text:p>Baleia na Rede (UNESP. Mar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22</text:p>
          </table:table-cell>
          <table:table-cell office:value-type="string">
            <text:p>LETRAS / LINGUÍSTICA <text:s text:c="29"/></text:p>
          </table:table-cell>
          <table:table-cell office:value-type="string">
            <text:p>Barbarói (UNIS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7301</text:p>
          </table:table-cell>
          <table:table-cell office:value-type="string">
            <text:p>LETRAS / LINGUÍSTICA <text:s text:c="29"/></text:p>
          </table:table-cell>
          <table:table-cell office:value-type="string">
            <text:p>Behindertenpadagogik (Giess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0X</text:p>
          </table:table-cell>
          <table:table-cell office:value-type="string">
            <text:p>LETRAS / LINGUÍSTICA <text:s text:c="29"/></text:p>
          </table:table-cell>
          <table:table-cell office:value-type="string">
            <text:p>Berggasse19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4730</text:p>
          </table:table-cell>
          <table:table-cell office:value-type="string">
            <text:p>LETRAS / LINGUÍSTICA <text:s text:c="29"/></text:p>
          </table:table-cell>
          <table:table-cell office:value-type="string">
            <text:p>Biblios (Li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66</text:p>
          </table:table-cell>
          <table:table-cell office:value-type="string">
            <text:p>LETRAS / LINGUÍSTICA <text:s text:c="29"/></text:p>
          </table:table-cell>
          <table:table-cell office:value-type="string">
            <text:p>Biblioteca Entre Livr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12</text:p>
          </table:table-cell>
          <table:table-cell office:value-type="string">
            <text:p>LETRAS / LINGUÍSTICA <text:s text:c="29"/></text:p>
          </table:table-cell>
          <table:table-cell office:value-type="string">
            <text:p>Biblos (Coimbr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88</text:p>
          </table:table-cell>
          <table:table-cell office:value-type="string">
            <text:p>LETRAS / LINGUÍSTICA <text:s text:c="29"/></text:p>
          </table:table-cell>
          <table:table-cell office:value-type="string">
            <text:p>Biblos (Ri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LETRAS / LINGUÍSTICA <text:s text:c="29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3417</text:p>
          </table:table-cell>
          <table:table-cell office:value-type="string">
            <text:p>LETRAS / LINGUÍSTICA <text:s text:c="29"/></text:p>
          </table:table-cell>
          <table:table-cell office:value-type="string">
            <text:p>Bio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LETRAS / LINGUÍSTICA <text:s text:c="29"/></text:p>
          </table:table-cell>
          <table:table-cell office:value-type="string">
            <text:p>Blumenau em Cader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LETRAS / LINGUÍSTICA <text:s text:c="29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04</text:p>
          </table:table-cell>
          <table:table-cell office:value-type="string">
            <text:p>LETRAS / LINGUÍSTICA <text:s text:c="29"/></text:p>
          </table:table-cell>
          <table:table-cell office:value-type="string">
            <text:p>Boitatá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34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(Centro de Estudos Portugueses, Faculdade de Letras da UFMG) (Cessou em 2000. Cont. ISSN 1676-515X Revista do Centro de Estudos Portugueses (UFMG. 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65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- Centro de Estudos Portugueses Jorge de S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1921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Centro de Estudos Regi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284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de Pesquisa NELIC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93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do CP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6380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do Museu Paraense Emilio Goeld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105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Inter-Cultur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84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im Tempo Presente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117</text:p>
          </table:table-cell>
          <table:table-cell office:value-type="string">
            <text:p>LETRAS / LINGUÍSTICA <text:s text:c="29"/></text:p>
          </table:table-cell>
          <table:table-cell office:value-type="string">
            <text:p>Boletín Galego de Litera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1836</text:p>
          </table:table-cell>
          <table:table-cell office:value-type="string">
            <text:p>LETRAS / LINGUÍSTICA <text:s text:c="29"/></text:p>
          </table:table-cell>
          <table:table-cell office:value-type="string">
            <text:p>Bollettino dell'Atlante Linguistico Italiano (197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626</text:p>
          </table:table-cell>
          <table:table-cell office:value-type="string">
            <text:p>LETRAS / LINGUÍSTICA <text:s text:c="29"/></text:p>
          </table:table-cell>
          <table:table-cell office:value-type="string">
            <text:p>Brain and 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934X</text:p>
          </table:table-cell>
          <table:table-cell office:value-type="string">
            <text:p>LETRAS / LINGUÍSTICA <text:s text:c="29"/></text:p>
          </table:table-cell>
          <table:table-cell office:value-type="string">
            <text:p>Brain and Langua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1X</text:p>
          </table:table-cell>
          <table:table-cell office:value-type="string">
            <text:p>LETRAS / LINGUÍSTICA <text:s text:c="29"/></text:p>
          </table:table-cell>
          <table:table-cell office:value-type="string">
            <text:p>Brasil (Porto Alegr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6-203X</text:p>
          </table:table-cell>
          <table:table-cell office:value-type="string">
            <text:p>LETRAS / LINGUÍSTICA <text:s text:c="29"/></text:p>
          </table:table-cell>
          <table:table-cell office:value-type="string">
            <text:p>Brasil-Euro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53</text:p>
          </table:table-cell>
          <table:table-cell office:value-type="string">
            <text:p>LETRAS / LINGUÍSTICA <text:s text:c="29"/></text:p>
          </table:table-cell>
          <table:table-cell office:value-type="string">
            <text:p>Brathai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2X</text:p>
          </table:table-cell>
          <table:table-cell office:value-type="string">
            <text:p>LETRAS / LINGUÍSTICA <text:s text:c="29"/></text:p>
          </table:table-cell>
          <table:table-cell office:value-type="string">
            <text:p>Braz-Tesol Newslette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LETRAS / LINGUÍSTICA <text:s text:c="2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527</text:p>
          </table:table-cell>
          <table:table-cell office:value-type="string">
            <text:p>LETRAS / LINGUÍSTICA <text:s text:c="29"/></text:p>
          </table:table-cell>
          <table:table-cell office:value-type="string">
            <text:p>British Journal of Educational Studi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3820</text:p>
          </table:table-cell>
          <table:table-cell office:value-type="string">
            <text:p>LETRAS / LINGUÍSTICA <text:s text:c="29"/></text:p>
          </table:table-cell>
          <table:table-cell office:value-type="string">
            <text:p>Bulletin of Spanish Studies (2002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2138</text:p>
          </table:table-cell>
          <table:table-cell office:value-type="string">
            <text:p>LETRAS / LINGUÍSTICA <text:s text:c="29"/></text:p>
          </table:table-cell>
          <table:table-cell office:value-type="string">
            <text:p>Byzantion Nea Hell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3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CE. Caderno de Currículo e Ensi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6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54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Debates Plural (Cessou em 2001. Cont. ISSN 1678-7331 Revista de Psicologia Plur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75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Discussão do Centro de Pesquisas Sociossemiót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3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50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Id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7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Letras (UFP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1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Literatura e Cultura Rus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20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Pesquisa (São Caetano do Sul) (Cessou em 2005. Cont. ISSN 1809-1644 Caderno de Gestão &amp; Regionalida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544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Resumos - Seminário de Pesquisa ... Seminário de Inici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8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de Resumos do ENI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8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Espaço Feminino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3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Fênix Ciência (UNEMA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9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Seminal (UERJ) (Cessou em 2003. Cont. ISSN 1806-9142 Caderno Seminal Digit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 Seminal Digital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9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- Associação dos Orientadores Educacionais do R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9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Arquivo Edgard Leuenroth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Camillian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CEDE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63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CENP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20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CESPUC de Pesquisa. Série Ensai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0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a AB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0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a Escola de Educação da Uni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32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a ESTE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Educaç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Educação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Educação Escolar Indíg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75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Estudos e Pesquisas (Universidade Salgado Oliv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6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Estudos Linguísticos (UNICAM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23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etras (UF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3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etras da UF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7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íngua e Literatura Hebra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1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íngua Portugu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1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inguagem e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2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iteratura Brasileir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11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iteratura Compar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7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iteratura e Diversidade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5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Literatura em Trad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48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edagogia (Patos de M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40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esquisa do CDHI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37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esquisas em Linguística (PUC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5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esquisas em Liter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16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ós Graduação em Letr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5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Psicanálise (Rio de Janeiro. 1982) (Cessou em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4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Qualificaçõe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7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Tradução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6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e Tradução (UFSC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4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Aplicação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CEAM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8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CE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10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Centro de Pesquisas Literárias da PUCRS (Cessou em 2006. Cont. ISSN 1982-8853 Cadernos de Pesquisas em Literatu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CEOM (UNO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CNLF (CiFEF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8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IL (UFRG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31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do Programa de Pós-Graduação em Letras da FUR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EBAPE.BR (FGV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49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FAFIRE (Recife) (Cessou em 2006. Cont. 1982-5854 Revista FAFIRE (Recife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61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FA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IHU (UNISIN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IHU Idéias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0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La Salle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3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Literários (FUR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7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Neolatinos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12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Olin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LETRAS / LINGUÍSTICA <text:s text:c="29"/></text:p>
          </table:table-cell>
          <table:table-cell office:value-type="string">
            <text:p>Cadernos Saúde Coletiv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LETRAS / LINGUÍSTICA <text:s text:c="29"/></text:p>
          </table:table-cell>
          <table:table-cell office:value-type="string">
            <text:p>Caesura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8-0325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 - Centre de Recherche sur les Pays Lusopho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871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de Lexicologie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du Brésil Contempor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5-4838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du CEMIA. Hors-Sér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1505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du Français Contemporain (Cessou em 2005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8-516X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Ferdinand de Sauss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3-6806</text:p>
          </table:table-cell>
          <table:table-cell office:value-type="string">
            <text:p>LETRAS / LINGUÍSTICA <text:s text:c="29"/></text:p>
          </table:table-cell>
          <table:table-cell office:value-type="string">
            <text:p>Cahiers Robins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11</text:p>
          </table:table-cell>
          <table:table-cell office:value-type="string">
            <text:p>LETRAS / LINGUÍSTICA <text:s text:c="29"/></text:p>
          </table:table-cell>
          <table:table-cell office:value-type="string">
            <text:p>Caliban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40</text:p>
          </table:table-cell>
          <table:table-cell office:value-type="string">
            <text:p>LETRAS / LINGUÍSTICA <text:s text:c="29"/></text:p>
          </table:table-cell>
          <table:table-cell office:value-type="string">
            <text:p>Calidoscópio (UNISINO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LETRAS / LINGUÍSTICA <text:s text:c="29"/></text:p>
          </table:table-cell>
          <table:table-cell office:value-type="string">
            <text:p>Caligrama (ECA/U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78</text:p>
          </table:table-cell>
          <table:table-cell office:value-type="string">
            <text:p>LETRAS / LINGUÍSTICA <text:s text:c="29"/></text:p>
          </table:table-cell>
          <table:table-cell office:value-type="string">
            <text:p>Caligrama (UF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521</text:p>
          </table:table-cell>
          <table:table-cell office:value-type="string">
            <text:p>LETRAS / LINGUÍSTICA <text:s text:c="29"/></text:p>
          </table:table-cell>
          <table:table-cell office:value-type="string">
            <text:p>Calíope (UFRJ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280</text:p>
          </table:table-cell>
          <table:table-cell office:value-type="string">
            <text:p>LETRAS / LINGUÍSTICA <text:s text:c="29"/></text:p>
          </table:table-cell>
          <table:table-cell office:value-type="string">
            <text:p>Call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18</text:p>
          </table:table-cell>
          <table:table-cell office:value-type="string">
            <text:p>LETRAS / LINGUÍSTICA <text:s text:c="29"/></text:p>
          </table:table-cell>
          <table:table-cell office:value-type="string">
            <text:p>Caminhando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68</text:p>
          </table:table-cell>
          <table:table-cell office:value-type="string">
            <text:p>LETRAS / LINGUÍSTICA <text:s text:c="29"/></text:p>
          </table:table-cell>
          <table:table-cell office:value-type="string">
            <text:p>Canada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LETRAS / LINGUÍSTICA <text:s text:c="29"/></text:p>
          </table:table-cell>
          <table:table-cell office:value-type="string">
            <text:p>Candelá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LETRAS / LINGUÍSTICA <text:s text:c="29"/></text:p>
          </table:table-cell>
          <table:table-cell office:value-type="string">
            <text:p>Caravelle (Toulou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12</text:p>
          </table:table-cell>
          <table:table-cell office:value-type="string">
            <text:p>LETRAS / LINGUÍSTICA <text:s text:c="29"/></text:p>
          </table:table-cell>
          <table:table-cell office:value-type="string">
            <text:p>Carta Capital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04</text:p>
          </table:table-cell>
          <table:table-cell office:value-type="string">
            <text:p>LETRAS / LINGUÍSTICA <text:s text:c="29"/></text:p>
          </table:table-cell>
          <table:table-cell office:value-type="string">
            <text:p>CASA (Araraquar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57</text:p>
          </table:table-cell>
          <table:table-cell office:value-type="string">
            <text:p>LETRAS / LINGUÍSTICA <text:s text:c="29"/></text:p>
          </table:table-cell>
          <table:table-cell office:value-type="string">
            <text:p>Casa de las Améric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45</text:p>
          </table:table-cell>
          <table:table-cell office:value-type="string">
            <text:p>LETRAS / LINGUÍSTICA <text:s text:c="29"/></text:p>
          </table:table-cell>
          <table:table-cell office:value-type="string">
            <text:p>Casepel. Cadernos do Seminário Permanente de Estudos Literár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59</text:p>
          </table:table-cell>
          <table:table-cell office:value-type="string">
            <text:p>LETRAS / LINGUÍSTICA <text:s text:c="29"/></text:p>
          </table:table-cell>
          <table:table-cell office:value-type="string">
            <text:p>Cátedra de Artes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410</text:p>
          </table:table-cell>
          <table:table-cell office:value-type="string">
            <text:p>LETRAS / LINGUÍSTICA <text:s text:c="29"/></text:p>
          </table:table-cell>
          <table:table-cell office:value-type="string">
            <text:p>Cauce (Sevill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2-6512</text:p>
          </table:table-cell>
          <table:table-cell office:value-type="string">
            <text:p>LETRAS / LINGUÍSTICA <text:s text:c="29"/></text:p>
          </table:table-cell>
          <table:table-cell office:value-type="string">
            <text:p>Censive (Université de Nant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18</text:p>
          </table:table-cell>
          <table:table-cell office:value-type="string">
            <text:p>LETRAS / LINGUÍSTICA <text:s text:c="29"/></text:p>
          </table:table-cell>
          <table:table-cell office:value-type="string">
            <text:p>Cepex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LETRAS / LINGUÍSTICA <text:s text:c="29"/></text:p>
          </table:table-cell>
          <table:table-cell office:value-type="string">
            <text:p>Cerrados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09</text:p>
          </table:table-cell>
          <table:table-cell office:value-type="string">
            <text:p>LETRAS / LINGUÍSTICA <text:s text:c="29"/></text:p>
          </table:table-cell>
          <table:table-cell office:value-type="string">
            <text:p>CES Revista (CES/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973</text:p>
          </table:table-cell>
          <table:table-cell office:value-type="string">
            <text:p>LETRAS / LINGUÍSTICA <text:s text:c="29"/></text:p>
          </table:table-cell>
          <table:table-cell office:value-type="string">
            <text:p>Chasqui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9890</text:p>
          </table:table-cell>
          <table:table-cell office:value-type="string">
            <text:p>LETRAS / LINGUÍSTICA <text:s text:c="29"/></text:p>
          </table:table-cell>
          <table:table-cell office:value-type="string">
            <text:p>Chemins de Form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80</text:p>
          </table:table-cell>
          <table:table-cell office:value-type="string">
            <text:p>LETRAS / LINGUÍSTICA <text:s text:c="29"/></text:p>
          </table:table-cell>
          <table:table-cell office:value-type="string">
            <text:p>Chronos (Caxias do Sul) (Cessou em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17</text:p>
          </table:table-cell>
          <table:table-cell office:value-type="string">
            <text:p>LETRAS / LINGUÍSTICA <text:s text:c="29"/></text:p>
          </table:table-cell>
          <table:table-cell office:value-type="string">
            <text:p>Ciberlegenda (UFF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88</text:p>
          </table:table-cell>
          <table:table-cell office:value-type="string">
            <text:p>LETRAS / LINGUÍSTICA <text:s text:c="29"/></text:p>
          </table:table-cell>
          <table:table-cell office:value-type="string">
            <text:p>Ciberteologia (São Paulo. Edição em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4X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&amp; Conhec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685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&amp; Trõp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e Cultu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14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em Mo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s &amp; Letras (FAP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s Sociais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LETRAS / LINGUÍSTICA <text:s text:c="29"/></text:p>
          </table:table-cell>
          <table:table-cell office:value-type="string">
            <text:p>Ciências Sociais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135</text:p>
          </table:table-cell>
          <table:table-cell office:value-type="string">
            <text:p>LETRAS / LINGUÍSTICA <text:s text:c="29"/></text:p>
          </table:table-cell>
          <table:table-cell office:value-type="string">
            <text:p>Cinemais (UEN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4737</text:p>
          </table:table-cell>
          <table:table-cell office:value-type="string">
            <text:p>LETRAS / LINGUÍSTICA <text:s text:c="29"/></text:p>
          </table:table-cell>
          <table:table-cell office:value-type="string">
            <text:p>Círculo de Lingüística Aplicada a la Comuni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51</text:p>
          </table:table-cell>
          <table:table-cell office:value-type="string">
            <text:p>LETRAS / LINGUÍSTICA <text:s text:c="29"/></text:p>
          </table:table-cell>
          <table:table-cell office:value-type="string">
            <text:p>Circumscribere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821</text:p>
          </table:table-cell>
          <table:table-cell office:value-type="string">
            <text:p>LETRAS / LINGUÍSTICA <text:s text:c="29"/></text:p>
          </table:table-cell>
          <table:table-cell office:value-type="string">
            <text:p>Claretiano (Batata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43</text:p>
          </table:table-cell>
          <table:table-cell office:value-type="string">
            <text:p>LETRAS / LINGUÍSTICA <text:s text:c="29"/></text:p>
          </table:table-cell>
          <table:table-cell office:value-type="string">
            <text:p>Clarita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16</text:p>
          </table:table-cell>
          <table:table-cell office:value-type="string">
            <text:p>LETRAS / LINGUÍSTICA <text:s text:c="29"/></text:p>
          </table:table-cell>
          <table:table-cell office:value-type="string">
            <text:p>Classica (Sao Pau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388</text:p>
          </table:table-cell>
          <table:table-cell office:value-type="string">
            <text:p>LETRAS / LINGUÍSTICA <text:s text:c="29"/></text:p>
          </table:table-cell>
          <table:table-cell office:value-type="string">
            <text:p>Classical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206</text:p>
          </table:table-cell>
          <table:table-cell office:value-type="string">
            <text:p>LETRAS / LINGUÍSTICA <text:s text:c="29"/></text:p>
          </table:table-cell>
          <table:table-cell office:value-type="string">
            <text:p>Clinical Linguistics &amp; Pho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LETRAS / LINGUÍSTICA <text:s text:c="29"/></text:p>
          </table:table-cell>
          <table:table-cell office:value-type="string">
            <text:p>Cognitio-Estudos (PUC-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LETRAS / LINGUÍSTICA <text:s text:c="29"/></text:p>
          </table:table-cell>
          <table:table-cell office:value-type="string">
            <text:p>Colabor@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33</text:p>
          </table:table-cell>
          <table:table-cell office:value-type="string">
            <text:p>LETRAS / LINGUÍSTICA <text:s text:c="29"/></text:p>
          </table:table-cell>
          <table:table-cell office:value-type="string">
            <text:p>Coleção Multitex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91</text:p>
          </table:table-cell>
          <table:table-cell office:value-type="string">
            <text:p>LETRAS / LINGUÍSTICA <text:s text:c="29"/></text:p>
          </table:table-cell>
          <table:table-cell office:value-type="string">
            <text:p>Colof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4641</text:p>
          </table:table-cell>
          <table:table-cell office:value-type="string">
            <text:p>LETRAS / LINGUÍSTICA <text:s text:c="29"/></text:p>
          </table:table-cell>
          <table:table-cell office:value-type="string">
            <text:p>Colombian Applied Linguistics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1451</text:p>
          </table:table-cell>
          <table:table-cell office:value-type="string">
            <text:p>LETRAS / LINGUÍSTICA <text:s text:c="29"/></text:p>
          </table:table-cell>
          <table:table-cell office:value-type="string">
            <text:p>Colóquio. Letr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LETRAS / LINGUÍSTICA <text:s text:c="29"/></text:p>
          </table:table-cell>
          <table:table-cell office:value-type="string">
            <text:p>ComCiênci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LETRAS / LINGUÍSTICA <text:s text:c="29"/></text:p>
          </table:table-cell>
          <table:table-cell office:value-type="string">
            <text:p>Communicar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8-781X</text:p>
          </table:table-cell>
          <table:table-cell office:value-type="string">
            <text:p>LETRAS / LINGUÍSTICA <text:s text:c="29"/></text:p>
          </table:table-cell>
          <table:table-cell office:value-type="string">
            <text:p>Communio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42</text:p>
          </table:table-cell>
          <table:table-cell office:value-type="string">
            <text:p>LETRAS / LINGUÍSTICA <text:s text:c="29"/></text:p>
          </table:table-cell>
          <table:table-cell office:value-type="string">
            <text:p>Communi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700</text:p>
          </table:table-cell>
          <table:table-cell office:value-type="string">
            <text:p>LETRAS / LINGUÍSTICA <text:s text:c="29"/></text:p>
          </table:table-cell>
          <table:table-cell office:value-type="string">
            <text:p>Comparative American Studi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89</text:p>
          </table:table-cell>
          <table:table-cell office:value-type="string">
            <text:p>LETRAS / LINGUÍSTICA <text:s text:c="29"/></text:p>
          </table:table-cell>
          <table:table-cell office:value-type="string">
            <text:p>Complexus (Coronel Fabrician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LETRAS / LINGUÍSTICA <text:s text:c="29"/></text:p>
          </table:table-cell>
          <table:table-cell office:value-type="string">
            <text:p>Comum (FAC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877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&amp; Cultur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42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&amp; Informação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&amp; Ino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&amp;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cao e Educaca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46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 e Espaço Público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536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ção: Veredas (UNIM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42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c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22X</text:p>
          </table:table-cell>
          <table:table-cell office:value-type="string">
            <text:p>LETRAS / LINGUÍSTICA <text:s text:c="29"/></text:p>
          </table:table-cell>
          <table:table-cell office:value-type="string">
            <text:p>Comunità Ital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LETRAS / LINGUÍSTICA <text:s text:c="29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LETRAS / LINGUÍSTICA <text:s text:c="29"/></text:p>
          </table:table-cell>
          <table:table-cell office:value-type="string">
            <text:p>Concinnitas (Rio de Janei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LETRAS / LINGUÍSTICA <text:s text:c="29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32X</text:p>
          </table:table-cell>
          <table:table-cell office:value-type="string">
            <text:p>LETRAS / LINGUÍSTICA <text:s text:c="29"/></text:p>
          </table:table-cell>
          <table:table-cell office:value-type="string">
            <text:p>Conexão Letr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03</text:p>
          </table:table-cell>
          <table:table-cell office:value-type="string">
            <text:p>LETRAS / LINGUÍSTICA <text:s text:c="29"/></text:p>
          </table:table-cell>
          <table:table-cell office:value-type="string">
            <text:p>Confluência (Rio de Janeir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LETRAS / LINGUÍSTICA <text:s text:c="29"/></text:p>
          </table:table-cell>
          <table:table-cell office:value-type="string">
            <text:p>Confra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Congresso Internacional da SIPLE "O Português como nova língua: visões contemporâneas de acesso"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57</text:p>
          </table:table-cell>
          <table:table-cell office:value-type="string">
            <text:p>LETRAS / LINGUÍSTICA <text:s text:c="29"/></text:p>
          </table:table-cell>
          <table:table-cell office:value-type="string">
            <text:p>Conjectura: Filosofia e Educação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ConNotas, Revista de crítica y teoría litera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64</text:p>
          </table:table-cell>
          <table:table-cell office:value-type="string">
            <text:p>LETRAS / LINGUÍSTICA <text:s text:c="29"/></text:p>
          </table:table-cell>
          <table:table-cell office:value-type="string">
            <text:p>Consciência (FACEP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193</text:p>
          </table:table-cell>
          <table:table-cell office:value-type="string">
            <text:p>LETRAS / LINGUÍSTICA <text:s text:c="29"/></text:p>
          </table:table-cell>
          <table:table-cell office:value-type="string">
            <text:p>Consciousness, Literature &amp; the A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5648</text:p>
          </table:table-cell>
          <table:table-cell office:value-type="string">
            <text:p>LETRAS / LINGUÍSTICA <text:s text:c="29"/></text:p>
          </table:table-cell>
          <table:table-cell office:value-type="string">
            <text:p>Consciousness, Literature and the Arts (Aberystwyt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69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mporanea (Salvad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86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mporanea (UFB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9453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xto (San Cristób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44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xto (UF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828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xtos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85</text:p>
          </table:table-cell>
          <table:table-cell office:value-type="string">
            <text:p>LETRAS / LINGUÍSTICA <text:s text:c="29"/></text:p>
          </table:table-cell>
          <table:table-cell office:value-type="string">
            <text:p>Contextu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558</text:p>
          </table:table-cell>
          <table:table-cell office:value-type="string">
            <text:p>LETRAS / LINGUÍSTICA <text:s text:c="29"/></text:p>
          </table:table-cell>
          <table:table-cell office:value-type="string">
            <text:p>Continente Multi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89</text:p>
          </table:table-cell>
          <table:table-cell office:value-type="string">
            <text:p>LETRAS / LINGUÍSTICA <text:s text:c="29"/></text:p>
          </table:table-cell>
          <table:table-cell office:value-type="string">
            <text:p>Contingentia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LETRAS / LINGUÍSTICA <text:s text:c="29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Contrapu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81</text:p>
          </table:table-cell>
          <table:table-cell office:value-type="string">
            <text:p>LETRAS / LINGUÍSTICA <text:s text:c="29"/></text:p>
          </table:table-cell>
          <table:table-cell office:value-type="string">
            <text:p>Convergência Lusí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337</text:p>
          </table:table-cell>
          <table:table-cell office:value-type="string">
            <text:p>LETRAS / LINGUÍSTICA <text:s text:c="29"/></text:p>
          </table:table-cell>
          <table:table-cell office:value-type="string">
            <text:p>Correio da APPO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44</text:p>
          </table:table-cell>
          <table:table-cell office:value-type="string">
            <text:p>LETRAS / LINGUÍSTICA <text:s text:c="29"/></text:p>
          </table:table-cell>
          <table:table-cell office:value-type="string">
            <text:p>Correlati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9-9780</text:p>
          </table:table-cell>
          <table:table-cell office:value-type="string">
            <text:p>LETRAS / LINGUÍSTICA <text:s text:c="29"/></text:p>
          </table:table-cell>
          <table:table-cell office:value-type="string">
            <text:p>Cosmica (Kyoto. 1971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23</text:p>
          </table:table-cell>
          <table:table-cell office:value-type="string">
            <text:p>LETRAS / LINGUÍSTICA <text:s text:c="29"/></text:p>
          </table:table-cell>
          <table:table-cell office:value-type="string">
            <text:p>Coyot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LETRAS / LINGUÍSTICA <text:s text:c="29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33</text:p>
          </table:table-cell>
          <table:table-cell office:value-type="string">
            <text:p>LETRAS / LINGUÍSTICA <text:s text:c="29"/></text:p>
          </table:table-cell>
          <table:table-cell office:value-type="string">
            <text:p>Crátilo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7611</text:p>
          </table:table-cell>
          <table:table-cell office:value-type="string">
            <text:p>LETRAS / LINGUÍSTICA <text:s text:c="29"/></text:p>
          </table:table-cell>
          <table:table-cell office:value-type="string">
            <text:p>Crisol (Nanter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654</text:p>
          </table:table-cell>
          <table:table-cell office:value-type="string">
            <text:p>LETRAS / LINGUÍSTICA <text:s text:c="29"/></text:p>
          </table:table-cell>
          <table:table-cell office:value-type="string">
            <text:p>Crispim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7X</text:p>
          </table:table-cell>
          <table:table-cell office:value-type="string">
            <text:p>LETRAS / LINGUÍSTICA <text:s text:c="29"/></text:p>
          </table:table-cell>
          <table:table-cell office:value-type="string">
            <text:p>Crítica &amp; Compan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93</text:p>
          </table:table-cell>
          <table:table-cell office:value-type="string">
            <text:p>LETRAS / LINGUÍSTICA <text:s text:c="29"/></text:p>
          </table:table-cell>
          <table:table-cell office:value-type="string">
            <text:p>Crítica Cul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LETRAS / LINGUÍSTICA <text:s text:c="29"/></text:p>
          </table:table-cell>
          <table:table-cell office:value-type="string">
            <text:p>Critica Marxist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55</text:p>
          </table:table-cell>
          <table:table-cell office:value-type="string">
            <text:p>LETRAS / LINGUÍSTICA <text:s text:c="29"/></text:p>
          </table:table-cell>
          <table:table-cell office:value-type="string">
            <text:p>Crítica Soci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5904</text:p>
          </table:table-cell>
          <table:table-cell office:value-type="string">
            <text:p>LETRAS / LINGUÍSTICA <text:s text:c="29"/></text:p>
          </table:table-cell>
          <table:table-cell office:value-type="string">
            <text:p>Critical Discourse Studi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0873</text:p>
          </table:table-cell>
          <table:table-cell office:value-type="string">
            <text:p>LETRAS / LINGUÍSTICA <text:s text:c="29"/></text:p>
          </table:table-cell>
          <table:table-cell office:value-type="string">
            <text:p>Critical Litera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LETRAS / LINGUÍSTICA <text:s text:c="29"/></text:p>
          </table:table-cell>
          <table:table-cell office:value-type="string">
            <text:p>Cronos (Natal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53</text:p>
          </table:table-cell>
          <table:table-cell office:value-type="string">
            <text:p>LETRAS / LINGUÍSTICA <text:s text:c="29"/></text:p>
          </table:table-cell>
          <table:table-cell office:value-type="string">
            <text:p>Crop (FFLCH/USP)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3-878X</text:p>
          </table:table-cell>
          <table:table-cell office:value-type="string">
            <text:p>LETRAS / LINGUÍSTICA <text:s text:c="29"/></text:p>
          </table:table-cell>
          <table:table-cell office:value-type="string">
            <text:p>Crossroads (St. Lucia, Ql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578X</text:p>
          </table:table-cell>
          <table:table-cell office:value-type="string">
            <text:p>LETRAS / LINGUÍSTICA <text:s text:c="29"/></text:p>
          </table:table-cell>
          <table:table-cell office:value-type="string">
            <text:p>CTIS Occasional Pap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7267</text:p>
          </table:table-cell>
          <table:table-cell office:value-type="string">
            <text:p>LETRAS / LINGUÍSTICA <text:s text:c="29"/></text:p>
          </table:table-cell>
          <table:table-cell office:value-type="string">
            <text:p>Cuadernos de Linguístic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8283</text:p>
          </table:table-cell>
          <table:table-cell office:value-type="string">
            <text:p>LETRAS / LINGUÍSTICA <text:s text:c="29"/></text:p>
          </table:table-cell>
          <table:table-cell office:value-type="string">
            <text:p>Cuadernos Literari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LETRAS / LINGUÍSTICA <text:s text:c="29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8X</text:p>
          </table:table-cell>
          <table:table-cell office:value-type="string">
            <text:p>LETRAS / LINGUÍSTICA <text:s text:c="29"/></text:p>
          </table:table-cell>
          <table:table-cell office:value-type="string">
            <text:p>Cultivar Grandes Cul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11</text:p>
          </table:table-cell>
          <table:table-cell office:value-type="string">
            <text:p>LETRAS / LINGUÍSTICA <text:s text:c="29"/></text:p>
          </table:table-cell>
          <table:table-cell office:value-type="string">
            <text:p>Cultura Cr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3X</text:p>
          </table:table-cell>
          <table:table-cell office:value-type="string">
            <text:p>LETRAS / LINGUÍSTICA <text:s text:c="29"/></text:p>
          </table:table-cell>
          <table:table-cell office:value-type="string">
            <text:p>Cultura Visu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LETRAS / LINGUÍSTICA <text:s text:c="29"/></text:p>
          </table:table-cell>
          <table:table-cell office:value-type="string">
            <text:p>Cultura Voz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65</text:p>
          </table:table-cell>
          <table:table-cell office:value-type="string">
            <text:p>LETRAS / LINGUÍSTICA <text:s text:c="29"/></text:p>
          </table:table-cell>
          <table:table-cell office:value-type="string">
            <text:p>Cultura, Fronteiras e Desenvolvimento Regional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371</text:p>
          </table:table-cell>
          <table:table-cell office:value-type="string">
            <text:p>LETRAS / LINGUÍSTICA <text:s text:c="29"/></text:p>
          </table:table-cell>
          <table:table-cell office:value-type="string">
            <text:p>Cultural Critiqu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95</text:p>
          </table:table-cell>
          <table:table-cell office:value-type="string">
            <text:p>LETRAS / LINGUÍSTICA <text:s text:c="29"/></text:p>
          </table:table-cell>
          <table:table-cell office:value-type="string">
            <text:p>Curing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208</text:p>
          </table:table-cell>
          <table:table-cell office:value-type="string">
            <text:p>LETRAS / LINGUÍSTICA <text:s text:c="29"/></text:p>
          </table:table-cell>
          <table:table-cell office:value-type="string">
            <text:p>Current Issues in Language Plan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LETRAS / LINGUÍSTICA <text:s text:c="29"/></text:p>
          </table:table-cell>
          <table:table-cell office:value-type="string">
            <text:p>Currículo sem Frontei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379</text:p>
          </table:table-cell>
          <table:table-cell office:value-type="string">
            <text:p>LETRAS / LINGUÍSTICA <text:s text:c="29"/></text:p>
          </table:table-cell>
          <table:table-cell office:value-type="string">
            <text:p>Darandina Revisteletrô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191-1001</text:p>
          </table:table-cell>
          <table:table-cell office:value-type="string">
            <text:p>LETRAS / LINGUÍSTICA <text:s text:c="29"/></text:p>
          </table:table-cell>
          <table:table-cell office:value-type="string">
            <text:p>Das Argu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LETRAS / LINGUÍSTICA <text:s text:c="29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87</text:p>
          </table:table-cell>
          <table:table-cell office:value-type="string">
            <text:p>LETRAS / LINGUÍSTICA <text:s text:c="29"/></text:p>
          </table:table-cell>
          <table:table-cell office:value-type="string">
            <text:p>De Jur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20</text:p>
          </table:table-cell>
          <table:table-cell office:value-type="string">
            <text:p>LETRAS / LINGUÍSTICA <text:s text:c="29"/></text:p>
          </table:table-cell>
          <table:table-cell office:value-type="string">
            <text:p>De Littera et Scie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1867</text:p>
          </table:table-cell>
          <table:table-cell office:value-type="string">
            <text:p>LETRAS / LINGUÍSTICA <text:s text:c="29"/></text:p>
          </table:table-cell>
          <table:table-cell office:value-type="string">
            <text:p>Debate Terminológ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LETRAS / LINGUÍSTICA <text:s text:c="29"/></text:p>
          </table:table-cell>
          <table:table-cell office:value-type="string">
            <text:p>Debates do NER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585</text:p>
          </table:table-cell>
          <table:table-cell office:value-type="string">
            <text:p>LETRAS / LINGUÍSTICA <text:s text:c="29"/></text:p>
          </table:table-cell>
          <table:table-cell office:value-type="string">
            <text:p>Debats (Valenc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7446</text:p>
          </table:table-cell>
          <table:table-cell office:value-type="string">
            <text:p>LETRAS / LINGUÍSTICA <text:s text:c="29"/></text:p>
          </table:table-cell>
          <table:table-cell office:value-type="string">
            <text:p>Decisio Saberes para la AcciÓn en EducaciÓn de Adultos (CREF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9687</text:p>
          </table:table-cell>
          <table:table-cell office:value-type="string">
            <text:p>LETRAS / LINGUÍSTICA <text:s text:c="29"/></text:p>
          </table:table-cell>
          <table:table-cell office:value-type="string">
            <text:p>DEF-GHI comunicación y ar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60X</text:p>
          </table:table-cell>
          <table:table-cell office:value-type="string">
            <text:p>LETRAS / LINGUÍSTICA <text:s text:c="29"/></text:p>
          </table:table-cell>
          <table:table-cell office:value-type="string">
            <text:p>DELTA. Documentação de Estudos em Linguística Teórica e Aplicad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50</text:p>
          </table:table-cell>
          <table:table-cell office:value-type="string">
            <text:p>LETRAS / LINGUÍSTICA <text:s text:c="29"/></text:p>
          </table:table-cell>
          <table:table-cell office:value-type="string">
            <text:p>DELTA. Documentação de Estudos em Linguística Teórica e Aplicada (PUC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LETRAS / LINGUÍSTICA <text:s text:c="29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6X</text:p>
          </table:table-cell>
          <table:table-cell office:value-type="string">
            <text:p>LETRAS / LINGUÍSTICA <text:s text:c="29"/></text:p>
          </table:table-cell>
          <table:table-cell office:value-type="string">
            <text:p>Desenredo (PPGL/UPF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41</text:p>
          </table:table-cell>
          <table:table-cell office:value-type="string">
            <text:p>LETRAS / LINGUÍSTICA <text:s text:c="29"/></text:p>
          </table:table-cell>
          <table:table-cell office:value-type="string">
            <text:p>Desígni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741</text:p>
          </table:table-cell>
          <table:table-cell office:value-type="string">
            <text:p>LETRAS / LINGUÍSTICA <text:s text:c="29"/></text:p>
          </table:table-cell>
          <table:table-cell office:value-type="string">
            <text:p>Deutsch als Fremdsprach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503</text:p>
          </table:table-cell>
          <table:table-cell office:value-type="string">
            <text:p>LETRAS / LINGUÍSTICA <text:s text:c="29"/></text:p>
          </table:table-cell>
          <table:table-cell office:value-type="string">
            <text:p>Devire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967</text:p>
          </table:table-cell>
          <table:table-cell office:value-type="string">
            <text:p>LETRAS / LINGUÍSTICA <text:s text:c="29"/></text:p>
          </table:table-cell>
          <table:table-cell office:value-type="string">
            <text:p>Diacrítica (Brag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552</text:p>
          </table:table-cell>
          <table:table-cell office:value-type="string">
            <text:p>LETRAS / LINGUÍSTICA <text:s text:c="29"/></text:p>
          </table:table-cell>
          <table:table-cell office:value-type="string">
            <text:p>Diadorim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&amp; Ciênc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45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&amp; Saberes (Mandaguar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(Maringá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9248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de la Comuni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110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768</text:p>
          </table:table-cell>
          <table:table-cell office:value-type="string">
            <text:p>LETRAS / LINGUÍSTICA <text:s text:c="29"/></text:p>
          </table:table-cell>
          <table:table-cell office:value-type="string">
            <text:p>Diálogos Pertinentes!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6-6881</text:p>
          </table:table-cell>
          <table:table-cell office:value-type="string">
            <text:p>LETRAS / LINGUÍSTICA <text:s text:c="29"/></text:p>
          </table:table-cell>
          <table:table-cell office:value-type="string">
            <text:p>Dialogues et Cult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94X</text:p>
          </table:table-cell>
          <table:table-cell office:value-type="string">
            <text:p>LETRAS / LINGUÍSTICA <text:s text:c="29"/></text:p>
          </table:table-cell>
          <table:table-cell office:value-type="string">
            <text:p>Dictis Interativa (UNICAPI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1946</text:p>
          </table:table-cell>
          <table:table-cell office:value-type="string">
            <text:p>LETRAS / LINGUÍSTICA <text:s text:c="29"/></text:p>
          </table:table-cell>
          <table:table-cell office:value-type="string">
            <text:p>Diérèse (Ozoir-la-Ferriè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Digestivo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1-9744</text:p>
          </table:table-cell>
          <table:table-cell office:value-type="string">
            <text:p>LETRAS / LINGUÍSTICA <text:s text:c="29"/></text:p>
          </table:table-cell>
          <table:table-cell office:value-type="string">
            <text:p>Diogenes (Antwerp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98</text:p>
          </table:table-cell>
          <table:table-cell office:value-type="string">
            <text:p>LETRAS / LINGUÍSTICA <text:s text:c="29"/></text:p>
          </table:table-cell>
          <table:table-cell office:value-type="string">
            <text:p>Direcional Educado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8579</text:p>
          </table:table-cell>
          <table:table-cell office:value-type="string">
            <text:p>LETRAS / LINGUÍSTICA <text:s text:c="29"/></text:p>
          </table:table-cell>
          <table:table-cell office:value-type="string">
            <text:p>Diritto &amp; Diritt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001</text:p>
          </table:table-cell>
          <table:table-cell office:value-type="string">
            <text:p>LETRAS / LINGUÍSTICA <text:s text:c="29"/></text:p>
          </table:table-cell>
          <table:table-cell office:value-type="string">
            <text:p>Disciplinarum Scientia. Série Artes, Letras e Comuni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4456</text:p>
          </table:table-cell>
          <table:table-cell office:value-type="string">
            <text:p>LETRAS / LINGUÍSTICA <text:s text:c="29"/></text:p>
          </table:table-cell>
          <table:table-cell office:value-type="string">
            <text:p>Discourse Studi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7-4606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rso &amp;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1825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rso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28X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rso - Departamento de Filosofia da FFLCH DA USP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738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rsos (Coimbra) (Cessou em 199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rsos Fotográ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961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tindo Filosofia (Cessou em 2008. Cont. ISSN 1984-1388 Conhecimento Prático Filosof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30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tindo Língua Portugu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33</text:p>
          </table:table-cell>
          <table:table-cell office:value-type="string">
            <text:p>LETRAS / LINGUÍSTICA <text:s text:c="29"/></text:p>
          </table:table-cell>
          <table:table-cell office:value-type="string">
            <text:p>Discutindo Liter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LETRAS / LINGUÍSTICA <text:s text:c="29"/></text:p>
          </table:table-cell>
          <table:table-cell office:value-type="string">
            <text:p>Distúrbios da Comuni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196</text:p>
          </table:table-cell>
          <table:table-cell office:value-type="string">
            <text:p>LETRAS / LINGUÍSTICA <text:s text:c="29"/></text:p>
          </table:table-cell>
          <table:table-cell office:value-type="string">
            <text:p>Diversidade (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101</text:p>
          </table:table-cell>
          <table:table-cell office:value-type="string">
            <text:p>LETRAS / LINGUÍSTICA <text:s text:c="29"/></text:p>
          </table:table-cell>
          <table:table-cell office:value-type="string">
            <text:p>DLCV (UFP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77X</text:p>
          </table:table-cell>
          <table:table-cell office:value-type="string">
            <text:p>LETRAS / LINGUÍSTICA <text:s text:c="29"/></text:p>
          </table:table-cell>
          <table:table-cell office:value-type="string">
            <text:p>Doc On-Line - Revista Digital de Cinema Document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Documenta XII Magazin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807</text:p>
          </table:table-cell>
          <table:table-cell office:value-type="string">
            <text:p>LETRAS / LINGUÍSTICA <text:s text:c="29"/></text:p>
          </table:table-cell>
          <table:table-cell office:value-type="string">
            <text:p>Documentos - Corpo Freudiano do Rio de Janeiro, Escola de Psicaná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3366</text:p>
          </table:table-cell>
          <table:table-cell office:value-type="string">
            <text:p>LETRAS / LINGUÍSTICA <text:s text:c="29"/></text:p>
          </table:table-cell>
          <table:table-cell office:value-type="string">
            <text:p>Doletiana (Universidad Autonoma de 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99</text:p>
          </table:table-cell>
          <table:table-cell office:value-type="string">
            <text:p>LETRAS / LINGUÍSTICA <text:s text:c="29"/></text:p>
          </table:table-cell>
          <table:table-cell office:value-type="string">
            <text:p>Domínios de Lingu@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41</text:p>
          </table:table-cell>
          <table:table-cell office:value-type="string">
            <text:p>LETRAS / LINGUÍSTICA <text:s text:c="29"/></text:p>
          </table:table-cell>
          <table:table-cell office:value-type="string">
            <text:p>Duc in Altum (Muria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90</text:p>
          </table:table-cell>
          <table:table-cell office:value-type="string">
            <text:p>LETRAS / LINGUÍSTICA <text:s text:c="29"/></text:p>
          </table:table-cell>
          <table:table-cell office:value-type="string">
            <text:p>E-COM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LETRAS / LINGUÍSTICA <text:s text:c="29"/></text:p>
          </table:table-cell>
          <table:table-cell office:value-type="string">
            <text:p>E-Compós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0X</text:p>
          </table:table-cell>
          <table:table-cell office:value-type="string">
            <text:p>LETRAS / LINGUÍSTICA <text:s text:c="29"/></text:p>
          </table:table-cell>
          <table:table-cell office:value-type="string">
            <text:p>Economia &amp; Tecnologi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LETRAS / LINGUÍSTICA <text:s text:c="29"/></text:p>
          </table:table-cell>
          <table:table-cell office:value-type="string">
            <text:p>Ecos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LETRAS / LINGUÍSTICA <text:s text:c="29"/></text:p>
          </table:table-cell>
          <table:table-cell office:value-type="string">
            <text:p>Edição especial histór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85</text:p>
          </table:table-cell>
          <table:table-cell office:value-type="string">
            <text:p>LETRAS / LINGUÍSTICA <text:s text:c="29"/></text:p>
          </table:table-cell>
          <table:table-cell office:value-type="string">
            <text:p>Edubase (UNICAM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6346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&amp; Comuni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&amp; Lingu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em Revista (UFMG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77X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cion Fisica y Depo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0504</text:p>
          </table:table-cell>
          <table:table-cell office:value-type="string">
            <text:p>LETRAS / LINGUÍSTICA <text:s text:c="29"/></text:p>
          </table:table-cell>
          <table:table-cell office:value-type="string">
            <text:p>Educare Educe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LETRAS / LINGUÍSTICA <text:s text:c="29"/></text:p>
          </table:table-cell>
          <table:table-cell office:value-type="string">
            <text:p>Educere et Educa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46</text:p>
          </table:table-cell>
          <table:table-cell office:value-type="string">
            <text:p>LETRAS / LINGUÍSTICA <text:s text:c="29"/></text:p>
          </table:table-cell>
          <table:table-cell office:value-type="string">
            <text:p>Eita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7900</text:p>
          </table:table-cell>
          <table:table-cell office:value-type="string">
            <text:p>LETRAS / LINGUÍSTICA <text:s text:c="29"/></text:p>
          </table:table-cell>
          <table:table-cell office:value-type="string">
            <text:p>El Hilo de la Fábu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9546</text:p>
          </table:table-cell>
          <table:table-cell office:value-type="string">
            <text:p>LETRAS / LINGUÍSTICA <text:s text:c="29"/></text:p>
          </table:table-cell>
          <table:table-cell office:value-type="string">
            <text:p>El Matadero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8102</text:p>
          </table:table-cell>
          <table:table-cell office:value-type="string">
            <text:p>LETRAS / LINGUÍSTICA <text:s text:c="29"/></text:p>
          </table:table-cell>
          <table:table-cell office:value-type="string">
            <text:p>El Paseo Cult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119</text:p>
          </table:table-cell>
          <table:table-cell office:value-type="string">
            <text:p>LETRAS / LINGUÍSTICA <text:s text:c="29"/></text:p>
          </table:table-cell>
          <table:table-cell office:value-type="string">
            <text:p>Eletras (UT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0893</text:p>
          </table:table-cell>
          <table:table-cell office:value-type="string">
            <text:p>LETRAS / LINGUÍSTICA <text:s text:c="29"/></text:p>
          </table:table-cell>
          <table:table-cell office:value-type="string">
            <text:p>ELT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LETRAS / LINGUÍSTICA <text:s text:c="29"/></text:p>
          </table:table-cell>
          <table:table-cell office:value-type="string">
            <text:p>Em Foc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LETRAS / LINGUÍSTICA <text:s text:c="29"/></text:p>
          </table:table-cell>
          <table:table-cell office:value-type="string">
            <text:p>Em Paut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94X</text:p>
          </table:table-cell>
          <table:table-cell office:value-type="string">
            <text:p>LETRAS / LINGUÍSTICA <text:s text:c="29"/></text:p>
          </table:table-cell>
          <table:table-cell office:value-type="string">
            <text:p>Em Tese (Belo Horizon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863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 das Comunidades Portugues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449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 de Iniciação à Pesqui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97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 de Iniciação Científica ... Mostra de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67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97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s (Santa Cruz do Rio Par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8X</text:p>
          </table:table-cell>
          <table:table-cell office:value-type="string">
            <text:p>LETRAS / LINGUÍSTICA <text:s text:c="29"/></text:p>
          </table:table-cell>
          <table:table-cell office:value-type="string">
            <text:p>Encontros de 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4906</text:p>
          </table:table-cell>
          <table:table-cell office:value-type="string">
            <text:p>LETRAS / LINGUÍSTICA <text:s text:c="29"/></text:p>
          </table:table-cell>
          <table:table-cell office:value-type="string">
            <text:p>English for Specific Purposes (New York, N.Y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355</text:p>
          </table:table-cell>
          <table:table-cell office:value-type="string">
            <text:p>LETRAS / LINGUÍSTICA <text:s text:c="29"/></text:p>
          </table:table-cell>
          <table:table-cell office:value-type="string">
            <text:p>English Quarter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0784</text:p>
          </table:table-cell>
          <table:table-cell office:value-type="string">
            <text:p>LETRAS / LINGUÍSTICA <text:s text:c="29"/></text:p>
          </table:table-cell>
          <table:table-cell office:value-type="string">
            <text:p>English Today (Cambrid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71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laces (UF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06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linha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509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linhas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livr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909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tanto (Cot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7356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textos (Granad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392</text:p>
          </table:table-cell>
          <table:table-cell office:value-type="string">
            <text:p>LETRAS / LINGUÍSTICA <text:s text:c="29"/></text:p>
          </table:table-cell>
          <table:table-cell office:value-type="string">
            <text:p>Entretexto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LETRAS / LINGUÍSTICA <text:s text:c="29"/></text:p>
          </table:table-cell>
          <table:table-cell office:value-type="string">
            <text:p>Eptic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290</text:p>
          </table:table-cell>
          <table:table-cell office:value-type="string">
            <text:p>LETRAS / LINGUÍSTICA <text:s text:c="29"/></text:p>
          </table:table-cell>
          <table:table-cell office:value-type="string">
            <text:p>Escrita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6X</text:p>
          </table:table-cell>
          <table:table-cell office:value-type="string">
            <text:p>LETRAS / LINGUÍSTICA <text:s text:c="29"/></text:p>
          </table:table-cell>
          <table:table-cell office:value-type="string">
            <text:p>Escritos (Fundação Casa de Rui Barbo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LETRAS / LINGUÍSTICA <text:s text:c="29"/></text:p>
          </table:table-cell>
          <table:table-cell office:value-type="string">
            <text:p>Espaço (Rio de Janeiro. 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LETRAS / LINGUÍSTICA <text:s text:c="29"/></text:p>
          </table:table-cell>
          <table:table-cell office:value-type="string">
            <text:p>Espaço Plural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33</text:p>
          </table:table-cell>
          <table:table-cell office:value-type="string">
            <text:p>LETRAS / LINGUÍSTICA <text:s text:c="29"/></text:p>
          </table:table-cell>
          <table:table-cell office:value-type="string">
            <text:p>Espaç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LETRAS / LINGUÍSTICA <text:s text:c="29"/></text:p>
          </table:table-cell>
          <table:table-cell office:value-type="string">
            <text:p>Especiaria (U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LETRAS / LINGUÍSTICA <text:s text:c="29"/></text:p>
          </table:table-cell>
          <table:table-cell office:value-type="string">
            <text:p>Espéculo (Madri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7140</text:p>
          </table:table-cell>
          <table:table-cell office:value-type="string">
            <text:p>LETRAS / LINGUÍSTICA <text:s text:c="29"/></text:p>
          </table:table-cell>
          <table:table-cell office:value-type="string">
            <text:p>Espelho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43</text:p>
          </table:table-cell>
          <table:table-cell office:value-type="string">
            <text:p>LETRAS / LINGUÍSTICA <text:s text:c="29"/></text:p>
          </table:table-cell>
          <table:table-cell office:value-type="string">
            <text:p>Espira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5-1045</text:p>
          </table:table-cell>
          <table:table-cell office:value-type="string">
            <text:p>LETRAS / LINGUÍSTICA <text:s text:c="29"/></text:p>
          </table:table-cell>
          <table:table-cell office:value-type="string">
            <text:p>Esprit Critique (Montré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258X</text:p>
          </table:table-cell>
          <table:table-cell office:value-type="string">
            <text:p>LETRAS / LINGUÍSTICA <text:s text:c="29"/></text:p>
          </table:table-cell>
          <table:table-cell office:value-type="string">
            <text:p>Essaim (Ramonville-Saint-Ag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06</text:p>
          </table:table-cell>
          <table:table-cell office:value-type="string">
            <text:p>LETRAS / LINGUÍSTICA <text:s text:c="29"/></text:p>
          </table:table-cell>
          <table:table-cell office:value-type="string">
            <text:p>Essentia (Sobral/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317</text:p>
          </table:table-cell>
          <table:table-cell office:value-type="string">
            <text:p>LETRAS / LINGUÍSTICA <text:s text:c="29"/></text:p>
          </table:table-cell>
          <table:table-cell office:value-type="string">
            <text:p>Estaç@o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048</text:p>
          </table:table-cell>
          <table:table-cell office:value-type="string">
            <text:p>LETRAS / LINGUÍSTICA <text:s text:c="29"/></text:p>
          </table:table-cell>
          <table:table-cell office:value-type="string">
            <text:p>Estação Liter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28</text:p>
          </table:table-cell>
          <table:table-cell office:value-type="string">
            <text:p>LETRAS / LINGUÍSTICA <text:s text:c="29"/></text:p>
          </table:table-cell>
          <table:table-cell office:value-type="string">
            <text:p>Estilos da Clín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287</text:p>
          </table:table-cell>
          <table:table-cell office:value-type="string">
            <text:p>LETRAS / LINGUÍSTICA <text:s text:c="29"/></text:p>
          </table:table-cell>
          <table:table-cell office:value-type="string">
            <text:p>Estúdio (Itaú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6825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ios Portugue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958X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ios: revista de Investigaciones Literarias y Cultur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65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(UFB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77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Acadêmicos Unibe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906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Anglo-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Avançad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951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Bí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55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da Língua(gem)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158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de Literatura Brasileira Contemporâne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de Psicolog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de Religiao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de Sociolog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e Pesquisas em Psic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Ibero-Americanos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584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Italianos em Portug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98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Japoneses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Linguísticos (São Paulo. 197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049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Portugue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016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Semióticos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LETRAS / LINGUÍSTICA <text:s text:c="29"/></text:p>
          </table:table-cell>
          <table:table-cell office:value-type="string">
            <text:p>Estudos Sociedade e Agricultur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734</text:p>
          </table:table-cell>
          <table:table-cell office:value-type="string">
            <text:p>LETRAS / LINGUÍSTICA <text:s text:c="29"/></text:p>
          </table:table-cell>
          <table:table-cell office:value-type="string">
            <text:p>Et Ceter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LETRAS / LINGUÍSTICA <text:s text:c="29"/></text:p>
          </table:table-cell>
          <table:table-cell office:value-type="string">
            <text:p>ETD : Educação Temática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0-2005</text:p>
          </table:table-cell>
          <table:table-cell office:value-type="string">
            <text:p>LETRAS / LINGUÍSTICA <text:s text:c="29"/></text:p>
          </table:table-cell>
          <table:table-cell office:value-type="string">
            <text:p>Ethiopiques (Dak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1-9162</text:p>
          </table:table-cell>
          <table:table-cell office:value-type="string">
            <text:p>LETRAS / LINGUÍSTICA <text:s text:c="29"/></text:p>
          </table:table-cell>
          <table:table-cell office:value-type="string">
            <text:p>Ethnographiques.Or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5490</text:p>
          </table:table-cell>
          <table:table-cell office:value-type="string">
            <text:p>LETRAS / LINGUÍSTICA <text:s text:c="29"/></text:p>
          </table:table-cell>
          <table:table-cell office:value-type="string">
            <text:p>Etudes Lawrenciennes (Nanter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8-2123</text:p>
          </table:table-cell>
          <table:table-cell office:value-type="string">
            <text:p>LETRAS / LINGUÍSTICA <text:s text:c="29"/></text:p>
          </table:table-cell>
          <table:table-cell office:value-type="string">
            <text:p>Études Romanesques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751</text:p>
          </table:table-cell>
          <table:table-cell office:value-type="string">
            <text:p>LETRAS / LINGUÍSTICA <text:s text:c="29"/></text:p>
          </table:table-cell>
          <table:table-cell office:value-type="string">
            <text:p>Europe (Paris. 192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50</text:p>
          </table:table-cell>
          <table:table-cell office:value-type="string">
            <text:p>LETRAS / LINGUÍSTICA <text:s text:c="29"/></text:p>
          </table:table-cell>
          <table:table-cell office:value-type="string">
            <text:p>Eutomia (Recif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LETRAS / LINGUÍSTICA <text:s text:c="29"/></text:p>
          </table:table-cell>
          <table:table-cell office:value-type="string">
            <text:p>Evidência (UNO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417</text:p>
          </table:table-cell>
          <table:table-cell office:value-type="string">
            <text:p>LETRAS / LINGUÍSTICA <text:s text:c="29"/></text:p>
          </table:table-cell>
          <table:table-cell office:value-type="string">
            <text:p>Excavatio (San Rafa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LETRAS / LINGUÍSTICA <text:s text:c="29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LETRAS / LINGUÍSTICA <text:s text:c="29"/></text:p>
          </table:table-cell>
          <table:table-cell office:value-type="string">
            <text:p>Expressão (Guaxup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40</text:p>
          </table:table-cell>
          <table:table-cell office:value-type="string">
            <text:p>LETRAS / LINGUÍSTICA <text:s text:c="29"/></text:p>
          </table:table-cell>
          <table:table-cell office:value-type="string">
            <text:p>Expressão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LETRAS / LINGUÍSTICA <text:s text:c="29"/></text:p>
          </table:table-cell>
          <table:table-cell office:value-type="string">
            <text:p>Extensão e Cultura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LETRAS / LINGUÍSTICA <text:s text:c="29"/></text:p>
          </table:table-cell>
          <table:table-cell office:value-type="string">
            <text:p>Extensio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023</text:p>
          </table:table-cell>
          <table:table-cell office:value-type="string">
            <text:p>LETRAS / LINGUÍSTICA <text:s text:c="29"/></text:p>
          </table:table-cell>
          <table:table-cell office:value-type="string">
            <text:p>F@ro (Valparaíso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73</text:p>
          </table:table-cell>
          <table:table-cell office:value-type="string">
            <text:p>LETRAS / LINGUÍSTICA <text:s text:c="29"/></text:p>
          </table:table-cell>
          <table:table-cell office:value-type="string">
            <text:p>Face em Revista (Cessou em 2006. Cont. ISSN 1981-9293 Uniuv em Revi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578</text:p>
          </table:table-cell>
          <table:table-cell office:value-type="string">
            <text:p>LETRAS / LINGUÍSTICA <text:s text:c="29"/></text:p>
          </table:table-cell>
          <table:table-cell office:value-type="string">
            <text:p>Falasser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7978</text:p>
          </table:table-cell>
          <table:table-cell office:value-type="string">
            <text:p>LETRAS / LINGUÍSTICA <text:s text:c="29"/></text:p>
          </table:table-cell>
          <table:table-cell office:value-type="string">
            <text:p>Fanyì Xuébào / Journal of Translation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LETRAS / LINGUÍSTICA <text:s text:c="29"/></text:p>
          </table:table-cell>
          <table:table-cell office:value-type="string">
            <text:p>Faz Ciênci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LETRAS / LINGUÍSTICA <text:s text:c="29"/></text:p>
          </table:table-cell>
          <table:table-cell office:value-type="string">
            <text:p>Fênix (UFU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30</text:p>
          </table:table-cell>
          <table:table-cell office:value-type="string">
            <text:p>LETRAS / LINGUÍSTICA <text:s text:c="29"/></text:p>
          </table:table-cell>
          <table:table-cell office:value-type="string">
            <text:p>Filologia e Linguística Portugues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LETRAS / LINGUÍSTICA <text:s text:c="29"/></text:p>
          </table:table-cell>
          <table:table-cell office:value-type="string">
            <text:p>Filosofia Unisin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106</text:p>
          </table:table-cell>
          <table:table-cell office:value-type="string">
            <text:p>LETRAS / LINGUÍSTICA <text:s text:c="29"/></text:p>
          </table:table-cell>
          <table:table-cell office:value-type="string">
            <text:p>Finos Leitores (Uniceu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1X</text:p>
          </table:table-cell>
          <table:table-cell office:value-type="string">
            <text:p>LETRAS / LINGUÍSTICA <text:s text:c="29"/></text:p>
          </table:table-cell>
          <table:table-cell office:value-type="string">
            <text:p>Floema (UE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5719</text:p>
          </table:table-cell>
          <table:table-cell office:value-type="string">
            <text:p>LETRAS / LINGUÍSTICA <text:s text:c="29"/></text:p>
          </table:table-cell>
          <table:table-cell office:value-type="string">
            <text:p>Flusser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48</text:p>
          </table:table-cell>
          <table:table-cell office:value-type="string">
            <text:p>LETRAS / LINGUÍSTICA <text:s text:c="29"/></text:p>
          </table:table-cell>
          <table:table-cell office:value-type="string">
            <text:p>Foco (Ribeirã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70X</text:p>
          </table:table-cell>
          <table:table-cell office:value-type="string">
            <text:p>LETRAS / LINGUÍSTICA <text:s text:c="29"/></text:p>
          </table:table-cell>
          <table:table-cell office:value-type="string">
            <text:p>Folhetim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422</text:p>
          </table:table-cell>
          <table:table-cell office:value-type="string">
            <text:p>LETRAS / LINGUÍSTICA <text:s text:c="29"/></text:p>
          </table:table-cell>
          <table:table-cell office:value-type="string">
            <text:p>Fólio (Centro Universitário Metodi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31</text:p>
          </table:table-cell>
          <table:table-cell office:value-type="string">
            <text:p>LETRAS / LINGUÍSTICA <text:s text:c="29"/></text:p>
          </table:table-cell>
          <table:table-cell office:value-type="string">
            <text:p>Fonoaudiologia Brasi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2-5529</text:p>
          </table:table-cell>
          <table:table-cell office:value-type="string">
            <text:p>LETRAS / LINGUÍSTICA <text:s text:c="29"/></text:p>
          </table:table-cell>
          <table:table-cell office:value-type="string">
            <text:p>Foreign Litera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927X</text:p>
          </table:table-cell>
          <table:table-cell office:value-type="string">
            <text:p>LETRAS / LINGUÍSTICA <text:s text:c="29"/></text:p>
          </table:table-cell>
          <table:table-cell office:value-type="string">
            <text:p>Forma Breve (Universidade de Av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38X</text:p>
          </table:table-cell>
          <table:table-cell office:value-type="string">
            <text:p>LETRAS / LINGUÍSTICA <text:s text:c="29"/></text:p>
          </table:table-cell>
          <table:table-cell office:value-type="string">
            <text:p>Forma y Func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3X</text:p>
          </table:table-cell>
          <table:table-cell office:value-type="string">
            <text:p>LETRAS / LINGUÍSTICA <text:s text:c="29"/></text:p>
          </table:table-cell>
          <table:table-cell office:value-type="string">
            <text:p>Formação (Presidente Prude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54</text:p>
          </table:table-cell>
          <table:table-cell office:value-type="string">
            <text:p>LETRAS / LINGUÍSTICA <text:s text:c="29"/></text:p>
          </table:table-cell>
          <table:table-cell office:value-type="string">
            <text:p>Formas e Linguagens (UNIJUÍ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26</text:p>
          </table:table-cell>
          <table:table-cell office:value-type="string">
            <text:p>LETRAS / LINGUÍSTICA <text:s text:c="29"/></text:p>
          </table:table-cell>
          <table:table-cell office:value-type="string">
            <text:p>Forum Deustch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98</text:p>
          </table:table-cell>
          <table:table-cell office:value-type="string">
            <text:p>LETRAS / LINGUÍSTICA <text:s text:c="29"/></text:p>
          </table:table-cell>
          <table:table-cell office:value-type="string">
            <text:p>Fórum Linguístico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Fourth Conference on Speech Prosod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71</text:p>
          </table:table-cell>
          <table:table-cell office:value-type="string">
            <text:p>LETRAS / LINGUÍSTICA <text:s text:c="29"/></text:p>
          </table:table-cell>
          <table:table-cell office:value-type="string">
            <text:p>Fragment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83</text:p>
          </table:table-cell>
          <table:table-cell office:value-type="string">
            <text:p>LETRAS / LINGUÍSTICA <text:s text:c="29"/></text:p>
          </table:table-cell>
          <table:table-cell office:value-type="string">
            <text:p>Fragmentos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LETRAS / LINGUÍSTICA <text:s text:c="29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94</text:p>
          </table:table-cell>
          <table:table-cell office:value-type="string">
            <text:p>LETRAS / LINGUÍSTICA <text:s text:c="29"/></text:p>
          </table:table-cell>
          <table:table-cell office:value-type="string">
            <text:p>Fragmentum (UFS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65</text:p>
          </table:table-cell>
          <table:table-cell office:value-type="string">
            <text:p>LETRAS / LINGUÍSTICA <text:s text:c="29"/></text:p>
          </table:table-cell>
          <table:table-cell office:value-type="string">
            <text:p>Fronteiras (Camp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373</text:p>
          </table:table-cell>
          <table:table-cell office:value-type="string">
            <text:p>LETRAS / LINGUÍSTICA <text:s text:c="29"/></text:p>
          </table:table-cell>
          <table:table-cell office:value-type="string">
            <text:p>Fronteiraz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929</text:p>
          </table:table-cell>
          <table:table-cell office:value-type="string">
            <text:p>LETRAS / LINGUÍSTICA <text:s text:c="29"/></text:p>
          </table:table-cell>
          <table:table-cell office:value-type="string">
            <text:p>Funorte Hum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305</text:p>
          </table:table-cell>
          <table:table-cell office:value-type="string">
            <text:p>LETRAS / LINGUÍSTICA <text:s text:c="29"/></text:p>
          </table:table-cell>
          <table:table-cell office:value-type="string">
            <text:p>Futura Mente (Faculdades Integradas Urubupu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19</text:p>
          </table:table-cell>
          <table:table-cell office:value-type="string">
            <text:p>LETRAS / LINGUÍSTICA <text:s text:c="29"/></text:p>
          </table:table-cell>
          <table:table-cell office:value-type="string">
            <text:p>Ga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LETRAS / LINGUÍSTICA <text:s text:c="29"/></text:p>
          </table:table-cell>
          <table:table-cell office:value-type="string">
            <text:p>Galáxia (PUC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37</text:p>
          </table:table-cell>
          <table:table-cell office:value-type="string">
            <text:p>LETRAS / LINGUÍSTICA <text:s text:c="29"/></text:p>
          </table:table-cell>
          <table:table-cell office:value-type="string">
            <text:p>Gândara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6321</text:p>
          </table:table-cell>
          <table:table-cell office:value-type="string">
            <text:p>LETRAS / LINGUÍSTICA <text:s text:c="29"/></text:p>
          </table:table-cell>
          <table:table-cell office:value-type="string">
            <text:p>Gender and Languag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5101</text:p>
          </table:table-cell>
          <table:table-cell office:value-type="string">
            <text:p>LETRAS / LINGUÍSTICA <text:s text:c="29"/></text:p>
          </table:table-cell>
          <table:table-cell office:value-type="string">
            <text:p>Genesis (Paris. 1992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1-9081</text:p>
          </table:table-cell>
          <table:table-cell office:value-type="string">
            <text:p>LETRAS / LINGUÍSTICA <text:s text:c="29"/></text:p>
          </table:table-cell>
          <table:table-cell office:value-type="string">
            <text:p>Géolinguistique (Grenobl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0300</text:p>
          </table:table-cell>
          <table:table-cell office:value-type="string">
            <text:p>LETRAS / LINGUÍSTICA <text:s text:c="29"/></text:p>
          </table:table-cell>
          <table:table-cell office:value-type="string">
            <text:p>German Politics and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8X</text:p>
          </table:table-cell>
          <table:table-cell office:value-type="string">
            <text:p>LETRAS / LINGUÍSTICA <text:s text:c="29"/></text:p>
          </table:table-cell>
          <table:table-cell office:value-type="string">
            <text:p>Gestão e Desenvolvimento (Bragança Paulis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LETRAS / LINGUÍSTICA <text:s text:c="29"/></text:p>
          </table:table-cell>
          <table:table-cell office:value-type="string">
            <text:p>Gestão e Desenvolvimento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80</text:p>
          </table:table-cell>
          <table:table-cell office:value-type="string">
            <text:p>LETRAS / LINGUÍSTICA <text:s text:c="29"/></text:p>
          </table:table-cell>
          <table:table-cell office:value-type="string">
            <text:p>Getulio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015</text:p>
          </table:table-cell>
          <table:table-cell office:value-type="string">
            <text:p>LETRAS / LINGUÍSTICA <text:s text:c="29"/></text:p>
          </table:table-cell>
          <table:table-cell office:value-type="string">
            <text:p>Glauks (UFV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49</text:p>
          </table:table-cell>
          <table:table-cell office:value-type="string">
            <text:p>LETRAS / LINGUÍSTICA <text:s text:c="29"/></text:p>
          </table:table-cell>
          <table:table-cell office:value-type="string">
            <text:p>Glob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19</text:p>
          </table:table-cell>
          <table:table-cell office:value-type="string">
            <text:p>LETRAS / LINGUÍSTICA <text:s text:c="29"/></text:p>
          </table:table-cell>
          <table:table-cell office:value-type="string">
            <text:p>Global Manager (FS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16-5579</text:p>
          </table:table-cell>
          <table:table-cell office:value-type="string">
            <text:p>LETRAS / LINGUÍSTICA <text:s text:c="29"/></text:p>
          </table:table-cell>
          <table:table-cell office:value-type="string">
            <text:p>Globalization and Auton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516</text:p>
          </table:table-cell>
          <table:table-cell office:value-type="string">
            <text:p>LETRAS / LINGUÍSTICA <text:s text:c="29"/></text:p>
          </table:table-cell>
          <table:table-cell office:value-type="string">
            <text:p>Glotta (Bogotá) (Cessou em 1991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LETRAS / LINGUÍSTICA <text:s text:c="29"/></text:p>
          </table:table-cell>
          <table:table-cell office:value-type="string">
            <text:p>Gragoatá (UFF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LETRAS / LINGUÍSTICA <text:s text:c="29"/></text:p>
          </table:table-cell>
          <table:table-cell office:value-type="string">
            <text:p>Graphos (João Pess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44</text:p>
          </table:table-cell>
          <table:table-cell office:value-type="string">
            <text:p>LETRAS / LINGUÍSTICA <text:s text:c="29"/></text:p>
          </table:table-cell>
          <table:table-cell office:value-type="string">
            <text:p>Gripho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LETRAS / LINGUÍSTICA <text:s text:c="29"/></text:p>
          </table:table-cell>
          <table:table-cell office:value-type="string">
            <text:p>Grumo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0X</text:p>
          </table:table-cell>
          <table:table-cell office:value-type="string">
            <text:p>LETRAS / LINGUÍSTICA <text:s text:c="29"/></text:p>
          </table:table-cell>
          <table:table-cell office:value-type="string">
            <text:p>Guairac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858</text:p>
          </table:table-cell>
          <table:table-cell office:value-type="string">
            <text:p>LETRAS / LINGUÍSTICA <text:s text:c="29"/></text:p>
          </table:table-cell>
          <table:table-cell office:value-type="string">
            <text:p>Guavira Let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LETRAS / LINGUÍSTICA <text:s text:c="29"/></text:p>
          </table:table-cell>
          <table:table-cell office:value-type="string">
            <text:p>Habitus (UC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5170</text:p>
          </table:table-cell>
          <table:table-cell office:value-type="string">
            <text:p>LETRAS / LINGUÍSTICA <text:s text:c="29"/></text:p>
          </table:table-cell>
          <table:table-cell office:value-type="string">
            <text:p>Hayden's Ferr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46</text:p>
          </table:table-cell>
          <table:table-cell office:value-type="string">
            <text:p>LETRAS / LINGUÍSTICA <text:s text:c="29"/></text:p>
          </table:table-cell>
          <table:table-cell office:value-type="string">
            <text:p>Herança Judaic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4842</text:p>
          </table:table-cell>
          <table:table-cell office:value-type="string">
            <text:p>LETRAS / LINGUÍSTICA <text:s text:c="29"/></text:p>
          </table:table-cell>
          <table:table-cell office:value-type="string">
            <text:p>Hermes Criol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LETRAS / LINGUÍSTICA <text:s text:c="29"/></text:p>
          </table:table-cell>
          <table:table-cell office:value-type="string">
            <text:p>Herramient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LETRAS / LINGUÍSTICA <text:s text:c="29"/></text:p>
          </table:table-cell>
          <table:table-cell office:value-type="string">
            <text:p>Hífen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81</text:p>
          </table:table-cell>
          <table:table-cell office:value-type="string">
            <text:p>LETRAS / LINGUÍSTICA <text:s text:c="29"/></text:p>
          </table:table-cell>
          <table:table-cell office:value-type="string">
            <text:p>Hipertextus Revista Digital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471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mérica (College Pa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8006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nic Issues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2737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nic Research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4X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nista (Edição em Portuguê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58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nista (Edición Español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1168</text:p>
          </table:table-cell>
          <table:table-cell office:value-type="string">
            <text:p>LETRAS / LINGUÍSTICA <text:s text:c="29"/></text:p>
          </table:table-cell>
          <table:table-cell office:value-type="string">
            <text:p>Hispanoram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0-8069</text:p>
          </table:table-cell>
          <table:table-cell office:value-type="string">
            <text:p>LETRAS / LINGUÍSTICA <text:s text:c="29"/></text:p>
          </table:table-cell>
          <table:table-cell office:value-type="string">
            <text:p>Histoire Épistémologie Langage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LETRAS / LINGUÍSTICA <text:s text:c="29"/></text:p>
          </table:table-cell>
          <table:table-cell office:value-type="string">
            <text:p>Historia &amp; Perspectivas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(UNESP. Impresso) (Cessou em 200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da Educaç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Revist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 Viv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927</text:p>
          </table:table-cell>
          <table:table-cell office:value-type="string">
            <text:p>LETRAS / LINGUÍSTICA <text:s text:c="29"/></text:p>
          </table:table-cell>
          <table:table-cell office:value-type="string">
            <text:p>Historía y Graf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, Imagem e Narr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56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LETRAS / LINGUÍSTICA <text:s text:c="29"/></text:p>
          </table:table-cell>
          <table:table-cell office:value-type="string">
            <text:p>Histórica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4466</text:p>
          </table:table-cell>
          <table:table-cell office:value-type="string">
            <text:p>LETRAS / LINGUÍSTICA <text:s text:c="29"/></text:p>
          </table:table-cell>
          <table:table-cell office:value-type="string">
            <text:p>Historical Materialis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301</text:p>
          </table:table-cell>
          <table:table-cell office:value-type="string">
            <text:p>LETRAS / LINGUÍSTICA <text:s text:c="29"/></text:p>
          </table:table-cell>
          <table:table-cell office:value-type="string">
            <text:p>Hojas Universitari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LETRAS / LINGUÍSTICA <text:s text:c="29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06</text:p>
          </table:table-cell>
          <table:table-cell office:value-type="string">
            <text:p>LETRAS / LINGUÍSTICA <text:s text:c="29"/></text:p>
          </table:table-cell>
          <table:table-cell office:value-type="string">
            <text:p>Horizontes (EDUS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70</text:p>
          </table:table-cell>
          <table:table-cell office:value-type="string">
            <text:p>LETRAS / LINGUÍSTICA <text:s text:c="29"/></text:p>
          </table:table-cell>
          <table:table-cell office:value-type="string">
            <text:p>Horizontes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LETRAS / LINGUÍSTICA <text:s text:c="29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LETRAS / LINGUÍSTICA <text:s text:c="29"/></text:p>
          </table:table-cell>
          <table:table-cell office:value-type="string">
            <text:p>Humanidade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74X</text:p>
          </table:table-cell>
          <table:table-cell office:value-type="string">
            <text:p>LETRAS / LINGUÍSTICA <text:s text:c="29"/></text:p>
          </table:table-cell>
          <table:table-cell office:value-type="string">
            <text:p>Humanidades e Ciências Sociais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9715</text:p>
          </table:table-cell>
          <table:table-cell office:value-type="string">
            <text:p>LETRAS / LINGUÍSTICA <text:s text:c="29"/></text:p>
          </table:table-cell>
          <table:table-cell office:value-type="string">
            <text:p>Humanising Language Teach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1719</text:p>
          </table:table-cell>
          <table:table-cell office:value-type="string">
            <text:p>LETRAS / LINGUÍSTICA <text:s text:c="29"/></text:p>
          </table:table-cell>
          <table:table-cell office:value-type="string">
            <text:p>Humor (Berlin, Wes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569</text:p>
          </table:table-cell>
          <table:table-cell office:value-type="string">
            <text:p>LETRAS / LINGUÍSTICA <text:s text:c="29"/></text:p>
          </table:table-cell>
          <table:table-cell office:value-type="string">
            <text:p>Hvmanitas (Coimbr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LETRAS / LINGUÍSTICA <text:s text:c="29"/></text:p>
          </table:table-cell>
          <table:table-cell office:value-type="string">
            <text:p>Hypnos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11</text:p>
          </table:table-cell>
          <table:table-cell office:value-type="string">
            <text:p>LETRAS / LINGUÍSTICA <text:s text:c="29"/></text:p>
          </table:table-cell>
          <table:table-cell office:value-type="string">
            <text:p>Iararana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3830</text:p>
          </table:table-cell>
          <table:table-cell office:value-type="string">
            <text:p>LETRAS / LINGUÍSTICA <text:s text:c="29"/></text:p>
          </table:table-cell>
          <table:table-cell office:value-type="string">
            <text:p>IATEFL Voi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LETRAS / LINGUÍSTICA <text:s text:c="29"/></text:p>
          </table:table-cell>
          <table:table-cell office:value-type="string">
            <text:p>Iberoamericana (Madri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17</text:p>
          </table:table-cell>
          <table:table-cell office:value-type="string">
            <text:p>LETRAS / LINGUÍSTICA <text:s text:c="29"/></text:p>
          </table:table-cell>
          <table:table-cell office:value-type="string">
            <text:p>Ícone: Revista de Letras (UEG. São Luís de Montes Bel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LETRAS / LINGUÍSTICA <text:s text:c="29"/></text:p>
          </table:table-cell>
          <table:table-cell office:value-type="string">
            <text:p>Ide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LETRAS / LINGUÍSTICA <text:s text:c="29"/></text:p>
          </table:table-cell>
          <table:table-cell office:value-type="string">
            <text:p>Ideação (Unioes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LETRAS / LINGUÍSTICA <text:s text:c="29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386</text:p>
          </table:table-cell>
          <table:table-cell office:value-type="string">
            <text:p>LETRAS / LINGUÍSTICA <text:s text:c="29"/></text:p>
          </table:table-cell>
          <table:table-cell office:value-type="string">
            <text:p>Idéias Universitárias (UE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37</text:p>
          </table:table-cell>
          <table:table-cell office:value-type="string">
            <text:p>LETRAS / LINGUÍSTICA <text:s text:c="29"/></text:p>
          </table:table-cell>
          <table:table-cell office:value-type="string">
            <text:p>Idioma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26</text:p>
          </table:table-cell>
          <table:table-cell office:value-type="string">
            <text:p>LETRAS / LINGUÍSTICA <text:s text:c="29"/></text:p>
          </table:table-cell>
          <table:table-cell office:value-type="string">
            <text:p>IGT na Re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LETRAS / LINGUÍSTICA <text:s text:c="29"/></text:p>
          </table:table-cell>
          <table:table-cell office:value-type="string">
            <text:p>IHU On-Line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93</text:p>
          </table:table-cell>
          <table:table-cell office:value-type="string">
            <text:p>LETRAS / LINGUÍSTICA <text:s text:c="29"/></text:p>
          </table:table-cell>
          <table:table-cell office:value-type="string">
            <text:p>IHU On-Line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3432</text:p>
          </table:table-cell>
          <table:table-cell office:value-type="string">
            <text:p>LETRAS / LINGUÍSTICA <text:s text:c="29"/></text:p>
          </table:table-cell>
          <table:table-cell office:value-type="string">
            <text:p>Ikala Revista de Lenguaje y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846</text:p>
          </table:table-cell>
          <table:table-cell office:value-type="string">
            <text:p>LETRAS / LINGUÍSTICA <text:s text:c="29"/></text:p>
          </table:table-cell>
          <table:table-cell office:value-type="string">
            <text:p>Ilha do Desterro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5X</text:p>
          </table:table-cell>
          <table:table-cell office:value-type="string">
            <text:p>LETRAS / LINGUÍSTICA <text:s text:c="29"/></text:p>
          </table:table-cell>
          <table:table-cell office:value-type="string">
            <text:p>Ilha. Revista de Antropologia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LETRAS / LINGUÍSTICA <text:s text:c="29"/></text:p>
          </table:table-cell>
          <table:table-cell office:value-type="string">
            <text:p>Imaginári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3141</text:p>
          </table:table-cell>
          <table:table-cell office:value-type="string">
            <text:p>LETRAS / LINGUÍSTICA <text:s text:c="29"/></text:p>
          </table:table-cell>
          <table:table-cell office:value-type="string">
            <text:p>Indivisa, Boletín de Estudios e Investig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9616</text:p>
          </table:table-cell>
          <table:table-cell office:value-type="string">
            <text:p>LETRAS / LINGUÍSTICA <text:s text:c="29"/></text:p>
          </table:table-cell>
          <table:table-cell office:value-type="string">
            <text:p>Info DaF. Informationen Deutsch als Fremdsprach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9-2451</text:p>
          </table:table-cell>
          <table:table-cell office:value-type="string">
            <text:p>LETRAS / LINGUÍSTICA <text:s text:c="29"/></text:p>
          </table:table-cell>
          <table:table-cell office:value-type="string">
            <text:p>Infoblatt - Assoziierte Dolmetscher und Ubersetzer in Norddeutschland e.V.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625</text:p>
          </table:table-cell>
          <table:table-cell office:value-type="string">
            <text:p>LETRAS / LINGUÍSTICA <text:s text:c="29"/></text:p>
          </table:table-cell>
          <table:table-cell office:value-type="string">
            <text:p>Infopesca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LETRAS / LINGUÍSTICA <text:s text:c="29"/></text:p>
          </table:table-cell>
          <table:table-cell office:value-type="string">
            <text:p>Informática na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24</text:p>
          </table:table-cell>
          <table:table-cell office:value-type="string">
            <text:p>LETRAS / LINGUÍSTICA <text:s text:c="29"/></text:p>
          </table:table-cell>
          <table:table-cell office:value-type="string">
            <text:p>Inicia (Inicia)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LETRAS / LINGUÍSTICA <text:s text:c="29"/></text:p>
          </table:table-cell>
          <table:table-cell office:value-type="string">
            <text:p>Iniciação Científica -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767</text:p>
          </table:table-cell>
          <table:table-cell office:value-type="string">
            <text:p>LETRAS / LINGUÍSTICA <text:s text:c="29"/></text:p>
          </table:table-cell>
          <table:table-cell office:value-type="string">
            <text:p>Inimigo Rumor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94</text:p>
          </table:table-cell>
          <table:table-cell office:value-type="string">
            <text:p>LETRAS / LINGUÍSTICA <text:s text:c="29"/></text:p>
          </table:table-cell>
          <table:table-cell office:value-type="string">
            <text:p>Insiem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68</text:p>
          </table:table-cell>
          <table:table-cell office:value-type="string">
            <text:p>LETRAS / LINGUÍSTICA <text:s text:c="29"/></text:p>
          </table:table-cell>
          <table:table-cell office:value-type="string">
            <text:p>Instrumento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0X</text:p>
          </table:table-cell>
          <table:table-cell office:value-type="string">
            <text:p>LETRAS / LINGUÍSTICA <text:s text:c="29"/></text:p>
          </table:table-cell>
          <table:table-cell office:value-type="string">
            <text:p>Integração (Fátima do Su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LETRAS / LINGUÍSTICA <text:s text:c="29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601</text:p>
          </table:table-cell>
          <table:table-cell office:value-type="string">
            <text:p>LETRAS / LINGUÍSTICA <text:s text:c="29"/></text:p>
          </table:table-cell>
          <table:table-cell office:value-type="string">
            <text:p>Inteligencia Artifi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-ação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79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ações : Cultura e Comunidade (Faculdade Católica de Uberlând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agir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816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atividade (Andradin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5X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câmbio (CD-RO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366X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câmbio (Por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55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câmbio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893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compreensã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95X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cultural Pragmat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79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disciplinar : Revista de Estudos em Língua e Liter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face (Botucat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130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faces (Lajea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2102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faces (Providenc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faces Brasil/Canadá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276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in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97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letras (Dourad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016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Accounting, Auditing and Performance Evalu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008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Accounting, Auditing and Performance Evalu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071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American 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050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Bilingual Education and Bilingua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3991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Canadi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6793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Comic Ar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40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f Learn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4574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Journal on Multicultural Societ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821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national Studies on Law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406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secções (Jundiaí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85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sign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19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texto (Esca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01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texto (Uber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LETRAS / LINGUÍSTICA <text:s text:c="29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47</text:p>
          </table:table-cell>
          <table:table-cell office:value-type="string">
            <text:p>LETRAS / LINGUÍSTICA <text:s text:c="29"/></text:p>
          </table:table-cell>
          <table:table-cell office:value-type="string">
            <text:p>Inventário (Universidade Federal da Bahi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20</text:p>
          </table:table-cell>
          <table:table-cell office:value-type="string">
            <text:p>LETRAS / LINGUÍSTICA <text:s text:c="29"/></text:p>
          </table:table-cell>
          <table:table-cell office:value-type="string">
            <text:p>Investigações (UFPE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2747</text:p>
          </table:table-cell>
          <table:table-cell office:value-type="string">
            <text:p>LETRAS / LINGUÍSTICA <text:s text:c="29"/></text:p>
          </table:table-cell>
          <table:table-cell office:value-type="string">
            <text:p>Iowa Journal of Literary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LETRAS / LINGUÍSTICA <text:s text:c="29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25</text:p>
          </table:table-cell>
          <table:table-cell office:value-type="string">
            <text:p>LETRAS / LINGUÍSTICA <text:s text:c="29"/></text:p>
          </table:table-cell>
          <table:table-cell office:value-type="string">
            <text:p>Ipotesi (UFJF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6065</text:p>
          </table:table-cell>
          <table:table-cell office:value-type="string">
            <text:p>LETRAS / LINGUÍSTICA <text:s text:c="29"/></text:p>
          </table:table-cell>
          <table:table-cell office:value-type="string">
            <text:p>Irish Migration Studies in Latin Ame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1427</text:p>
          </table:table-cell>
          <table:table-cell office:value-type="string">
            <text:p>LETRAS / LINGUÍSTICA <text:s text:c="29"/></text:p>
          </table:table-cell>
          <table:table-cell office:value-type="string">
            <text:p>Irish University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1542</text:p>
          </table:table-cell>
          <table:table-cell office:value-type="string">
            <text:p>LETRAS / LINGUÍSTICA <text:s text:c="29"/></text:p>
          </table:table-cell>
          <table:table-cell office:value-type="string">
            <text:p>Islas (Santa Cl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03</text:p>
          </table:table-cell>
          <table:table-cell office:value-type="string">
            <text:p>LETRAS / LINGUÍSTICA <text:s text:c="29"/></text:p>
          </table:table-cell>
          <table:table-cell office:value-type="string">
            <text:p>Itinerários (São Luí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5X</text:p>
          </table:table-cell>
          <table:table-cell office:value-type="string">
            <text:p>LETRAS / LINGUÍSTICA <text:s text:c="29"/></text:p>
          </table:table-cell>
          <table:table-cell office:value-type="string">
            <text:p>Itinerarios (UNESP. Araraquar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7-7241</text:p>
          </table:table-cell>
          <table:table-cell office:value-type="string">
            <text:p>LETRAS / LINGUÍSTICA <text:s text:c="29"/></text:p>
          </table:table-cell>
          <table:table-cell office:value-type="string">
            <text:p>Itinerarios (Warszaw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0810</text:p>
          </table:table-cell>
          <table:table-cell office:value-type="string">
            <text:p>LETRAS / LINGUÍSTICA <text:s text:c="29"/></text:p>
          </table:table-cell>
          <table:table-cell office:value-type="string">
            <text:p>ITL. Internationaler Technischer Literaturanzeiger (Cessou em 197?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1X</text:p>
          </table:table-cell>
          <table:table-cell office:value-type="string">
            <text:p>LETRAS / LINGUÍSTICA <text:s text:c="29"/></text:p>
          </table:table-cell>
          <table:table-cell office:value-type="string">
            <text:p>Jahrbuch - Institut Martius-Stad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665</text:p>
          </table:table-cell>
          <table:table-cell office:value-type="string">
            <text:p>LETRAS / LINGUÍSTICA <text:s text:c="29"/></text:p>
          </table:table-cell>
          <table:table-cell office:value-type="string">
            <text:p>Jornal Aldra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LETRAS / LINGUÍSTICA <text:s text:c="29"/></text:p>
          </table:table-cell>
          <table:table-cell office:value-type="string">
            <text:p>Jornal Brasileiro de Fonoaudi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LETRAS / LINGUÍSTICA <text:s text:c="29"/></text:p>
          </table:table-cell>
          <table:table-cell office:value-type="string">
            <text:p>Jornal da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LETRAS / LINGUÍSTICA <text:s text:c="29"/></text:p>
          </table:table-cell>
          <table:table-cell office:value-type="string">
            <text:p>Jornal de Psicanali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Jornal Irohi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8989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Language and Lingui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9325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Latin American Cultural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6X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Latin American Studi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632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Multilingual and Multicultural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6044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Neuro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4470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Pho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537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Portuguese Linguis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166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Prag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6441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Sociolinguis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177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the International Neuropsycholog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003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the International Phonetic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6388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the Kafka Society of Ame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LETRAS / LINGUÍSTICA <text:s text:c="29"/></text:p>
          </table:table-cell>
          <table:table-cell office:value-type="string">
            <text:p>Journal of the Neurolog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648</text:p>
          </table:table-cell>
          <table:table-cell office:value-type="string">
            <text:p>LETRAS / LINGUÍSTICA <text:s text:c="29"/></text:p>
          </table:table-cell>
          <table:table-cell office:value-type="string">
            <text:p>JSL. Journal of the School of Languag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20</text:p>
          </table:table-cell>
          <table:table-cell office:value-type="string">
            <text:p>LETRAS / LINGUÍSTICA <text:s text:c="29"/></text:p>
          </table:table-cell>
          <table:table-cell office:value-type="string">
            <text:p>K. Jornal de Cr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8877</text:p>
          </table:table-cell>
          <table:table-cell office:value-type="string">
            <text:p>LETRAS / LINGUÍSTICA <text:s text:c="29"/></text:p>
          </table:table-cell>
          <table:table-cell office:value-type="string">
            <text:p>Kakatiya Journal of English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12</text:p>
          </table:table-cell>
          <table:table-cell office:value-type="string">
            <text:p>LETRAS / LINGUÍSTICA <text:s text:c="29"/></text:p>
          </table:table-cell>
          <table:table-cell office:value-type="string">
            <text:p>Kaleidoscópio (Coronel Fabricia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71</text:p>
          </table:table-cell>
          <table:table-cell office:value-type="string">
            <text:p>LETRAS / LINGUÍSTICA <text:s text:c="29"/></text:p>
          </table:table-cell>
          <table:table-cell office:value-type="string">
            <text:p>Kalidoscópio (Itaja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77</text:p>
          </table:table-cell>
          <table:table-cell office:value-type="string">
            <text:p>LETRAS / LINGUÍSTICA <text:s text:c="29"/></text:p>
          </table:table-cell>
          <table:table-cell office:value-type="string">
            <text:p>Kalíope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1986</text:p>
          </table:table-cell>
          <table:table-cell office:value-type="string">
            <text:p>LETRAS / LINGUÍSTICA <text:s text:c="29"/></text:p>
          </table:table-cell>
          <table:table-cell office:value-type="string">
            <text:p>Knowledge in Society (Cessou em 1991. Cont. ISSN 1053-8798 Knowledge and Polic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LETRAS / LINGUÍSTICA <text:s text:c="29"/></text:p>
          </table:table-cell>
          <table:table-cell office:value-type="string">
            <text:p>Kriterion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9-9152</text:p>
          </table:table-cell>
          <table:table-cell office:value-type="string">
            <text:p>LETRAS / LINGUÍSTICA <text:s text:c="29"/></text:p>
          </table:table-cell>
          <table:table-cell office:value-type="string">
            <text:p>Kyoto Gaikokugo Daigaku Kenkyu Ronso / Academic Bulletin - Kyoto University of Foreign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2817</text:p>
          </table:table-cell>
          <table:table-cell office:value-type="string">
            <text:p>LETRAS / LINGUÍSTICA <text:s text:c="29"/></text:p>
          </table:table-cell>
          <table:table-cell office:value-type="string">
            <text:p>L'Antiquité Classi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8-4704</text:p>
          </table:table-cell>
          <table:table-cell office:value-type="string">
            <text:p>LETRAS / LINGUÍSTICA <text:s text:c="29"/></text:p>
          </table:table-cell>
          <table:table-cell office:value-type="string">
            <text:p>La Faute à Rousseau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4-9074</text:p>
          </table:table-cell>
          <table:table-cell office:value-type="string">
            <text:p>LETRAS / LINGUÍSTICA <text:s text:c="29"/></text:p>
          </table:table-cell>
          <table:table-cell office:value-type="string">
            <text:p>La Lingua Italian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117</text:p>
          </table:table-cell>
          <table:table-cell office:value-type="string">
            <text:p>LETRAS / LINGUÍSTICA <text:s text:c="29"/></text:p>
          </table:table-cell>
          <table:table-cell office:value-type="string">
            <text:p>La Recherche en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9-6758</text:p>
          </table:table-cell>
          <table:table-cell office:value-type="string">
            <text:p>LETRAS / LINGUÍSTICA <text:s text:c="29"/></text:p>
          </table:table-cell>
          <table:table-cell office:value-type="string">
            <text:p>La Revue Internationale des Livres &amp; des Idé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8-8076</text:p>
          </table:table-cell>
          <table:table-cell office:value-type="string">
            <text:p>LETRAS / LINGUÍSTICA <text:s text:c="29"/></text:p>
          </table:table-cell>
          <table:table-cell office:value-type="string">
            <text:p>La Tribune Internationale des Langues Viv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674</text:p>
          </table:table-cell>
          <table:table-cell office:value-type="string">
            <text:p>LETRAS / LINGUÍSTICA <text:s text:c="29"/></text:p>
          </table:table-cell>
          <table:table-cell office:value-type="string">
            <text:p>Labirinto (UNI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95</text:p>
          </table:table-cell>
          <table:table-cell office:value-type="string">
            <text:p>LETRAS / LINGUÍSTICA <text:s text:c="29"/></text:p>
          </table:table-cell>
          <table:table-cell office:value-type="string">
            <text:p>Labirinto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LETRAS / LINGUÍSTICA <text:s text:c="29"/></text:p>
          </table:table-cell>
          <table:table-cell office:value-type="string">
            <text:p>Labrys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6X</text:p>
          </table:table-cell>
          <table:table-cell office:value-type="string">
            <text:p>LETRAS / LINGUÍSTICA <text:s text:c="29"/></text:p>
          </table:table-cell>
          <table:table-cell office:value-type="string">
            <text:p>Labrys (Editión Français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8-726X</text:p>
          </table:table-cell>
          <table:table-cell office:value-type="string">
            <text:p>LETRAS / LINGUÍSTICA <text:s text:c="29"/></text:p>
          </table:table-cell>
          <table:table-cell office:value-type="string">
            <text:p>Langages (Paris. 196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782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and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18X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and Linguistics Compas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470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and Literature (Harlow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309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and Spee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4045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in Societ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3501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Learning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555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Policy (Periodica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945</text:p>
          </table:table-cell>
          <table:table-cell office:value-type="string">
            <text:p>LETRAS / LINGUÍSTICA <text:s text:c="29"/></text:p>
          </table:table-cell>
          <table:table-cell office:value-type="string">
            <text:p>Language Variation and Chang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358</text:p>
          </table:table-cell>
          <table:table-cell office:value-type="string">
            <text:p>LETRAS / LINGUÍSTICA <text:s text:c="29"/></text:p>
          </table:table-cell>
          <table:table-cell office:value-type="string">
            <text:p>Latin American Journal of Fundamental Psychopathology On 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5-3582</text:p>
          </table:table-cell>
          <table:table-cell office:value-type="string">
            <text:p>LETRAS / LINGUÍSTICA <text:s text:c="29"/></text:p>
          </table:table-cell>
          <table:table-cell office:value-type="string">
            <text:p>Latin American Studies (Ibaraki. 198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813</text:p>
          </table:table-cell>
          <table:table-cell office:value-type="string">
            <text:p>LETRAS / LINGUÍSTICA <text:s text:c="29"/></text:p>
          </table:table-cell>
          <table:table-cell office:value-type="string">
            <text:p>Latin American Theatre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3435</text:p>
          </table:table-cell>
          <table:table-cell office:value-type="string">
            <text:p>LETRAS / LINGUÍSTICA <text:s text:c="29"/></text:p>
          </table:table-cell>
          <table:table-cell office:value-type="string">
            <text:p>Latino Stud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5-0756</text:p>
          </table:table-cell>
          <table:table-cell office:value-type="string">
            <text:p>LETRAS / LINGUÍSTICA <text:s text:c="29"/></text:p>
          </table:table-cell>
          <table:table-cell office:value-type="string">
            <text:p>Latitudes (Paris. 199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9395</text:p>
          </table:table-cell>
          <table:table-cell office:value-type="string">
            <text:p>LETRAS / LINGUÍSTICA <text:s text:c="29"/></text:p>
          </table:table-cell>
          <table:table-cell office:value-type="string">
            <text:p>Le Français dans le Mon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8-7251</text:p>
          </table:table-cell>
          <table:table-cell office:value-type="string">
            <text:p>LETRAS / LINGUÍSTICA <text:s text:c="29"/></text:p>
          </table:table-cell>
          <table:table-cell office:value-type="string">
            <text:p>Le Langage et l'Homm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6-9989</text:p>
          </table:table-cell>
          <table:table-cell office:value-type="string">
            <text:p>LETRAS / LINGUÍSTICA <text:s text:c="29"/></text:p>
          </table:table-cell>
          <table:table-cell office:value-type="string">
            <text:p>Le Linguiste (Bruxell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LETRAS / LINGUÍSTICA <text:s text:c="29"/></text:p>
          </table:table-cell>
          <table:table-cell office:value-type="string">
            <text:p>Le Monde Diploma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LETRAS / LINGUÍSTICA <text:s text:c="29"/></text:p>
          </table:table-cell>
          <table:table-cell office:value-type="string">
            <text:p>Learning and Nonlinear Mode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909</text:p>
          </table:table-cell>
          <table:table-cell office:value-type="string">
            <text:p>LETRAS / LINGUÍSTICA <text:s text:c="29"/></text:p>
          </table:table-cell>
          <table:table-cell office:value-type="string">
            <text:p>Lebende Sprach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LETRAS / LINGUÍSTICA <text:s text:c="29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095</text:p>
          </table:table-cell>
          <table:table-cell office:value-type="string">
            <text:p>LETRAS / LINGUÍSTICA <text:s text:c="29"/></text:p>
          </table:table-cell>
          <table:table-cell office:value-type="string">
            <text:p>Légua &amp; Me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44</text:p>
          </table:table-cell>
          <table:table-cell office:value-type="string">
            <text:p>LETRAS / LINGUÍSTICA <text:s text:c="29"/></text:p>
          </table:table-cell>
          <table:table-cell office:value-type="string">
            <text:p>Leia Escol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4728</text:p>
          </table:table-cell>
          <table:table-cell office:value-type="string">
            <text:p>LETRAS / LINGUÍSTICA <text:s text:c="29"/></text:p>
          </table:table-cell>
          <table:table-cell office:value-type="string">
            <text:p>Leiden Papers in Lingui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LETRAS / LINGUÍSTICA <text:s text:c="29"/></text:p>
          </table:table-cell>
          <table:table-cell office:value-type="string">
            <text:p>Leitura (UF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73</text:p>
          </table:table-cell>
          <table:table-cell office:value-type="string">
            <text:p>LETRAS / LINGUÍSTICA <text:s text:c="29"/></text:p>
          </table:table-cell>
          <table:table-cell office:value-type="string">
            <text:p>Leitura em Revista (UNIJUÍ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7X</text:p>
          </table:table-cell>
          <table:table-cell office:value-type="string">
            <text:p>LETRAS / LINGUÍSTICA <text:s text:c="29"/></text:p>
          </table:table-cell>
          <table:table-cell office:value-type="string">
            <text:p>Leitura. Teoria &amp; Prát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7045</text:p>
          </table:table-cell>
          <table:table-cell office:value-type="string">
            <text:p>LETRAS / LINGUÍSTICA <text:s text:c="29"/></text:p>
          </table:table-cell>
          <table:table-cell office:value-type="string">
            <text:p>Leituras (Lisbo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542</text:p>
          </table:table-cell>
          <table:table-cell office:value-type="string">
            <text:p>LETRAS / LINGUÍSTICA <text:s text:c="29"/></text:p>
          </table:table-cell>
          <table:table-cell office:value-type="string">
            <text:p>Lenguas Modernas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57-4354</text:p>
          </table:table-cell>
          <table:table-cell office:value-type="string">
            <text:p>LETRAS / LINGUÍSTICA <text:s text:c="29"/></text:p>
          </table:table-cell>
          <table:table-cell office:value-type="string">
            <text:p>Lenguas Viv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2-0326</text:p>
          </table:table-cell>
          <table:table-cell office:value-type="string">
            <text:p>LETRAS / LINGUÍSTICA <text:s text:c="29"/></text:p>
          </table:table-cell>
          <table:table-cell office:value-type="string">
            <text:p>Les Cahiers de la France Lat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8-4239</text:p>
          </table:table-cell>
          <table:table-cell office:value-type="string">
            <text:p>LETRAS / LINGUÍSTICA <text:s text:c="29"/></text:p>
          </table:table-cell>
          <table:table-cell office:value-type="string">
            <text:p>Les Enjeux de l'information et de la Commun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166</text:p>
          </table:table-cell>
          <table:table-cell office:value-type="string">
            <text:p>LETRAS / LINGUÍSTICA <text:s text:c="29"/></text:p>
          </table:table-cell>
          <table:table-cell office:value-type="string">
            <text:p>Les Études Philosophiques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4-7570</text:p>
          </table:table-cell>
          <table:table-cell office:value-type="string">
            <text:p>LETRAS / LINGUÍSTICA <text:s text:c="29"/></text:p>
          </table:table-cell>
          <table:table-cell office:value-type="string">
            <text:p>Les Langues Néo-Lati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4-1012</text:p>
          </table:table-cell>
          <table:table-cell office:value-type="string">
            <text:p>LETRAS / LINGUÍSTICA <text:s text:c="29"/></text:p>
          </table:table-cell>
          <table:table-cell office:value-type="string">
            <text:p>Les Papiers du Collège International de Philosoph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50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 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 Mag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00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 Viva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27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&amp; Letras (UFU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3363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50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85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(UFS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586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Clássicas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LETRAS / LINGUÍSTICA <text:s text:c="29"/></text:p>
          </table:table-cell>
          <table:table-cell office:value-type="string">
            <text:p>Letras de Hoj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1743</text:p>
          </table:table-cell>
          <table:table-cell office:value-type="string">
            <text:p>LETRAS / LINGUÍSTICA <text:s text:c="29"/></text:p>
          </table:table-cell>
          <table:table-cell office:value-type="string">
            <text:p>Letterature d'Amer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5X</text:p>
          </table:table-cell>
          <table:table-cell office:value-type="string">
            <text:p>LETRAS / LINGUÍSTICA <text:s text:c="29"/></text:p>
          </table:table-cell>
          <table:table-cell office:value-type="string">
            <text:p>Lettres Francaises (UNESP 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2713</text:p>
          </table:table-cell>
          <table:table-cell office:value-type="string">
            <text:p>LETRAS / LINGUÍSTICA <text:s text:c="29"/></text:p>
          </table:table-cell>
          <table:table-cell office:value-type="string">
            <text:p>Levende Talen Tijdschrif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53</text:p>
          </table:table-cell>
          <table:table-cell office:value-type="string">
            <text:p>LETRAS / LINGUÍSTICA <text:s text:c="29"/></text:p>
          </table:table-cell>
          <table:table-cell office:value-type="string">
            <text:p>Lex. Revista do Direit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31</text:p>
          </table:table-cell>
          <table:table-cell office:value-type="string">
            <text:p>LETRAS / LINGUÍSTICA <text:s text:c="29"/></text:p>
          </table:table-cell>
          <table:table-cell office:value-type="string">
            <text:p>Liames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83</text:p>
          </table:table-cell>
          <table:table-cell office:value-type="string">
            <text:p>LETRAS / LINGUÍSTICA <text:s text:c="29"/></text:p>
          </table:table-cell>
          <table:table-cell office:value-type="string">
            <text:p>Líbero (FACASP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LETRAS / LINGUÍSTICA <text:s text:c="29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919</text:p>
          </table:table-cell>
          <table:table-cell office:value-type="string">
            <text:p>LETRAS / LINGUÍSTICA <text:s text:c="29"/></text:p>
          </table:table-cell>
          <table:table-cell office:value-type="string">
            <text:p>Limes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841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 (Haarle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906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 e Instrumentos Linguístico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862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 e Literatura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 Escrita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498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67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 Viva (Guajará-Mir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4X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(ge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71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, Literatura e Ensin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28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m &amp; Ensino (UCPel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32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m em (Dis)curs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378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m em (Re)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240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m. Estudos e Pesquisas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92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ns &amp;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43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gens : Revista de Letras, Artes e Comunicação (FUR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238</text:p>
          </table:table-cell>
          <table:table-cell office:value-type="string">
            <text:p>LETRAS / LINGUÍSTICA <text:s text:c="29"/></text:p>
          </table:table-cell>
          <table:table-cell office:value-type="string">
            <text:p>Línguas &amp; Letras (UNIOES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988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asagem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0214</text:p>
          </table:table-cell>
          <table:table-cell office:value-type="string">
            <text:p>LETRAS / LINGUÍSTICA <text:s text:c="29"/></text:p>
          </table:table-cell>
          <table:table-cell office:value-type="string">
            <text:p>Lingüistica (Madri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X</text:p>
          </table:table-cell>
          <table:table-cell office:value-type="string">
            <text:p>LETRAS / LINGUÍSTICA <text:s text:c="29"/></text:p>
          </table:table-cell>
          <table:table-cell office:value-type="string">
            <text:p>Lingüística (PPGL/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5X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ístic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294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istica Antverpiens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949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istics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7392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istics in Potsda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7332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istics in the Netherland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930</text:p>
          </table:table-cell>
          <table:table-cell office:value-type="string">
            <text:p>LETRAS / LINGUÍSTICA <text:s text:c="29"/></text:p>
          </table:table-cell>
          <table:table-cell office:value-type="string">
            <text:p>Linguistische Bericht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169</text:p>
          </table:table-cell>
          <table:table-cell office:value-type="string">
            <text:p>LETRAS / LINGUÍSTICA <text:s text:c="29"/></text:p>
          </table:table-cell>
          <table:table-cell office:value-type="string">
            <text:p>Lingvisticae Investigation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638</text:p>
          </table:table-cell>
          <table:table-cell office:value-type="string">
            <text:p>LETRAS / LINGUÍSTICA <text:s text:c="29"/></text:p>
          </table:table-cell>
          <table:table-cell office:value-type="string">
            <text:p>Linha d'Agu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59</text:p>
          </table:table-cell>
          <table:table-cell office:value-type="string">
            <text:p>LETRAS / LINGUÍSTICA <text:s text:c="29"/></text:p>
          </table:table-cell>
          <table:table-cell office:value-type="string">
            <text:p>Linha de Pesquisa (UV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026</text:p>
          </table:table-cell>
          <table:table-cell office:value-type="string">
            <text:p>LETRAS / LINGUÍSTICA <text:s text:c="29"/></text:p>
          </table:table-cell>
          <table:table-cell office:value-type="string">
            <text:p>Linha Mestra (Associação de Leitura do Brasi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6-8743</text:p>
          </table:table-cell>
          <table:table-cell office:value-type="string">
            <text:p>LETRAS / LINGUÍSTICA <text:s text:c="29"/></text:p>
          </table:table-cell>
          <table:table-cell office:value-type="string">
            <text:p>Linx (Nanterr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095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l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49-0570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ry Research (Montrea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49X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tura e Autoritarismo (UFS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82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tura e Sociedade (US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25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tura em Debate (URI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811</text:p>
          </table:table-cell>
          <table:table-cell office:value-type="string">
            <text:p>LETRAS / LINGUÍSTICA <text:s text:c="29"/></text:p>
          </table:table-cell>
          <table:table-cell office:value-type="string">
            <text:p>Literatura y Linguíst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825</text:p>
          </table:table-cell>
          <table:table-cell office:value-type="string">
            <text:p>LETRAS / LINGUÍSTICA <text:s text:c="29"/></text:p>
          </table:table-cell>
          <table:table-cell office:value-type="string">
            <text:p>Littera (Pedro Leopol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36</text:p>
          </table:table-cell>
          <table:table-cell office:value-type="string">
            <text:p>LETRAS / LINGUÍSTICA <text:s text:c="29"/></text:p>
          </table:table-cell>
          <table:table-cell office:value-type="string">
            <text:p>Litter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1693</text:p>
          </table:table-cell>
          <table:table-cell office:value-type="string">
            <text:p>LETRAS / LINGUÍSTICA <text:s text:c="29"/></text:p>
          </table:table-cell>
          <table:table-cell office:value-type="string">
            <text:p>L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04</text:p>
          </table:table-cell>
          <table:table-cell office:value-type="string">
            <text:p>LETRAS / LINGUÍSTICA <text:s text:c="29"/></text:p>
          </table:table-cell>
          <table:table-cell office:value-type="string">
            <text:p>Locus Científico (ANPROTE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7-5281</text:p>
          </table:table-cell>
          <table:table-cell office:value-type="string">
            <text:p>LETRAS / LINGUÍSTICA <text:s text:c="29"/></text:p>
          </table:table-cell>
          <table:table-cell office:value-type="string">
            <text:p>Lodz Studies in Langua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10</text:p>
          </table:table-cell>
          <table:table-cell office:value-type="string">
            <text:p>LETRAS / LINGUÍSTICA <text:s text:c="29"/></text:p>
          </table:table-cell>
          <table:table-cell office:value-type="string">
            <text:p>LPH (UFO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7206</text:p>
          </table:table-cell>
          <table:table-cell office:value-type="string">
            <text:p>LETRAS / LINGUÍSTICA <text:s text:c="29"/></text:p>
          </table:table-cell>
          <table:table-cell office:value-type="string">
            <text:p>LTU. Language Testing Updat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2892</text:p>
          </table:table-cell>
          <table:table-cell office:value-type="string">
            <text:p>LETRAS / LINGUÍSTICA <text:s text:c="29"/></text:p>
          </table:table-cell>
          <table:table-cell office:value-type="string">
            <text:p>Lucero (Berkeley, Calif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LETRAS / LINGUÍSTICA <text:s text:c="29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512</text:p>
          </table:table-cell>
          <table:table-cell office:value-type="string">
            <text:p>LETRAS / LINGUÍSTICA <text:s text:c="29"/></text:p>
          </table:table-cell>
          <table:table-cell office:value-type="string">
            <text:p>Lumen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LETRAS / LINGUÍSTICA <text:s text:c="29"/></text:p>
          </table:table-cell>
          <table:table-cell office:value-type="string">
            <text:p>Lumen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85</text:p>
          </table:table-cell>
          <table:table-cell office:value-type="string">
            <text:p>LETRAS / LINGUÍSTICA <text:s text:c="29"/></text:p>
          </table:table-cell>
          <table:table-cell office:value-type="string">
            <text:p>Lumina (Juiz de Fora) (Cessou em 2006. Cont. ISSN 1981-4070 Lumina (Juiz de Fora. 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45X</text:p>
          </table:table-cell>
          <table:table-cell office:value-type="string">
            <text:p>LETRAS / LINGUÍSTICA <text:s text:c="29"/></text:p>
          </table:table-cell>
          <table:table-cell office:value-type="string">
            <text:p>Luminária (União da 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86</text:p>
          </table:table-cell>
          <table:table-cell office:value-type="string">
            <text:p>LETRAS / LINGUÍSTICA <text:s text:c="29"/></text:p>
          </table:table-cell>
          <table:table-cell office:value-type="string">
            <text:p>Luminis (UNILINHA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13</text:p>
          </table:table-cell>
          <table:table-cell office:value-type="string">
            <text:p>LETRAS / LINGUÍSTICA <text:s text:c="29"/></text:p>
          </table:table-cell>
          <table:table-cell office:value-type="string">
            <text:p>Luso-Brazilian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9484</text:p>
          </table:table-cell>
          <table:table-cell office:value-type="string">
            <text:p>LETRAS / LINGUÍSTICA <text:s text:c="29"/></text:p>
          </table:table-cell>
          <table:table-cell office:value-type="string">
            <text:p>Lusora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LETRAS / LINGUÍSTICA <text:s text:c="29"/></text:p>
          </table:table-cell>
          <table:table-cell office:value-type="string">
            <text:p>Lusotopi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821</text:p>
          </table:table-cell>
          <table:table-cell office:value-type="string">
            <text:p>LETRAS / LINGUÍSTICA <text:s text:c="29"/></text:p>
          </table:table-cell>
          <table:table-cell office:value-type="string">
            <text:p>Machado de Assis em Linh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52</text:p>
          </table:table-cell>
          <table:table-cell office:value-type="string">
            <text:p>LETRAS / LINGUÍSTICA <text:s text:c="29"/></text:p>
          </table:table-cell>
          <table:table-cell office:value-type="string">
            <text:p>Maestria (Sete 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55</text:p>
          </table:table-cell>
          <table:table-cell office:value-type="string">
            <text:p>LETRAS / LINGUÍSTICA <text:s text:c="29"/></text:p>
          </table:table-cell>
          <table:table-cell office:value-type="string">
            <text:p>Mafuá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330</text:p>
          </table:table-cell>
          <table:table-cell office:value-type="string">
            <text:p>LETRAS / LINGUÍSTICA <text:s text:c="29"/></text:p>
          </table:table-cell>
          <table:table-cell office:value-type="string">
            <text:p>Magm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51</text:p>
          </table:table-cell>
          <table:table-cell office:value-type="string">
            <text:p>LETRAS / LINGUÍSTICA <text:s text:c="29"/></text:p>
          </table:table-cell>
          <table:table-cell office:value-type="string">
            <text:p>Mal-Estar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8-3551</text:p>
          </table:table-cell>
          <table:table-cell office:value-type="string">
            <text:p>LETRAS / LINGUÍSTICA <text:s text:c="29"/></text:p>
          </table:table-cell>
          <table:table-cell office:value-type="string">
            <text:p>Maldoror (Montevideo.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LETRAS / LINGUÍSTICA <text:s text:c="29"/></text:p>
          </table:table-cell>
          <table:table-cell office:value-type="string">
            <text:p>Mana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498</text:p>
          </table:table-cell>
          <table:table-cell office:value-type="string">
            <text:p>LETRAS / LINGUÍSTICA <text:s text:c="29"/></text:p>
          </table:table-cell>
          <table:table-cell office:value-type="string">
            <text:p>Manuscrítica (São Pau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LETRAS / LINGUÍSTICA <text:s text:c="29"/></text:p>
          </table:table-cell>
          <table:table-cell office:value-type="string">
            <text:p>Maquinaçõe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15</text:p>
          </table:table-cell>
          <table:table-cell office:value-type="string">
            <text:p>LETRAS / LINGUÍSTICA <text:s text:c="29"/></text:p>
          </table:table-cell>
          <table:table-cell office:value-type="string">
            <text:p>Margem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LETRAS / LINGUÍSTICA <text:s text:c="29"/></text:p>
          </table:table-cell>
          <table:table-cell office:value-type="string">
            <text:p>Margem Esquer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4X</text:p>
          </table:table-cell>
          <table:table-cell office:value-type="string">
            <text:p>LETRAS / LINGUÍSTICA <text:s text:c="29"/></text:p>
          </table:table-cell>
          <table:table-cell office:value-type="string">
            <text:p>Margens/Márge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3162</text:p>
          </table:table-cell>
          <table:table-cell office:value-type="string">
            <text:p>LETRAS / LINGUÍSTICA <text:s text:c="29"/></text:p>
          </table:table-cell>
          <table:table-cell office:value-type="string">
            <text:p>Marges Linguistiques (En lig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359</text:p>
          </table:table-cell>
          <table:table-cell office:value-type="string">
            <text:p>LETRAS / LINGUÍSTICA <text:s text:c="29"/></text:p>
          </table:table-cell>
          <table:table-cell office:value-type="string">
            <text:p>Máthesis (Jandaia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215</text:p>
          </table:table-cell>
          <table:table-cell office:value-type="string">
            <text:p>LETRAS / LINGUÍSTICA <text:s text:c="29"/></text:p>
          </table:table-cell>
          <table:table-cell office:value-type="string">
            <text:p>Máthesis (Vise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11-1177</text:p>
          </table:table-cell>
          <table:table-cell office:value-type="string">
            <text:p>LETRAS / LINGUÍSTICA <text:s text:c="29"/></text:p>
          </table:table-cell>
          <table:table-cell office:value-type="string">
            <text:p>Matices en Lenguas Extranjer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LETRAS / LINGUÍSTICA <text:s text:c="29"/></text:p>
          </table:table-cell>
          <table:table-cell office:value-type="string">
            <text:p>Matraga (Rio de Janeir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604</text:p>
          </table:table-cell>
          <table:table-cell office:value-type="string">
            <text:p>LETRAS / LINGUÍSTICA <text:s text:c="29"/></text:p>
          </table:table-cell>
          <table:table-cell office:value-type="string">
            <text:p>Mealibra - Revista d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64</text:p>
          </table:table-cell>
          <table:table-cell office:value-type="string">
            <text:p>LETRAS / LINGUÍSTICA <text:s text:c="29"/></text:p>
          </table:table-cell>
          <table:table-cell office:value-type="string">
            <text:p>Mediaçã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17</text:p>
          </table:table-cell>
          <table:table-cell office:value-type="string">
            <text:p>LETRAS / LINGUÍSTICA <text:s text:c="29"/></text:p>
          </table:table-cell>
          <table:table-cell office:value-type="string">
            <text:p>Memento (Três Coraçõ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LETRAS / LINGUÍSTICA <text:s text:c="29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52</text:p>
          </table:table-cell>
          <table:table-cell office:value-type="string">
            <text:p>LETRAS / LINGUÍSTICA <text:s text:c="29"/></text:p>
          </table:table-cell>
          <table:table-cell office:value-type="string">
            <text:p>Meta (Montré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5-019X</text:p>
          </table:table-cell>
          <table:table-cell office:value-type="string">
            <text:p>LETRAS / LINGUÍSTICA <text:s text:c="29"/></text:p>
          </table:table-cell>
          <table:table-cell office:value-type="string">
            <text:p>Metamorfoses. Revista da Cátedra Jorge de Sena da Faculdade de Letras da UFRJ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LETRAS / LINGUÍSTICA <text:s text:c="29"/></text:p>
          </table:table-cell>
          <table:table-cell office:value-type="string">
            <text:p>Métis (U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3015</text:p>
          </table:table-cell>
          <table:table-cell office:value-type="string">
            <text:p>LETRAS / LINGUÍSTICA <text:s text:c="29"/></text:p>
          </table:table-cell>
          <table:table-cell office:value-type="string">
            <text:p>Millenium (Vise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17</text:p>
          </table:table-cell>
          <table:table-cell office:value-type="string">
            <text:p>LETRAS / LINGUÍSTICA <text:s text:c="29"/></text:p>
          </table:table-cell>
          <table:table-cell office:value-type="string">
            <text:p>Mímesis (UNESP. São José do Rio Pre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5X</text:p>
          </table:table-cell>
          <table:table-cell office:value-type="string">
            <text:p>LETRAS / LINGUÍSTICA <text:s text:c="29"/></text:p>
          </table:table-cell>
          <table:table-cell office:value-type="string">
            <text:p>Minas Gerais. Suplemento Liter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149</text:p>
          </table:table-cell>
          <table:table-cell office:value-type="string">
            <text:p>LETRAS / LINGUÍSTICA <text:s text:c="29"/></text:p>
          </table:table-cell>
          <table:table-cell office:value-type="string">
            <text:p>Mindbite (APLI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24</text:p>
          </table:table-cell>
          <table:table-cell office:value-type="string">
            <text:p>LETRAS / LINGUÍSTICA <text:s text:c="29"/></text:p>
          </table:table-cell>
          <table:table-cell office:value-type="string">
            <text:p>Mirandum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899</text:p>
          </table:table-cell>
          <table:table-cell office:value-type="string">
            <text:p>LETRAS / LINGUÍSTICA <text:s text:c="29"/></text:p>
          </table:table-cell>
          <table:table-cell office:value-type="string">
            <text:p>Miscelânea (Assi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44-408X</text:p>
          </table:table-cell>
          <table:table-cell office:value-type="string">
            <text:p>LETRAS / LINGUÍSTICA <text:s text:c="29"/></text:p>
          </table:table-cell>
          <table:table-cell office:value-type="string">
            <text:p>Miscelánea de Estudios Árabes y Hebraicos (Cessou em 1994. Foi desdobrado em dois: ISSN 1696-5868 Miscelánea de Estudios Árabes y Hebraicos. Sección Árabe-Islam e ISSN 1696-585X Miscelánea de Estudios Árabes y Hebraicos. Seccíon Hebre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7925</text:p>
          </table:table-cell>
          <table:table-cell office:value-type="string">
            <text:p>LETRAS / LINGUÍSTICA <text:s text:c="29"/></text:p>
          </table:table-cell>
          <table:table-cell office:value-type="string">
            <text:p>Mitteilungen der Luria-Gesellschaf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LETRAS / LINGUÍSTICA <text:s text:c="29"/></text:p>
          </table:table-cell>
          <table:table-cell office:value-type="string">
            <text:p>Mneme (Caicó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44</text:p>
          </table:table-cell>
          <table:table-cell office:value-type="string">
            <text:p>LETRAS / LINGUÍSTICA <text:s text:c="29"/></text:p>
          </table:table-cell>
          <table:table-cell office:value-type="string">
            <text:p>MOAR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666</text:p>
          </table:table-cell>
          <table:table-cell office:value-type="string">
            <text:p>LETRAS / LINGUÍSTICA <text:s text:c="29"/></text:p>
          </table:table-cell>
          <table:table-cell office:value-type="string">
            <text:p>Moderne Sprach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723</text:p>
          </table:table-cell>
          <table:table-cell office:value-type="string">
            <text:p>LETRAS / LINGUÍSTICA <text:s text:c="29"/></text:p>
          </table:table-cell>
          <table:table-cell office:value-type="string">
            <text:p>Momento do Professor (UA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95</text:p>
          </table:table-cell>
          <table:table-cell office:value-type="string">
            <text:p>LETRAS / LINGUÍSTICA <text:s text:c="29"/></text:p>
          </table:table-cell>
          <table:table-cell office:value-type="string">
            <text:p>Momentum (Atiba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22</text:p>
          </table:table-cell>
          <table:table-cell office:value-type="string">
            <text:p>LETRAS / LINGUÍSTICA <text:s text:c="29"/></text:p>
          </table:table-cell>
          <table:table-cell office:value-type="string">
            <text:p>Monographia (FA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76X</text:p>
          </table:table-cell>
          <table:table-cell office:value-type="string">
            <text:p>LETRAS / LINGUÍSTICA <text:s text:c="29"/></text:p>
          </table:table-cell>
          <table:table-cell office:value-type="string">
            <text:p>Monographs of the Society for Research in Child Develop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LETRAS / LINGUÍSTICA <text:s text:c="29"/></text:p>
          </table:table-cell>
          <table:table-cell office:value-type="string">
            <text:p>Morpheus (UNIRI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1X</text:p>
          </table:table-cell>
          <table:table-cell office:value-type="string">
            <text:p>LETRAS / LINGUÍSTICA <text:s text:c="29"/></text:p>
          </table:table-cell>
          <table:table-cell office:value-type="string">
            <text:p>Morus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54</text:p>
          </table:table-cell>
          <table:table-cell office:value-type="string">
            <text:p>LETRAS / LINGUÍSTICA <text:s text:c="29"/></text:p>
          </table:table-cell>
          <table:table-cell office:value-type="string">
            <text:p>Mosaico (São José do Ri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28</text:p>
          </table:table-cell>
          <table:table-cell office:value-type="string">
            <text:p>LETRAS / LINGUÍSTICA <text:s text:c="29"/></text:p>
          </table:table-cell>
          <table:table-cell office:value-type="string">
            <text:p>Mosaicos (UE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LETRAS / LINGUÍSTICA <text:s text:c="29"/></text:p>
          </table:table-cell>
          <table:table-cell office:value-type="string">
            <text:p>Movendo Idéi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856</text:p>
          </table:table-cell>
          <table:table-cell office:value-type="string">
            <text:p>LETRAS / LINGUÍSTICA <text:s text:c="29"/></text:p>
          </table:table-cell>
          <table:table-cell office:value-type="string">
            <text:p>Muiraquitã (UFA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LETRAS / LINGUÍSTICA <text:s text:c="29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LETRAS / LINGUÍSTICA <text:s text:c="29"/></text:p>
          </table:table-cell>
          <table:table-cell office:value-type="string">
            <text:p>Multiciênci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93</text:p>
          </table:table-cell>
          <table:table-cell office:value-type="string">
            <text:p>LETRAS / LINGUÍSTICA <text:s text:c="29"/></text:p>
          </table:table-cell>
          <table:table-cell office:value-type="string">
            <text:p>Múltiplas Lei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451</text:p>
          </table:table-cell>
          <table:table-cell office:value-type="string">
            <text:p>LETRAS / LINGUÍSTICA <text:s text:c="29"/></text:p>
          </table:table-cell>
          <table:table-cell office:value-type="string">
            <text:p>Mundo Jovem (PUC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LETRAS / LINGUÍSTICA <text:s text:c="29"/></text:p>
          </table:table-cell>
          <table:table-cell office:value-type="string">
            <text:p>Música Hod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9633</text:p>
          </table:table-cell>
          <table:table-cell office:value-type="string">
            <text:p>LETRAS / LINGUÍSTICA <text:s text:c="29"/></text:p>
          </table:table-cell>
          <table:table-cell office:value-type="string">
            <text:p>National Library N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30</text:p>
          </table:table-cell>
          <table:table-cell office:value-type="string">
            <text:p>LETRAS / LINGUÍSTICA <text:s text:c="29"/></text:p>
          </table:table-cell>
          <table:table-cell office:value-type="string">
            <text:p>Natureza Humana (Cessou em 2008. Cont. ISSN 2175-2834 Natureza Humana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26</text:p>
          </table:table-cell>
          <table:table-cell office:value-type="string">
            <text:p>LETRAS / LINGUÍSTICA <text:s text:c="29"/></text:p>
          </table:table-cell>
          <table:table-cell office:value-type="string">
            <text:p>Nau Literária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527</text:p>
          </table:table-cell>
          <table:table-cell office:value-type="string">
            <text:p>LETRAS / LINGUÍSTICA <text:s text:c="29"/></text:p>
          </table:table-cell>
          <table:table-cell office:value-type="string">
            <text:p>Navegações (Impresso)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LETRAS / LINGUÍSTICA <text:s text:c="29"/></text:p>
          </table:table-cell>
          <table:table-cell office:value-type="string">
            <text:p>Neurobiologia (Recif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LETRAS / LINGUÍSTICA <text:s text:c="29"/></text:p>
          </table:table-cell>
          <table:table-cell office:value-type="string">
            <text:p>Neur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56</text:p>
          </table:table-cell>
          <table:table-cell office:value-type="string">
            <text:p>LETRAS / LINGUÍSTICA <text:s text:c="29"/></text:p>
          </table:table-cell>
          <table:table-cell office:value-type="string">
            <text:p>New Cinem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814</text:p>
          </table:table-cell>
          <table:table-cell office:value-type="string">
            <text:p>LETRAS / LINGUÍSTICA <text:s text:c="29"/></text:p>
          </table:table-cell>
          <table:table-cell office:value-type="string">
            <text:p>New Comparis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01</text:p>
          </table:table-cell>
          <table:table-cell office:value-type="string">
            <text:p>LETRAS / LINGUÍSTICA <text:s text:c="29"/></text:p>
          </table:table-cell>
          <table:table-cell office:value-type="string">
            <text:p>New Routes in EL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0318</text:p>
          </table:table-cell>
          <table:table-cell office:value-type="string">
            <text:p>LETRAS / LINGUÍSTICA <text:s text:c="29"/></text:p>
          </table:table-cell>
          <table:table-cell office:value-type="string">
            <text:p>Noah (Jerusal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453</text:p>
          </table:table-cell>
          <table:table-cell office:value-type="string">
            <text:p>LETRAS / LINGUÍSTICA <text:s text:c="29"/></text:p>
          </table:table-cell>
          <table:table-cell office:value-type="string">
            <text:p>Nonada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41</text:p>
          </table:table-cell>
          <table:table-cell office:value-type="string">
            <text:p>LETRAS / LINGUÍSTICA <text:s text:c="29"/></text:p>
          </table:table-cell>
          <table:table-cell office:value-type="string">
            <text:p>Nós d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LETRAS / LINGUÍSTICA <text:s text:c="29"/></text:p>
          </table:table-cell>
          <table:table-cell office:value-type="string">
            <text:p>Nossa Amé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LETRAS / LINGUÍSTICA <text:s text:c="29"/></text:p>
          </table:table-cell>
          <table:table-cell office:value-type="string">
            <text:p>Nossa Histór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7673</text:p>
          </table:table-cell>
          <table:table-cell office:value-type="string">
            <text:p>LETRAS / LINGUÍSTICA <text:s text:c="29"/></text:p>
          </table:table-cell>
          <table:table-cell office:value-type="string">
            <text:p>Nouveaux Actes Sémiotiques (Limoges) (Cessou em 2006. Cont. ISSN 1961-8999 Nouveaux Actes Sémiotiques (En lig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16</text:p>
          </table:table-cell>
          <table:table-cell office:value-type="string">
            <text:p>LETRAS / LINGUÍSTICA <text:s text:c="29"/></text:p>
          </table:table-cell>
          <table:table-cell office:value-type="string">
            <text:p>Nova Escol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7-4733</text:p>
          </table:table-cell>
          <table:table-cell office:value-type="string">
            <text:p>LETRAS / LINGUÍSTICA <text:s text:c="29"/></text:p>
          </table:table-cell>
          <table:table-cell office:value-type="string">
            <text:p>Novitas-ROY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LETRAS / LINGUÍSTICA <text:s text:c="29"/></text:p>
          </table:table-cell>
          <table:table-cell office:value-type="string">
            <text:p>Novos Estudos CEBRAP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55</text:p>
          </table:table-cell>
          <table:table-cell office:value-type="string">
            <text:p>LETRAS / LINGUÍSTICA <text:s text:c="29"/></text:p>
          </table:table-cell>
          <table:table-cell office:value-type="string">
            <text:p>Nuances (UNESP Presidente Prude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LETRAS / LINGUÍSTICA <text:s text:c="29"/></text:p>
          </table:table-cell>
          <table:table-cell office:value-type="string">
            <text:p>Nucleus (Ituverav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LETRAS / LINGUÍSTICA <text:s text:c="29"/></text:p>
          </table:table-cell>
          <table:table-cell office:value-type="string">
            <text:p>Nuevo Mundo-Mundos Nuev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36</text:p>
          </table:table-cell>
          <table:table-cell office:value-type="string">
            <text:p>LETRAS / LINGUÍSTICA <text:s text:c="29"/></text:p>
          </table:table-cell>
          <table:table-cell office:value-type="string">
            <text:p>Nuntius Antiqu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09</text:p>
          </table:table-cell>
          <table:table-cell office:value-type="string">
            <text:p>LETRAS / LINGUÍSTICA <text:s text:c="29"/></text:p>
          </table:table-cell>
          <table:table-cell office:value-type="string">
            <text:p>O Eixo e a Roda (UFM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00</text:p>
          </table:table-cell>
          <table:table-cell office:value-type="string">
            <text:p>LETRAS / LINGUÍSTICA <text:s text:c="29"/></text:p>
          </table:table-cell>
          <table:table-cell office:value-type="string">
            <text:p>O Guari (União da 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35</text:p>
          </table:table-cell>
          <table:table-cell office:value-type="string">
            <text:p>LETRAS / LINGUÍSTICA <text:s text:c="29"/></text:p>
          </table:table-cell>
          <table:table-cell office:value-type="string">
            <text:p>O Marra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0X</text:p>
          </table:table-cell>
          <table:table-cell office:value-type="string">
            <text:p>LETRAS / LINGUÍSTICA <text:s text:c="29"/></text:p>
          </table:table-cell>
          <table:table-cell office:value-type="string">
            <text:p>O Marrare (Online)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91</text:p>
          </table:table-cell>
          <table:table-cell office:value-type="string">
            <text:p>LETRAS / LINGUÍSTICA <text:s text:c="29"/></text:p>
          </table:table-cell>
          <table:table-cell office:value-type="string">
            <text:p>O Mundo da Usinagem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LETRAS / LINGUÍSTICA <text:s text:c="29"/></text:p>
          </table:table-cell>
          <table:table-cell office:value-type="string">
            <text:p>O Olho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LETRAS / LINGUÍSTICA <text:s text:c="29"/></text:p>
          </table:table-cell>
          <table:table-cell office:value-type="string">
            <text:p>O Público e o Privado (UE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LETRAS / LINGUÍSTICA <text:s text:c="29"/></text:p>
          </table:table-cell>
          <table:table-cell office:value-type="string">
            <text:p>O Que nos Faz Pensar (PUC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40</text:p>
          </table:table-cell>
          <table:table-cell office:value-type="string">
            <text:p>LETRAS / LINGUÍSTICA <text:s text:c="29"/></text:p>
          </table:table-cell>
          <table:table-cell office:value-type="string">
            <text:p>Odisséia (UFRN) (Cessou em 2006. Cont. ISSN 1983-2435 Revista Odissé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LETRAS / LINGUÍSTICA <text:s text:c="29"/></text:p>
          </table:table-cell>
          <table:table-cell office:value-type="string">
            <text:p>Oik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LETRAS / LINGUÍSTICA <text:s text:c="29"/></text:p>
          </table:table-cell>
          <table:table-cell office:value-type="string">
            <text:p>Olhar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LETRAS / LINGUÍSTICA <text:s text:c="29"/></text:p>
          </table:table-cell>
          <table:table-cell office:value-type="string">
            <text:p>Olhar de Professor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51</text:p>
          </table:table-cell>
          <table:table-cell office:value-type="string">
            <text:p>LETRAS / LINGUÍSTICA <text:s text:c="29"/></text:p>
          </table:table-cell>
          <table:table-cell office:value-type="string">
            <text:p>Olhares &amp; Trilhas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28</text:p>
          </table:table-cell>
          <table:table-cell office:value-type="string">
            <text:p>LETRAS / LINGUÍSTICA <text:s text:c="29"/></text:p>
          </table:table-cell>
          <table:table-cell office:value-type="string">
            <text:p>Opção Laca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1939</text:p>
          </table:table-cell>
          <table:table-cell office:value-type="string">
            <text:p>LETRAS / LINGUÍSTICA <text:s text:c="29"/></text:p>
          </table:table-cell>
          <table:table-cell office:value-type="string">
            <text:p>Open Letter (Toron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82</text:p>
          </table:table-cell>
          <table:table-cell office:value-type="string">
            <text:p>LETRAS / LINGUÍSTICA <text:s text:c="29"/></text:p>
          </table:table-cell>
          <table:table-cell office:value-type="string">
            <text:p>Open to Discuss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76</text:p>
          </table:table-cell>
          <table:table-cell office:value-type="string">
            <text:p>LETRAS / LINGUÍSTICA <text:s text:c="29"/></text:p>
          </table:table-cell>
          <table:table-cell office:value-type="string">
            <text:p>Opsis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84</text:p>
          </table:table-cell>
          <table:table-cell office:value-type="string">
            <text:p>LETRAS / LINGUÍSTICA <text:s text:c="29"/></text:p>
          </table:table-cell>
          <table:table-cell office:value-type="string">
            <text:p>Opus Justiti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LETRAS / LINGUÍSTICA <text:s text:c="29"/></text:p>
          </table:table-cell>
          <table:table-cell office:value-type="string">
            <text:p>Oralidad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811</text:p>
          </table:table-cell>
          <table:table-cell office:value-type="string">
            <text:p>LETRAS / LINGUÍSTICA <text:s text:c="29"/></text:p>
          </table:table-cell>
          <table:table-cell office:value-type="string">
            <text:p>Orbis Tertius (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7743</text:p>
          </table:table-cell>
          <table:table-cell office:value-type="string">
            <text:p>LETRAS / LINGUÍSTICA <text:s text:c="29"/></text:p>
          </table:table-cell>
          <table:table-cell office:value-type="string">
            <text:p>Ordia Pri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LETRAS / LINGUÍSTICA <text:s text:c="29"/></text:p>
          </table:table-cell>
          <table:table-cell office:value-type="string">
            <text:p>Organizações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67</text:p>
          </table:table-cell>
          <table:table-cell office:value-type="string">
            <text:p>LETRAS / LINGUÍSTICA <text:s text:c="29"/></text:p>
          </table:table-cell>
          <table:table-cell office:value-type="string">
            <text:p>Organon (UFRG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LETRAS / LINGUÍSTICA <text:s text:c="29"/></text:p>
          </table:table-cell>
          <table:table-cell office:value-type="string">
            <text:p>Os Urbanita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02</text:p>
          </table:table-cell>
          <table:table-cell office:value-type="string">
            <text:p>LETRAS / LINGUÍSTICA <text:s text:c="29"/></text:p>
          </table:table-cell>
          <table:table-cell office:value-type="string">
            <text:p>Outra Travessi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530</text:p>
          </table:table-cell>
          <table:table-cell office:value-type="string">
            <text:p>LETRAS / LINGUÍSTICA <text:s text:c="29"/></text:p>
          </table:table-cell>
          <table:table-cell office:value-type="string">
            <text:p>Outras Palavras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LETRAS / LINGUÍSTICA <text:s text:c="29"/></text:p>
          </table:table-cell>
          <table:table-cell office:value-type="string">
            <text:p>Outros Temp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LETRAS / LINGUÍSTICA <text:s text:c="29"/></text:p>
          </table:table-cell>
          <table:table-cell office:value-type="string">
            <text:p>Outubr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38</text:p>
          </table:table-cell>
          <table:table-cell office:value-type="string">
            <text:p>LETRAS / LINGUÍSTICA <text:s text:c="29"/></text:p>
          </table:table-cell>
          <table:table-cell office:value-type="string">
            <text:p>Páginas Aber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78</text:p>
          </table:table-cell>
          <table:table-cell office:value-type="string">
            <text:p>LETRAS / LINGUÍSTICA <text:s text:c="29"/></text:p>
          </table:table-cell>
          <table:table-cell office:value-type="string">
            <text:p>Páginas de Dire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9246</text:p>
          </table:table-cell>
          <table:table-cell office:value-type="string">
            <text:p>LETRAS / LINGUÍSTICA <text:s text:c="29"/></text:p>
          </table:table-cell>
          <table:table-cell office:value-type="string">
            <text:p>Páginas de Guar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LETRAS / LINGUÍSTICA <text:s text:c="29"/></text:p>
          </table:table-cell>
          <table:table-cell office:value-type="string">
            <text:p>Paidéia (USP. Ribeirao Pret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95</text:p>
          </table:table-cell>
          <table:table-cell office:value-type="string">
            <text:p>LETRAS / LINGUÍSTICA <text:s text:c="29"/></text:p>
          </table:table-cell>
          <table:table-cell office:value-type="string">
            <text:p>Palávora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63</text:p>
          </table:table-cell>
          <table:table-cell office:value-type="string">
            <text:p>LETRAS / LINGUÍSTICA <text:s text:c="29"/></text:p>
          </table:table-cell>
          <table:table-cell office:value-type="string">
            <text:p>Palavra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499</text:p>
          </table:table-cell>
          <table:table-cell office:value-type="string">
            <text:p>LETRAS / LINGUÍSTICA <text:s text:c="29"/></text:p>
          </table:table-cell>
          <table:table-cell office:value-type="string">
            <text:p>Palavras (Lisboa) (Cessou em 198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57</text:p>
          </table:table-cell>
          <table:table-cell office:value-type="string">
            <text:p>LETRAS / LINGUÍSTICA <text:s text:c="29"/></text:p>
          </table:table-cell>
          <table:table-cell office:value-type="string">
            <text:p>Palimpsesto (Rio de Janei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507</text:p>
          </table:table-cell>
          <table:table-cell office:value-type="string">
            <text:p>LETRAS / LINGUÍSTICA <text:s text:c="29"/></text:p>
          </table:table-cell>
          <table:table-cell office:value-type="string">
            <text:p>Palimpsesto (Rio de Janeiro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11X</text:p>
          </table:table-cell>
          <table:table-cell office:value-type="string">
            <text:p>LETRAS / LINGUÍSTICA <text:s text:c="29"/></text:p>
          </table:table-cell>
          <table:table-cell office:value-type="string">
            <text:p>Palpitar: Literatur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906</text:p>
          </table:table-cell>
          <table:table-cell office:value-type="string">
            <text:p>LETRAS / LINGUÍSTICA <text:s text:c="29"/></text:p>
          </table:table-cell>
          <table:table-cell office:value-type="string">
            <text:p>Pandaemonium Germanicum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37</text:p>
          </table:table-cell>
          <table:table-cell office:value-type="string">
            <text:p>LETRAS / LINGUÍSTICA <text:s text:c="29"/></text:p>
          </table:table-cell>
          <table:table-cell office:value-type="string">
            <text:p>Pandaemonium Germanicum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61</text:p>
          </table:table-cell>
          <table:table-cell office:value-type="string">
            <text:p>LETRAS / LINGUÍSTICA <text:s text:c="29"/></text:p>
          </table:table-cell>
          <table:table-cell office:value-type="string">
            <text:p>Panorama Acadêmico (UNE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57</text:p>
          </table:table-cell>
          <table:table-cell office:value-type="string">
            <text:p>LETRAS / LINGUÍSTICA <text:s text:c="29"/></text:p>
          </table:table-cell>
          <table:table-cell office:value-type="string">
            <text:p>Papéis (UF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0757</text:p>
          </table:table-cell>
          <table:table-cell office:value-type="string">
            <text:p>LETRAS / LINGUÍSTICA <text:s text:c="29"/></text:p>
          </table:table-cell>
          <table:table-cell office:value-type="string">
            <text:p>Papers of the Japanese Language Teaching Association in honor of Professor Fumiko Koi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0504</text:p>
          </table:table-cell>
          <table:table-cell office:value-type="string">
            <text:p>LETRAS / LINGUÍSTICA <text:s text:c="29"/></text:p>
          </table:table-cell>
          <table:table-cell office:value-type="string">
            <text:p>Papers on Joy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15</text:p>
          </table:table-cell>
          <table:table-cell office:value-type="string">
            <text:p>LETRAS / LINGUÍSTICA <text:s text:c="29"/></text:p>
          </table:table-cell>
          <table:table-cell office:value-type="string">
            <text:p>Papia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19</text:p>
          </table:table-cell>
          <table:table-cell office:value-type="string">
            <text:p>LETRAS / LINGUÍSTICA <text:s text:c="29"/></text:p>
          </table:table-cell>
          <table:table-cell office:value-type="string">
            <text:p>Papyrum Sapienti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383</text:p>
          </table:table-cell>
          <table:table-cell office:value-type="string">
            <text:p>LETRAS / LINGUÍSTICA <text:s text:c="29"/></text:p>
          </table:table-cell>
          <table:table-cell office:value-type="string">
            <text:p>Parlare (Nat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37</text:p>
          </table:table-cell>
          <table:table-cell office:value-type="string">
            <text:p>LETRAS / LINGUÍSTICA <text:s text:c="29"/></text:p>
          </table:table-cell>
          <table:table-cell office:value-type="string">
            <text:p>Parlatorium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0341</text:p>
          </table:table-cell>
          <table:table-cell office:value-type="string">
            <text:p>LETRAS / LINGUÍSTICA <text:s text:c="29"/></text:p>
          </table:table-cell>
          <table:table-cell office:value-type="string">
            <text:p>Passages de Paris (APEB-F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LETRAS / LINGUÍSTICA <text:s text:c="29"/></text:p>
          </table:table-cell>
          <table:table-cell office:value-type="string">
            <text:p>Pátio (Porto Alegre. 199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67</text:p>
          </table:table-cell>
          <table:table-cell office:value-type="string">
            <text:p>LETRAS / LINGUÍSTICA <text:s text:c="29"/></text:p>
          </table:table-cell>
          <table:table-cell office:value-type="string">
            <text:p>Patrimônio e Memória (UNE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LETRAS / LINGUÍSTICA <text:s text:c="29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0508</text:p>
          </table:table-cell>
          <table:table-cell office:value-type="string">
            <text:p>LETRAS / LINGUÍSTICA <text:s text:c="29"/></text:p>
          </table:table-cell>
          <table:table-cell office:value-type="string">
            <text:p>Peace and Chang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76</text:p>
          </table:table-cell>
          <table:table-cell office:value-type="string">
            <text:p>LETRAS / LINGUÍSTICA <text:s text:c="29"/></text:p>
          </table:table-cell>
          <table:table-cell office:value-type="string">
            <text:p>Pedagogia em Fo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LETRAS / LINGUÍSTICA <text:s text:c="29"/></text:p>
          </table:table-cell>
          <table:table-cell office:value-type="string">
            <text:p>Pediatr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787</text:p>
          </table:table-cell>
          <table:table-cell office:value-type="string">
            <text:p>LETRAS / LINGUÍSTICA <text:s text:c="29"/></text:p>
          </table:table-cell>
          <table:table-cell office:value-type="string">
            <text:p>Pequena M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99</text:p>
          </table:table-cell>
          <table:table-cell office:value-type="string">
            <text:p>LETRAS / LINGUÍSTICA <text:s text:c="29"/></text:p>
          </table:table-cell>
          <table:table-cell office:value-type="string">
            <text:p>Per Musi (UFM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5125</text:p>
          </table:table-cell>
          <table:table-cell office:value-type="string">
            <text:p>LETRAS / LINGUÍSTICA <text:s text:c="29"/></text:p>
          </table:table-cell>
          <table:table-cell office:value-type="string">
            <text:p>Perceptual and Motor Skil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15</text:p>
          </table:table-cell>
          <table:table-cell office:value-type="string">
            <text:p>LETRAS / LINGUÍSTICA <text:s text:c="29"/></text:p>
          </table:table-cell>
          <table:table-cell office:value-type="string">
            <text:p>Percurs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653</text:p>
          </table:table-cell>
          <table:table-cell office:value-type="string">
            <text:p>LETRAS / LINGUÍSTICA <text:s text:c="29"/></text:p>
          </table:table-cell>
          <table:table-cell office:value-type="string">
            <text:p>Perfile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399</text:p>
          </table:table-cell>
          <table:table-cell office:value-type="string">
            <text:p>LETRAS / LINGUÍSTICA <text:s text:c="29"/></text:p>
          </table:table-cell>
          <table:table-cell office:value-type="string">
            <text:p>Perquirere (UNIP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LETRAS / LINGUÍSTICA <text:s text:c="29"/></text:p>
          </table:table-cell>
          <table:table-cell office:value-type="string">
            <text:p>Perspectiva (Erex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LETRAS / LINGUÍSTICA <text:s text:c="29"/></text:p>
          </table:table-cell>
          <table:table-cell office:value-type="string">
            <text:p>Perspectiva (UFSC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LETRAS / LINGUÍSTICA <text:s text:c="29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676X</text:p>
          </table:table-cell>
          <table:table-cell office:value-type="string">
            <text:p>LETRAS / LINGUÍSTICA <text:s text:c="29"/></text:p>
          </table:table-cell>
          <table:table-cell office:value-type="string">
            <text:p>Perspectives: Studies in Transl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LETRAS / LINGUÍSTICA <text:s text:c="29"/></text:p>
          </table:table-cell>
          <table:table-cell office:value-type="string">
            <text:p>Pesquisa FAPES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LETRAS / LINGUÍSTICA <text:s text:c="29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222</text:p>
          </table:table-cell>
          <table:table-cell office:value-type="string">
            <text:p>LETRAS / LINGUÍSTICA <text:s text:c="29"/></text:p>
          </table:table-cell>
          <table:table-cell office:value-type="string">
            <text:p>Pesquisas em Discurso Pedagógic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697</text:p>
          </table:table-cell>
          <table:table-cell office:value-type="string">
            <text:p>LETRAS / LINGUÍSTICA <text:s text:c="29"/></text:p>
          </table:table-cell>
          <table:table-cell office:value-type="string">
            <text:p>Pesquisas em Discurso Pedagógic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76</text:p>
          </table:table-cell>
          <table:table-cell office:value-type="string">
            <text:p>LETRAS / LINGUÍSTICA <text:s text:c="29"/></text:p>
          </table:table-cell>
          <table:table-cell office:value-type="string">
            <text:p>Phaos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985</text:p>
          </table:table-cell>
          <table:table-cell office:value-type="string">
            <text:p>LETRAS / LINGUÍSTICA <text:s text:c="29"/></text:p>
          </table:table-cell>
          <table:table-cell office:value-type="string">
            <text:p>Philologus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LETRAS / LINGUÍSTICA <text:s text:c="29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87</text:p>
          </table:table-cell>
          <table:table-cell office:value-type="string">
            <text:p>LETRAS / LINGUÍSTICA <text:s text:c="29"/></text:p>
          </table:table-cell>
          <table:table-cell office:value-type="string">
            <text:p>Phoinix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66</text:p>
          </table:table-cell>
          <table:table-cell office:value-type="string">
            <text:p>LETRAS / LINGUÍSTICA <text:s text:c="29"/></text:p>
          </table:table-cell>
          <table:table-cell office:value-type="string">
            <text:p>Pleiade (Uniamér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1630</text:p>
          </table:table-cell>
          <table:table-cell office:value-type="string">
            <text:p>LETRAS / LINGUÍSTICA <text:s text:c="29"/></text:p>
          </table:table-cell>
          <table:table-cell office:value-type="string">
            <text:p>Pleine Marge (Cogna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0-5504</text:p>
          </table:table-cell>
          <table:table-cell office:value-type="string">
            <text:p>LETRAS / LINGUÍSTICA <text:s text:c="29"/></text:p>
          </table:table-cell>
          <table:table-cell office:value-type="string">
            <text:p>Plural Plurie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5-5805</text:p>
          </table:table-cell>
          <table:table-cell office:value-type="string">
            <text:p>LETRAS / LINGUÍSTICA <text:s text:c="29"/></text:p>
          </table:table-cell>
          <table:table-cell office:value-type="string">
            <text:p>Po'leutukal-beu'lajil yeon'gu / Portuguese-Brazilian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26</text:p>
          </table:table-cell>
          <table:table-cell office:value-type="string">
            <text:p>LETRAS / LINGUÍSTICA <text:s text:c="29"/></text:p>
          </table:table-cell>
          <table:table-cell office:value-type="string">
            <text:p>Poesia Semp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5372</text:p>
          </table:table-cell>
          <table:table-cell office:value-type="string">
            <text:p>LETRAS / LINGUÍSTICA <text:s text:c="29"/></text:p>
          </table:table-cell>
          <table:table-cell office:value-type="string">
            <text:p>Poetics Toda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LETRAS / LINGUÍSTICA <text:s text:c="29"/></text:p>
          </table:table-cell>
          <table:table-cell office:value-type="string">
            <text:p>Poiesis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486</text:p>
          </table:table-cell>
          <table:table-cell office:value-type="string">
            <text:p>LETRAS / LINGUÍSTICA <text:s text:c="29"/></text:p>
          </table:table-cell>
          <table:table-cell office:value-type="string">
            <text:p>Poiésis (Tuba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1-1157</text:p>
          </table:table-cell>
          <table:table-cell office:value-type="string">
            <text:p>LETRAS / LINGUÍSTICA <text:s text:c="29"/></text:p>
          </table:table-cell>
          <table:table-cell office:value-type="string">
            <text:p>Point Commun (Paris. 199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LETRAS / LINGUÍSTICA <text:s text:c="29"/></text:p>
          </table:table-cell>
          <table:table-cell office:value-type="string">
            <text:p>Polêm!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7X</text:p>
          </table:table-cell>
          <table:table-cell office:value-type="string">
            <text:p>LETRAS / LINGUÍSTICA <text:s text:c="29"/></text:p>
          </table:table-cell>
          <table:table-cell office:value-type="string">
            <text:p>Polifonia (UFM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937</text:p>
          </table:table-cell>
          <table:table-cell office:value-type="string">
            <text:p>LETRAS / LINGUÍSTICA <text:s text:c="29"/></text:p>
          </table:table-cell>
          <table:table-cell office:value-type="string">
            <text:p>Polissema (São Mamede de Infes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339</text:p>
          </table:table-cell>
          <table:table-cell office:value-type="string">
            <text:p>LETRAS / LINGUÍSTICA <text:s text:c="29"/></text:p>
          </table:table-cell>
          <table:table-cell office:value-type="string">
            <text:p>Politéia (UE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LETRAS / LINGUÍSTICA <text:s text:c="29"/></text:p>
          </table:table-cell>
          <table:table-cell office:value-type="string">
            <text:p>Política Democr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3X</text:p>
          </table:table-cell>
          <table:table-cell office:value-type="string">
            <text:p>LETRAS / LINGUÍSTICA <text:s text:c="29"/></text:p>
          </table:table-cell>
          <table:table-cell office:value-type="string">
            <text:p>Ponta de Lança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74X</text:p>
          </table:table-cell>
          <table:table-cell office:value-type="string">
            <text:p>LETRAS / LINGUÍSTICA <text:s text:c="29"/></text:p>
          </table:table-cell>
          <table:table-cell office:value-type="string">
            <text:p>Ponto de Encontro (FADAP/F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41</text:p>
          </table:table-cell>
          <table:table-cell office:value-type="string">
            <text:p>LETRAS / LINGUÍSTICA <text:s text:c="29"/></text:p>
          </table:table-cell>
          <table:table-cell office:value-type="string">
            <text:p>Ponto.Urbe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1430</text:p>
          </table:table-cell>
          <table:table-cell office:value-type="string">
            <text:p>LETRAS / LINGUÍSTICA <text:s text:c="29"/></text:p>
          </table:table-cell>
          <table:table-cell office:value-type="string">
            <text:p>Popular Musi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06</text:p>
          </table:table-cell>
          <table:table-cell office:value-type="string">
            <text:p>LETRAS / LINGUÍSTICA <text:s text:c="29"/></text:p>
          </table:table-cell>
          <table:table-cell office:value-type="string">
            <text:p>Porto &amp; Vírgu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6969</text:p>
          </table:table-cell>
          <table:table-cell office:value-type="string">
            <text:p>LETRAS / LINGUÍSTICA <text:s text:c="29"/></text:p>
          </table:table-cell>
          <table:table-cell office:value-type="string">
            <text:p>Portuguese Cultural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804X</text:p>
          </table:table-cell>
          <table:table-cell office:value-type="string">
            <text:p>LETRAS / LINGUÍSTICA <text:s text:c="29"/></text:p>
          </table:table-cell>
          <table:table-cell office:value-type="string">
            <text:p>Portuguese Literary &amp; Cultural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LETRAS / LINGUÍSTICA <text:s text:c="29"/></text:p>
          </table:table-cell>
          <table:table-cell office:value-type="string">
            <text:p>Portuguese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01</text:p>
          </table:table-cell>
          <table:table-cell office:value-type="string">
            <text:p>LETRAS / LINGUÍSTICA <text:s text:c="29"/></text:p>
          </table:table-cell>
          <table:table-cell office:value-type="string">
            <text:p>Pós-Graduação em Revista (FOSJC/UNE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1857</text:p>
          </table:table-cell>
          <table:table-cell office:value-type="string">
            <text:p>LETRAS / LINGUÍSTICA <text:s text:c="29"/></text:p>
          </table:table-cell>
          <table:table-cell office:value-type="string">
            <text:p>Praesentia (Mérid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101</text:p>
          </table:table-cell>
          <table:table-cell office:value-type="string">
            <text:p>LETRAS / LINGUÍSTICA <text:s text:c="29"/></text:p>
          </table:table-cell>
          <table:table-cell office:value-type="string">
            <text:p>Pragmatics (Wilrij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LETRAS / LINGUÍSTICA <text:s text:c="29"/></text:p>
          </table:table-cell>
          <table:table-cell office:value-type="string">
            <text:p>Prâksis (FEEVAL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88</text:p>
          </table:table-cell>
          <table:table-cell office:value-type="string">
            <text:p>LETRAS / LINGUÍSTICA <text:s text:c="29"/></text:p>
          </table:table-cell>
          <table:table-cell office:value-type="string">
            <text:p>Práxis (Rolim de Mou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176</text:p>
          </table:table-cell>
          <table:table-cell office:value-type="string">
            <text:p>LETRAS / LINGUÍSTICA <text:s text:c="29"/></text:p>
          </table:table-cell>
          <table:table-cell office:value-type="string">
            <text:p>Preá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Presciência - Revista Científica dos Alunos da Faculdade São Migue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139</text:p>
          </table:table-cell>
          <table:table-cell office:value-type="string">
            <text:p>LETRAS / LINGUÍSTICA <text:s text:c="29"/></text:p>
          </table:table-cell>
          <table:table-cell office:value-type="string">
            <text:p>Presença (Rio de Janeiro.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LETRAS / LINGUÍSTICA <text:s text:c="29"/></text:p>
          </table:table-cell>
          <table:table-cell office:value-type="string">
            <text:p>Presença Pedag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69</text:p>
          </table:table-cell>
          <table:table-cell office:value-type="string">
            <text:p>LETRAS / LINGUÍSTICA <text:s text:c="29"/></text:p>
          </table:table-cell>
          <table:table-cell office:value-type="string">
            <text:p>Presente! (Centro de Estudos e Assessoria Pedagóg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LETRAS / LINGUÍSTICA <text:s text:c="29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81</text:p>
          </table:table-cell>
          <table:table-cell office:value-type="string">
            <text:p>LETRAS / LINGUÍSTICA <text:s text:c="29"/></text:p>
          </table:table-cell>
          <table:table-cell office:value-type="string">
            <text:p>Princip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47</text:p>
          </table:table-cell>
          <table:table-cell office:value-type="string">
            <text:p>LETRAS / LINGUÍSTICA <text:s text:c="29"/></text:p>
          </table:table-cell>
          <table:table-cell office:value-type="string">
            <text:p>Principi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LETRAS / LINGUÍSTICA <text:s text:c="29"/></text:p>
          </table:table-cell>
          <table:table-cell office:value-type="string">
            <text:p>Princípi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591</text:p>
          </table:table-cell>
          <table:table-cell office:value-type="string">
            <text:p>LETRAS / LINGUÍSTICA <text:s text:c="29"/></text:p>
          </table:table-cell>
          <table:table-cell office:value-type="string">
            <text:p>Prismas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65</text:p>
          </table:table-cell>
          <table:table-cell office:value-type="string">
            <text:p>LETRAS / LINGUÍSTICA <text:s text:c="29"/></text:p>
          </table:table-cell>
          <table:table-cell office:value-type="string">
            <text:p>Pro Homine (Lavr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LETRAS / LINGUÍSTICA <text:s text:c="29"/></text:p>
          </table:table-cell>
          <table:table-cell office:value-type="string">
            <text:p>Pró-Fon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9X</text:p>
          </table:table-cell>
          <table:table-cell office:value-type="string">
            <text:p>LETRAS / LINGUÍSTICA <text:s text:c="29"/></text:p>
          </table:table-cell>
          <table:table-cell office:value-type="string">
            <text:p>Pró-Fon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LETRAS / LINGUÍSTICA <text:s text:c="29"/></text:p>
          </table:table-cell>
          <table:table-cell office:value-type="string">
            <text:p>Pró-Posições (UNICAM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771</text:p>
          </table:table-cell>
          <table:table-cell office:value-type="string">
            <text:p>LETRAS / LINGUÍSTICA <text:s text:c="29"/></text:p>
          </table:table-cell>
          <table:table-cell office:value-type="string">
            <text:p>Probus (Dordrech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43</text:p>
          </table:table-cell>
          <table:table-cell office:value-type="string">
            <text:p>LETRAS / LINGUÍSTICA <text:s text:c="29"/></text:p>
          </table:table-cell>
          <table:table-cell office:value-type="string">
            <text:p>Projeçõe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81</text:p>
          </table:table-cell>
          <table:table-cell office:value-type="string">
            <text:p>LETRAS / LINGUÍSTICA <text:s text:c="29"/></text:p>
          </table:table-cell>
          <table:table-cell office:value-type="string">
            <text:p>Projekt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LETRAS / LINGUÍSTICA <text:s text:c="29"/></text:p>
          </table:table-cell>
          <table:table-cell office:value-type="string">
            <text:p>Projeto Históri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79</text:p>
          </table:table-cell>
          <table:table-cell office:value-type="string">
            <text:p>LETRAS / LINGUÍSTICA <text:s text:c="29"/></text:p>
          </table:table-cell>
          <table:table-cell office:value-type="string">
            <text:p>Prolíngua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207</text:p>
          </table:table-cell>
          <table:table-cell office:value-type="string">
            <text:p>LETRAS / LINGUÍSTICA <text:s text:c="29"/></text:p>
          </table:table-cell>
          <table:table-cell office:value-type="string">
            <text:p>Prosa Unider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523</text:p>
          </table:table-cell>
          <table:table-cell office:value-type="string">
            <text:p>LETRAS / LINGUÍSTICA <text:s text:c="29"/></text:p>
          </table:table-cell>
          <table:table-cell office:value-type="string">
            <text:p>Protée (Chicoutimi, Québe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56</text:p>
          </table:table-cell>
          <table:table-cell office:value-type="string">
            <text:p>LETRAS / LINGUÍSTICA <text:s text:c="29"/></text:p>
          </table:table-cell>
          <table:table-cell office:value-type="string">
            <text:p>Psicanálise e Univers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23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 (PUCRS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 Argumento (PUCP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 Clínica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 e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 em Estud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 US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pedagog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LETRAS / LINGUÍSTICA <text:s text:c="29"/></text:p>
          </table:table-cell>
          <table:table-cell office:value-type="string">
            <text:p>Psicopedagogia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38</text:p>
          </table:table-cell>
          <table:table-cell office:value-type="string">
            <text:p>LETRAS / LINGUÍSTICA <text:s text:c="29"/></text:p>
          </table:table-cell>
          <table:table-cell office:value-type="string">
            <text:p>Psychê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97</text:p>
          </table:table-cell>
          <table:table-cell office:value-type="string">
            <text:p>LETRAS / LINGUÍSTICA <text:s text:c="29"/></text:p>
          </table:table-cell>
          <table:table-cell office:value-type="string">
            <text:p>Publica (UFRG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LETRAS / LINGUÍSTICA <text:s text:c="29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398</text:p>
          </table:table-cell>
          <table:table-cell office:value-type="string">
            <text:p>LETRAS / LINGUÍSTICA <text:s text:c="29"/></text:p>
          </table:table-cell>
          <table:table-cell office:value-type="string">
            <text:p>Publication of the Afro-Latin/American Research Assoc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LETRAS / LINGUÍSTICA <text:s text:c="29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3061</text:p>
          </table:table-cell>
          <table:table-cell office:value-type="string">
            <text:p>LETRAS / LINGUÍSTICA <text:s text:c="29"/></text:p>
          </table:table-cell>
          <table:table-cell office:value-type="string">
            <text:p>Punto de 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473</text:p>
          </table:table-cell>
          <table:table-cell office:value-type="string">
            <text:p>LETRAS / LINGUÍSTICA <text:s text:c="29"/></text:p>
          </table:table-cell>
          <table:table-cell office:value-type="string">
            <text:p>Punto Segui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5790</text:p>
          </table:table-cell>
          <table:table-cell office:value-type="string">
            <text:p>LETRAS / LINGUÍSTICA <text:s text:c="29"/></text:p>
          </table:table-cell>
          <table:table-cell office:value-type="string">
            <text:p>Quaderns - Universitat Autònoma de Barcelona. Departament de Traducció i d'Interpretació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0126</text:p>
          </table:table-cell>
          <table:table-cell office:value-type="string">
            <text:p>LETRAS / LINGUÍSTICA <text:s text:c="29"/></text:p>
          </table:table-cell>
          <table:table-cell office:value-type="string">
            <text:p>Quadrant (Montpellie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86</text:p>
          </table:table-cell>
          <table:table-cell office:value-type="string">
            <text:p>LETRAS / LINGUÍSTICA <text:s text:c="29"/></text:p>
          </table:table-cell>
          <table:table-cell office:value-type="string">
            <text:p>Quaestio (UNI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9806</text:p>
          </table:table-cell>
          <table:table-cell office:value-type="string">
            <text:p>LETRAS / LINGUÍSTICA <text:s text:c="29"/></text:p>
          </table:table-cell>
          <table:table-cell office:value-type="string">
            <text:p>QueHacer (Lima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3325</text:p>
          </table:table-cell>
          <table:table-cell office:value-type="string">
            <text:p>LETRAS / LINGUÍSTICA <text:s text:c="29"/></text:p>
          </table:table-cell>
          <table:table-cell office:value-type="string">
            <text:p>Quimera (Barcelo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758</text:p>
          </table:table-cell>
          <table:table-cell office:value-type="string">
            <text:p>LETRAS / LINGUÍSTICA <text:s text:c="29"/></text:p>
          </table:table-cell>
          <table:table-cell office:value-type="string">
            <text:p>Quinto Império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68X</text:p>
          </table:table-cell>
          <table:table-cell office:value-type="string">
            <text:p>LETRAS / LINGUÍSTICA <text:s text:c="29"/></text:p>
          </table:table-cell>
          <table:table-cell office:value-type="string">
            <text:p>R.E.V.I. Revista de Estudos do Vale Iguaç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322</text:p>
          </table:table-cell>
          <table:table-cell office:value-type="string">
            <text:p>LETRAS / LINGUÍSTICA <text:s text:c="29"/></text:p>
          </table:table-cell>
          <table:table-cell office:value-type="string">
            <text:p>Rabiscos de Primeira (UF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9X</text:p>
          </table:table-cell>
          <table:table-cell office:value-type="string">
            <text:p>LETRAS / LINGUÍSTICA <text:s text:c="29"/></text:p>
          </table:table-cell>
          <table:table-cell office:value-type="string">
            <text:p>Raído (UFG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826</text:p>
          </table:table-cell>
          <table:table-cell office:value-type="string">
            <text:p>LETRAS / LINGUÍSTICA <text:s text:c="29"/></text:p>
          </table:table-cell>
          <table:table-cell office:value-type="string">
            <text:p>Ramon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53</text:p>
          </table:table-cell>
          <table:table-cell office:value-type="string">
            <text:p>LETRAS / LINGUÍSTICA <text:s text:c="29"/></text:p>
          </table:table-cell>
          <table:table-cell office:value-type="string">
            <text:p>Rapsód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LETRAS / LINGUÍSTICA <text:s text:c="29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LETRAS / LINGUÍSTICA <text:s text:c="29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LETRAS / LINGUÍSTICA <text:s text:c="29"/></text:p>
          </table:table-cell>
          <table:table-cell office:value-type="string">
            <text:p>RBPG. Revista Brasileira de Pós-Graduaçã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179</text:p>
          </table:table-cell>
          <table:table-cell office:value-type="string">
            <text:p>LETRAS / LINGUÍSTICA <text:s text:c="29"/></text:p>
          </table:table-cell>
          <table:table-cell office:value-type="string">
            <text:p>Realidade Vir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8-4137</text:p>
          </table:table-cell>
          <table:table-cell office:value-type="string">
            <text:p>LETRAS / LINGUÍSTICA <text:s text:c="29"/></text:p>
          </table:table-cell>
          <table:table-cell office:value-type="string">
            <text:p>Recherches Amérindiennes au Québe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91</text:p>
          </table:table-cell>
          <table:table-cell office:value-type="string">
            <text:p>LETRAS / LINGUÍSTICA <text:s text:c="29"/></text:p>
          </table:table-cell>
          <table:table-cell office:value-type="string">
            <text:p>Recorte (UninC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847</text:p>
          </table:table-cell>
          <table:table-cell office:value-type="string">
            <text:p>LETRAS / LINGUÍSTICA <text:s text:c="29"/></text:p>
          </table:table-cell>
          <table:table-cell office:value-type="string">
            <text:p>Recrie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4-3174</text:p>
          </table:table-cell>
          <table:table-cell office:value-type="string">
            <text:p>LETRAS / LINGUÍSTICA <text:s text:c="29"/></text:p>
          </table:table-cell>
          <table:table-cell office:value-type="string">
            <text:p>Rectoverso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31</text:p>
          </table:table-cell>
          <table:table-cell office:value-type="string">
            <text:p>LETRAS / LINGUÍSTICA <text:s text:c="29"/></text:p>
          </table:table-cell>
          <table:table-cell office:value-type="string">
            <text:p>REEL. Revista Eletrônica de Estudos Literári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49</text:p>
          </table:table-cell>
          <table:table-cell office:value-type="string">
            <text:p>LETRAS / LINGUÍSTICA <text:s text:c="29"/></text:p>
          </table:table-cell>
          <table:table-cell office:value-type="string">
            <text:p>Reflexão e A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LETRAS / LINGUÍSTICA <text:s text:c="29"/></text:p>
          </table:table-cell>
          <table:table-cell office:value-type="string">
            <text:p>Reflexão e Ação (UNISC. Impr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20</text:p>
          </table:table-cell>
          <table:table-cell office:value-type="string">
            <text:p>LETRAS / LINGUÍSTICA <text:s text:c="29"/></text:p>
          </table:table-cell>
          <table:table-cell office:value-type="string">
            <text:p>REI. Revista de Educação do IDEAU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624</text:p>
          </table:table-cell>
          <table:table-cell office:value-type="string">
            <text:p>LETRAS / LINGUÍSTICA <text:s text:c="29"/></text:p>
          </table:table-cell>
          <table:table-cell office:value-type="string">
            <text:p>REL. Revista Eletrônica de Letr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501</text:p>
          </table:table-cell>
          <table:table-cell office:value-type="string">
            <text:p>LETRAS / LINGUÍSTICA <text:s text:c="29"/></text:p>
          </table:table-cell>
          <table:table-cell office:value-type="string">
            <text:p>Relâmpago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354</text:p>
          </table:table-cell>
          <table:table-cell office:value-type="string">
            <text:p>LETRAS / LINGUÍSTICA <text:s text:c="29"/></text:p>
          </table:table-cell>
          <table:table-cell office:value-type="string">
            <text:p>Releitura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3X</text:p>
          </table:table-cell>
          <table:table-cell office:value-type="string">
            <text:p>LETRAS / LINGUÍSTICA <text:s text:c="29"/></text:p>
          </table:table-cell>
          <table:table-cell office:value-type="string">
            <text:p>Remate de Ma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898</text:p>
          </table:table-cell>
          <table:table-cell office:value-type="string">
            <text:p>LETRAS / LINGUÍSTICA <text:s text:c="29"/></text:p>
          </table:table-cell>
          <table:table-cell office:value-type="string">
            <text:p>Rencontres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LETRAS / LINGUÍSTICA <text:s text:c="29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03</text:p>
          </table:table-cell>
          <table:table-cell office:value-type="string">
            <text:p>LETRAS / LINGUÍSTICA <text:s text:c="29"/></text:p>
          </table:table-cell>
          <table:table-cell office:value-type="string">
            <text:p>Repertório Teatro &amp; Danç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401</text:p>
          </table:table-cell>
          <table:table-cell office:value-type="string">
            <text:p>LETRAS / LINGUÍSTICA <text:s text:c="29"/></text:p>
          </table:table-cell>
          <table:table-cell office:value-type="string">
            <text:p>REPOM : Revista de Estudos Poético-Musicai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10</text:p>
          </table:table-cell>
          <table:table-cell office:value-type="string">
            <text:p>LETRAS / LINGUÍSTICA <text:s text:c="29"/></text:p>
          </table:table-cell>
          <table:table-cell office:value-type="string">
            <text:p>Research in African Literat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696</text:p>
          </table:table-cell>
          <table:table-cell office:value-type="string">
            <text:p>LETRAS / LINGUÍSTICA <text:s text:c="29"/></text:p>
          </table:table-cell>
          <table:table-cell office:value-type="string">
            <text:p>Rethinking Marx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5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ej@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LETRAS / LINGUÍSTICA <text:s text:c="29"/></text:p>
          </table:table-cell>
          <table:table-cell office:value-type="string">
            <text:p>Rever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LETRAS / LINGUÍSTICA <text:s text:c="29"/></text:p>
          </table:table-cell>
          <table:table-cell office:value-type="string">
            <text:p>Reverte (Indaiatu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1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(Con) Textos Linguísticos (UF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79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18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8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cademia Campista de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CB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72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cervos Literár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África e Afric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05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le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9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lph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nthrop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84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PAS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2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randu (Dourad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49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rchai: Revista de Estudos sobre as Origens do Pensamento Ocid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1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rte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00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tlântica de Cultura Ibero-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Aul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9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 de Literatur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7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(Rio de Janeiro. 194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36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Aprendizagem Aberta e a Distân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Ciências Crimin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Edu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Educação Espe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Estudos Pedagogico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Históri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35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Letras (UFSCa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9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Lingü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8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Linguística Aplicad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Literatura Comparad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Pesquisa em Tur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6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41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12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Sexualidade Hum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Brasileira do Carib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23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amoni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42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anudo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EFAC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errados (UNIMONT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1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ênc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ências Human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3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entífica da Faculdade Dom Bos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entífica da FAME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entífica da UF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0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entífica Eletrônica de Pedag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07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ientífica/FAP (Curitib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2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omunicação Midi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ontemporânea (UE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12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riação &amp; Cr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6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rioul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5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ri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rítica de Ciência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579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cTPb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23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'A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B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0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BRAL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9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BRAPLIP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54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cademia Brasileira de Fil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4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cademia Brasileira de Letr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76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cademia de Letras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68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cademia Mineira de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NPOLL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83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ANPOLL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6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Biblioteca Mário de Andr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95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EMERJ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CED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7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culdade de Educação (Universidade do Estado de Mato Gro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8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culdade de Letras. Línguas e Literatur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4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culdade Mineira de Dire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APESE de Pesquisa e Extens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61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ENE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8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FI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2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s Faculdades Santa Cru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6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s Produções Científicas Fêni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1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ataveni@ (UE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6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iências Humanas (Criciú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iências Humanas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986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iências Sociai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0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iências, Educação e Artes Don Domê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84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rítica Literaria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7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ultura Ar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8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Cultura do Pará (Cessou em 197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5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Direito Tributári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3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Divulgação 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7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ducação (Ita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94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ios y Experiencias en Educación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7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os da Comuni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8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os da Linguage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21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os de Literatur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90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os Judaicos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7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Estudos Orient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Revista de filologia da Universidade Estatal Russa de Humanidad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2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Gestão Pública (Recif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Histór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História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7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Italian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79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a Sociedad Argentina de Linguíst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9-193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nguas Modern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9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(Curitiba. 199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05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(Fortalez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2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(Taguatin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50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(UNE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8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(UNESP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4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do Instituto de Humanidades da Unigran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01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tras Norte@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453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exicograf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31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Literatura, História e Memó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035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Música Latinoamerica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90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Poética Mediev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1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Tradução Modelo 19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4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 Villegagno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9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esempen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1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Centro de Ciências Sociais e Humanas, Universidade Federal de Santa Maria (Cessou em 198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5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Centro de Estudos Portugueses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6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Centro de Estudos Portugueses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5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Coll (UNIJAL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0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GEL (Araraquar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GELNE (UFC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76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G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de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de Estudos Brasileiro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5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Histórico e Geográfico de São Pau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4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Histórico e Geográfico de Sergi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48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Histórico e Geográfico do Rio Grande do Su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60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Livro (Cessou em 197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0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Lume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Museu de Arqueologia e Etn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87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SEL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3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 Tribunal Regional Federal 1. Reg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6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Dominicana de Te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3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cos (Cáce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43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ducação e Linguagem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83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ducação: Temas e Probl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9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ducacion y Pedag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66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duca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404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ctrónica de Investigación Educa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6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de Educação (UniFi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8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do Instituto de Hum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59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Faculdade Montes Bel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Revista eletrônica Grêmio Cultural Ana C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7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Investid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letrônica Polidisciplinar Vô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73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m Literacia e bem estar da cri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REVISTA ENCONTROS DE INVESTIGAÇÃO NA ES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8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scrita (PUCRJ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7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stácio Comun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9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stácio Papirus (FES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studos Feministas (UFSC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5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Expecta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8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C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5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ctus (Impresso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EEB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FIBE On L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ME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83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AMO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66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Galego-Portuguesa de Psicoloxía e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58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Garrafa (PPGL/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46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Gatilho (PPGL/ UFJF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HCPA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8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Humanidades. Série Letras (FEO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beroamerican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656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beroamericana de Estudios de Asia Or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4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ntercâmbio dos Congressos Internacionais de Humanidades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6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nterdisciplinar de Direi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3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nterfaces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58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nternacional de Língua Portugues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942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Internacional de Lingüística Iberoamerican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Kairó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Revista L@el em discurs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738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atinoamericana de Estudios del Discurs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33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etr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88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etras (Curitib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1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íngua &amp; Litera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81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íngua &amp; Literatu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30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itarária Paralelo 30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1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iteratura e Cultu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4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itteralis (URI. Santo Ânge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itter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02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ogos (FEU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25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Lusófona de Edu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ediaçõe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18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exicana de 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9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osaicu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2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ulheres e Literatur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33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Muse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27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Novas Letras (UNIFA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43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Odissé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7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Outros Sert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9-019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ágina Literal - école lacanienne de psychanaly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aulista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edagógica (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Revista Pesquisa Educ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hilolog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57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ilquen. Sección Ciencias Soci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7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J:B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71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nte.Com Sinergia (Santa Cata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8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Ciência das Religiõ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18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3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Fil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1336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História do Livr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32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Humanidad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30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Portugues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Querub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658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Ques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4667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redE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37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aberes. Letras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4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anta Rita (FACE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em Ter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31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entidos (UNESC. Caco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45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ignos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olta a Vo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3X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Symposium (Lavr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Todas as Letras (MACKENZIE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1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Trama (Cascave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67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Trama (UNIOEST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22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NILAG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ning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USP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42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Virtual de Cultura Surda e Divers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3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Virtual de Estudos da Lingu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0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Voz das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14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21</text:p>
          </table:table-cell>
          <table:table-cell office:value-type="string">
            <text:p>LETRAS / LINGUÍSTICA <text:s text:c="29"/></text:p>
          </table:table-cell>
          <table:table-cell office:value-type="string">
            <text:p>Revista Z Cultur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752X</text:p>
          </table:table-cell>
          <table:table-cell office:value-type="string">
            <text:p>LETRAS / LINGUÍSTICA <text:s text:c="29"/></text:p>
          </table:table-cell>
          <table:table-cell office:value-type="string">
            <text:p>Revolución y Cultura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466</text:p>
          </table:table-cell>
          <table:table-cell office:value-type="string">
            <text:p>LETRAS / LINGUÍSTICA <text:s text:c="29"/></text:p>
          </table:table-cell>
          <table:table-cell office:value-type="string">
            <text:p>Revue de Littérature Comparée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6-7862</text:p>
          </table:table-cell>
          <table:table-cell office:value-type="string">
            <text:p>LETRAS / LINGUÍSTICA <text:s text:c="29"/></text:p>
          </table:table-cell>
          <table:table-cell office:value-type="string">
            <text:p>Revue Française d'Histoire des Idées Polit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3-1955</text:p>
          </table:table-cell>
          <table:table-cell office:value-type="string">
            <text:p>LETRAS / LINGUÍSTICA <text:s text:c="29"/></text:p>
          </table:table-cell>
          <table:table-cell office:value-type="string">
            <text:p>Revue Parole (Mo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6269</text:p>
          </table:table-cell>
          <table:table-cell office:value-type="string">
            <text:p>LETRAS / LINGUÍSTICA <text:s text:c="29"/></text:p>
          </table:table-cell>
          <table:table-cell office:value-type="string">
            <text:p>Revue Svetovej Literatú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3301</text:p>
          </table:table-cell>
          <table:table-cell office:value-type="string">
            <text:p>LETRAS / LINGUÍSTICA <text:s text:c="29"/></text:p>
          </table:table-cell>
          <table:table-cell office:value-type="string">
            <text:p>Riesgo de Educ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77</text:p>
          </table:table-cell>
          <table:table-cell office:value-type="string">
            <text:p>LETRAS / LINGUÍSTICA <text:s text:c="29"/></text:p>
          </table:table-cell>
          <table:table-cell office:value-type="string">
            <text:p>Rios Eletrônica (FASE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4205</text:p>
          </table:table-cell>
          <table:table-cell office:value-type="string">
            <text:p>LETRAS / LINGUÍSTICA <text:s text:c="29"/></text:p>
          </table:table-cell>
          <table:table-cell office:value-type="string">
            <text:p>Rivista di Studi Portoghesi e Brasiliani (Testo Stampat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8890</text:p>
          </table:table-cell>
          <table:table-cell office:value-type="string">
            <text:p>LETRAS / LINGUÍSTICA <text:s text:c="29"/></text:p>
          </table:table-cell>
          <table:table-cell office:value-type="string">
            <text:p>Rivista Italiana di Onoma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1680</text:p>
          </table:table-cell>
          <table:table-cell office:value-type="string">
            <text:p>LETRAS / LINGUÍSTICA <text:s text:c="29"/></text:p>
          </table:table-cell>
          <table:table-cell office:value-type="string">
            <text:p>Rivista Sagar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2-6406</text:p>
          </table:table-cell>
          <table:table-cell office:value-type="string">
            <text:p>LETRAS / LINGUÍSTICA <text:s text:c="29"/></text:p>
          </table:table-cell>
          <table:table-cell office:value-type="string">
            <text:p>Romanesk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5675</text:p>
          </table:table-cell>
          <table:table-cell office:value-type="string">
            <text:p>LETRAS / LINGUÍSTICA <text:s text:c="29"/></text:p>
          </table:table-cell>
          <table:table-cell office:value-type="string">
            <text:p>Românic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LETRAS / LINGUÍSTICA <text:s text:c="29"/></text:p>
          </table:table-cell>
          <table:table-cell office:value-type="string">
            <text:p>Rua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LETRAS / LINGUÍSTICA <text:s text:c="29"/></text:p>
          </table:table-cell>
          <table:table-cell office:value-type="string">
            <text:p>RUA. Revista Universitária do Audiovisu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7X</text:p>
          </table:table-cell>
          <table:table-cell office:value-type="string">
            <text:p>LETRAS / LINGUÍSTICA <text:s text:c="29"/></text:p>
          </table:table-cell>
          <table:table-cell office:value-type="string">
            <text:p>Rumores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672</text:p>
          </table:table-cell>
          <table:table-cell office:value-type="string">
            <text:p>LETRAS / LINGUÍSTICA <text:s text:c="29"/></text:p>
          </table:table-cell>
          <table:table-cell office:value-type="string">
            <text:p>Runa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50</text:p>
          </table:table-cell>
          <table:table-cell office:value-type="string">
            <text:p>LETRAS / LINGUÍSTICA <text:s text:c="29"/></text:p>
          </table:table-cell>
          <table:table-cell office:value-type="string">
            <text:p>Saber Acadê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92X</text:p>
          </table:table-cell>
          <table:table-cell office:value-type="string">
            <text:p>LETRAS / LINGUÍSTICA <text:s text:c="29"/></text:p>
          </table:table-cell>
          <table:table-cell office:value-type="string">
            <text:p>Saber Científ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7X</text:p>
          </table:table-cell>
          <table:table-cell office:value-type="string">
            <text:p>LETRAS / LINGUÍSTICA <text:s text:c="29"/></text:p>
          </table:table-cell>
          <table:table-cell office:value-type="string">
            <text:p>Saberes e Fazeres Educativ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79</text:p>
          </table:table-cell>
          <table:table-cell office:value-type="string">
            <text:p>LETRAS / LINGUÍSTICA <text:s text:c="29"/></text:p>
          </table:table-cell>
          <table:table-cell office:value-type="string">
            <text:p>Sala Pret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283</text:p>
          </table:table-cell>
          <table:table-cell office:value-type="string">
            <text:p>LETRAS / LINGUÍSTICA <text:s text:c="29"/></text:p>
          </table:table-cell>
          <table:table-cell office:value-type="string">
            <text:p>Salto para o Fut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LETRAS / LINGUÍSTICA <text:s text:c="29"/></text:p>
          </table:table-cell>
          <table:table-cell office:value-type="string">
            <text:p>Salto para o Futu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5943</text:p>
          </table:table-cell>
          <table:table-cell office:value-type="string">
            <text:p>LETRAS / LINGUÍSTICA <text:s text:c="29"/></text:p>
          </table:table-cell>
          <table:table-cell office:value-type="string">
            <text:p>Santa Barbara Portugues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LETRAS / LINGUÍSTICA <text:s text:c="29"/></text:p>
          </table:table-cell>
          <table:table-cell office:value-type="string">
            <text:p>São Paulo Medical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LETRAS / LINGUÍSTICA <text:s text:c="29"/></text:p>
          </table:table-cell>
          <table:table-cell office:value-type="string">
            <text:p>Saúde e Sociedade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821</text:p>
          </table:table-cell>
          <table:table-cell office:value-type="string">
            <text:p>LETRAS / LINGUÍSTICA <text:s text:c="29"/></text:p>
          </table:table-cell>
          <table:table-cell office:value-type="string">
            <text:p>Saúde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LETRAS / LINGUÍSTICA <text:s text:c="29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557</text:p>
          </table:table-cell>
          <table:table-cell office:value-type="string">
            <text:p>LETRAS / LINGUÍSTICA <text:s text:c="29"/></text:p>
          </table:table-cell>
          <table:table-cell office:value-type="string">
            <text:p>Scienca Revu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97</text:p>
          </table:table-cell>
          <table:table-cell office:value-type="string">
            <text:p>LETRAS / LINGUÍSTICA <text:s text:c="29"/></text:p>
          </table:table-cell>
          <table:table-cell office:value-type="string">
            <text:p>Science in Contex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507</text:p>
          </table:table-cell>
          <table:table-cell office:value-type="string">
            <text:p>LETRAS / LINGUÍSTICA <text:s text:c="29"/></text:p>
          </table:table-cell>
          <table:table-cell office:value-type="string">
            <text:p>Scientia Histo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37</text:p>
          </table:table-cell>
          <table:table-cell office:value-type="string">
            <text:p>LETRAS / LINGUÍSTICA <text:s text:c="29"/></text:p>
          </table:table-cell>
          <table:table-cell office:value-type="string">
            <text:p>Scientia Traduction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LETRAS / LINGUÍSTICA <text:s text:c="29"/></text:p>
          </table:table-cell>
          <table:table-cell office:value-type="string">
            <text:p>Scientiae Studi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39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(PUCM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6614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Alum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118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Classica On-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900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Manent (São Carl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Nova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68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Phil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20</text:p>
          </table:table-cell>
          <table:table-cell office:value-type="string">
            <text:p>LETRAS / LINGUÍSTICA <text:s text:c="29"/></text:p>
          </table:table-cell>
          <table:table-cell office:value-type="string">
            <text:p>Scripta UNIANDR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30</text:p>
          </table:table-cell>
          <table:table-cell office:value-type="string">
            <text:p>LETRAS / LINGUÍSTICA <text:s text:c="29"/></text:p>
          </table:table-cell>
          <table:table-cell office:value-type="string">
            <text:p>Semear (PUCRJ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4075</text:p>
          </table:table-cell>
          <table:table-cell office:value-type="string">
            <text:p>LETRAS / LINGUÍSTICA <text:s text:c="29"/></text:p>
          </table:table-cell>
          <table:table-cell office:value-type="string">
            <text:p>Semicerchio (Firenz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01</text:p>
          </table:table-cell>
          <table:table-cell office:value-type="string">
            <text:p>LETRAS / LINGUÍSTICA <text:s text:c="29"/></text:p>
          </table:table-cell>
          <table:table-cell office:value-type="string">
            <text:p>Semina (UP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43</text:p>
          </table:table-cell>
          <table:table-cell office:value-type="string">
            <text:p>LETRAS / LINGUÍSTICA <text:s text:c="29"/></text:p>
          </table:table-cell>
          <table:table-cell office:value-type="string">
            <text:p>Semina. Ciências Sociais e Humanas (Impresso) (Cessou em 2001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95</text:p>
          </table:table-cell>
          <table:table-cell office:value-type="string">
            <text:p>LETRAS / LINGUÍSTICA <text:s text:c="29"/></text:p>
          </table:table-cell>
          <table:table-cell office:value-type="string">
            <text:p>Semiosfer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LETRAS / LINGUÍSTICA <text:s text:c="29"/></text:p>
          </table:table-cell>
          <table:table-cell office:value-type="string">
            <text:p>Semiotic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86</text:p>
          </table:table-cell>
          <table:table-cell office:value-type="string">
            <text:p>LETRAS / LINGUÍSTICA <text:s text:c="29"/></text:p>
          </table:table-cell>
          <table:table-cell office:value-type="string">
            <text:p>Serafin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640</text:p>
          </table:table-cell>
          <table:table-cell office:value-type="string">
            <text:p>LETRAS / LINGUÍSTICA <text:s text:c="29"/></text:p>
          </table:table-cell>
          <table:table-cell office:value-type="string">
            <text:p>Série Documental (IN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LETRAS / LINGUÍSTICA <text:s text:c="29"/></text:p>
          </table:table-cell>
          <table:table-cell office:value-type="string">
            <text:p>Serviço Social &amp; Re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710</text:p>
          </table:table-cell>
          <table:table-cell office:value-type="string">
            <text:p>LETRAS / LINGUÍSTICA <text:s text:c="29"/></text:p>
          </table:table-cell>
          <table:table-cell office:value-type="string">
            <text:p>Sessões do Imaginári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098</text:p>
          </table:table-cell>
          <table:table-cell office:value-type="string">
            <text:p>LETRAS / LINGUÍSTICA <text:s text:c="29"/></text:p>
          </table:table-cell>
          <table:table-cell office:value-type="string">
            <text:p>Shakespearean International Yearbook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89X</text:p>
          </table:table-cell>
          <table:table-cell office:value-type="string">
            <text:p>LETRAS / LINGUÍSTICA <text:s text:c="29"/></text:p>
          </table:table-cell>
          <table:table-cell office:value-type="string">
            <text:p>Sibila (Cot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1715</text:p>
          </table:table-cell>
          <table:table-cell office:value-type="string">
            <text:p>LETRAS / LINGUÍSTICA <text:s text:c="29"/></text:p>
          </table:table-cell>
          <table:table-cell office:value-type="string">
            <text:p>Sigila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LETRAS / LINGUÍSTICA <text:s text:c="29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956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 &amp; Señ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812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 (UNIS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14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 (UNISC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823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 y Pensami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416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s (UNIVA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4863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s E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50</text:p>
          </table:table-cell>
          <table:table-cell office:value-type="string">
            <text:p>LETRAS / LINGUÍSTICA <text:s text:c="29"/></text:p>
          </table:table-cell>
          <table:table-cell office:value-type="string">
            <text:p>Signotica (UF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LETRAS / LINGUÍSTICA <text:s text:c="29"/></text:p>
          </table:table-cell>
          <table:table-cell office:value-type="string">
            <text:p>Signum (São Pau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85</text:p>
          </table:table-cell>
          <table:table-cell office:value-type="string">
            <text:p>LETRAS / LINGUÍSTICA <text:s text:c="29"/></text:p>
          </table:table-cell>
          <table:table-cell office:value-type="string">
            <text:p>Signum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083</text:p>
          </table:table-cell>
          <table:table-cell office:value-type="string">
            <text:p>LETRAS / LINGUÍSTICA <text:s text:c="29"/></text:p>
          </table:table-cell>
          <table:table-cell office:value-type="string">
            <text:p>Signum. Estudos de Linguag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781</text:p>
          </table:table-cell>
          <table:table-cell office:value-type="string">
            <text:p>LETRAS / LINGUÍSTICA <text:s text:c="29"/></text:p>
          </table:table-cell>
          <table:table-cell office:value-type="string">
            <text:p>Simulation &amp; Gam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LETRAS / LINGUÍSTICA <text:s text:c="29"/></text:p>
          </table:table-cell>
          <table:table-cell office:value-type="string">
            <text:p>Sintese (Belo Horizonte. 197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6X</text:p>
          </table:table-cell>
          <table:table-cell office:value-type="string">
            <text:p>LETRAS / LINGUÍSTICA <text:s text:c="29"/></text:p>
          </table:table-cell>
          <table:table-cell office:value-type="string">
            <text:p>Sintese (Brasília. 198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95</text:p>
          </table:table-cell>
          <table:table-cell office:value-type="string">
            <text:p>LETRAS / LINGUÍSTICA <text:s text:c="29"/></text:p>
          </table:table-cell>
          <table:table-cell office:value-type="string">
            <text:p>Sínteses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14</text:p>
          </table:table-cell>
          <table:table-cell office:value-type="string">
            <text:p>LETRAS / LINGUÍSTICA <text:s text:c="29"/></text:p>
          </table:table-cell>
          <table:table-cell office:value-type="string">
            <text:p>Sínteses (UNICAM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LETRAS / LINGUÍSTICA <text:s text:c="29"/></text:p>
          </table:table-cell>
          <table:table-cell office:value-type="string">
            <text:p>Site Entre-Textos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LETRAS / LINGUÍSTICA <text:s text:c="29"/></text:p>
          </table:table-cell>
          <table:table-cell office:value-type="string">
            <text:p>Sitientibus (UE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014</text:p>
          </table:table-cell>
          <table:table-cell office:value-type="string">
            <text:p>LETRAS / LINGUÍSTICA <text:s text:c="29"/></text:p>
          </table:table-cell>
          <table:table-cell office:value-type="string">
            <text:p>Situation Analysi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1565</text:p>
          </table:table-cell>
          <table:table-cell office:value-type="string">
            <text:p>LETRAS / LINGUÍSTICA <text:s text:c="29"/></text:p>
          </table:table-cell>
          <table:table-cell office:value-type="string">
            <text:p>Situations (New York, N.Y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94</text:p>
          </table:table-cell>
          <table:table-cell office:value-type="string">
            <text:p>LETRAS / LINGUÍSTICA <text:s text:c="29"/></text:p>
          </table:table-cell>
          <table:table-cell office:value-type="string">
            <text:p>Sképsis (Salvad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1807</text:p>
          </table:table-cell>
          <table:table-cell office:value-type="string">
            <text:p>LETRAS / LINGUÍSTICA <text:s text:c="29"/></text:p>
          </table:table-cell>
          <table:table-cell office:value-type="string">
            <text:p>Snippets (Online) (Milan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LETRAS / LINGUÍSTICA <text:s text:c="29"/></text:p>
          </table:table-cell>
          <table:table-cell office:value-type="string">
            <text:p>Sociedade e 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56</text:p>
          </table:table-cell>
          <table:table-cell office:value-type="string">
            <text:p>LETRAS / LINGUÍSTICA <text:s text:c="29"/></text:p>
          </table:table-cell>
          <table:table-cell office:value-type="string">
            <text:p>Sociopoét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848</text:p>
          </table:table-cell>
          <table:table-cell office:value-type="string">
            <text:p>LETRAS / LINGUÍSTICA <text:s text:c="29"/></text:p>
          </table:table-cell>
          <table:table-cell office:value-type="string">
            <text:p>Sociopoética (UEP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7X</text:p>
          </table:table-cell>
          <table:table-cell office:value-type="string">
            <text:p>LETRAS / LINGUÍSTICA <text:s text:c="29"/></text:p>
          </table:table-cell>
          <table:table-cell office:value-type="string">
            <text:p>Sofia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78</text:p>
          </table:table-cell>
          <table:table-cell office:value-type="string">
            <text:p>LETRAS / LINGUÍSTICA <text:s text:c="29"/></text:p>
          </table:table-cell>
          <table:table-cell office:value-type="string">
            <text:p>SOLETRAS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LETRAS / LINGUÍSTICA <text:s text:c="29"/></text:p>
          </table:table-cell>
          <table:table-cell office:value-type="string">
            <text:p>Somanlu (UF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93</text:p>
          </table:table-cell>
          <table:table-cell office:value-type="string">
            <text:p>LETRAS / LINGUÍSTICA <text:s text:c="29"/></text:p>
          </table:table-cell>
          <table:table-cell office:value-type="string">
            <text:p>Speech Communic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4-0204</text:p>
          </table:table-cell>
          <table:table-cell office:value-type="string">
            <text:p>LETRAS / LINGUÍSTICA <text:s text:c="29"/></text:p>
          </table:table-cell>
          <table:table-cell office:value-type="string">
            <text:p>Stockholm Review of Latin American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0238</text:p>
          </table:table-cell>
          <table:table-cell office:value-type="string">
            <text:p>LETRAS / LINGUÍSTICA <text:s text:c="29"/></text:p>
          </table:table-cell>
          <table:table-cell office:value-type="string">
            <text:p>Studies in Hispanic and Lusophone lingu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177</text:p>
          </table:table-cell>
          <table:table-cell office:value-type="string">
            <text:p>LETRAS / LINGUÍSTICA <text:s text:c="29"/></text:p>
          </table:table-cell>
          <table:table-cell office:value-type="string">
            <text:p>Studies in Language (Amsterdam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1-1105</text:p>
          </table:table-cell>
          <table:table-cell office:value-type="string">
            <text:p>LETRAS / LINGUÍSTICA <text:s text:c="29"/></text:p>
          </table:table-cell>
          <table:table-cell office:value-type="string">
            <text:p>Studies in Languages and Cultures of East Tim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405X</text:p>
          </table:table-cell>
          <table:table-cell office:value-type="string">
            <text:p>LETRAS / LINGUÍSTICA <text:s text:c="29"/></text:p>
          </table:table-cell>
          <table:table-cell office:value-type="string">
            <text:p>Studii si Cercetari Lingvis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913</text:p>
          </table:table-cell>
          <table:table-cell office:value-type="string">
            <text:p>LETRAS / LINGUÍSTICA <text:s text:c="29"/></text:p>
          </table:table-cell>
          <table:table-cell office:value-type="string">
            <text:p>Studium (Instituto Salesiano de Filosof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4238</text:p>
          </table:table-cell>
          <table:table-cell office:value-type="string">
            <text:p>LETRAS / LINGUÍSTICA <text:s text:c="29"/></text:p>
          </table:table-cell>
          <table:table-cell office:value-type="string">
            <text:p>Style (Fayettevil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2059</text:p>
          </table:table-cell>
          <table:table-cell office:value-type="string">
            <text:p>LETRAS / LINGUÍSTICA <text:s text:c="29"/></text:p>
          </table:table-cell>
          <table:table-cell office:value-type="string">
            <text:p>Suplementos de Lusorama (German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LETRAS / LINGUÍSTICA <text:s text:c="29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6-3059</text:p>
          </table:table-cell>
          <table:table-cell office:value-type="string">
            <text:p>LETRAS / LINGUÍSTICA <text:s text:c="29"/></text:p>
          </table:table-cell>
          <table:table-cell office:value-type="string">
            <text:p>Synergies Fr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0005</text:p>
          </table:table-cell>
          <table:table-cell office:value-type="string">
            <text:p>LETRAS / LINGUÍSTICA <text:s text:c="29"/></text:p>
          </table:table-cell>
          <table:table-cell office:value-type="string">
            <text:p>Syntax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1205</text:p>
          </table:table-cell>
          <table:table-cell office:value-type="string">
            <text:p>LETRAS / LINGUÍSTICA <text:s text:c="29"/></text:p>
          </table:table-cell>
          <table:table-cell office:value-type="string">
            <text:p>Synthesis (La Pla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1884</text:p>
          </table:table-cell>
          <table:table-cell office:value-type="string">
            <text:p>LETRAS / LINGUÍSTICA <text:s text:c="29"/></text:p>
          </table:table-cell>
          <table:table-cell office:value-type="string">
            <text:p>Target (Amsterdam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LETRAS / LINGUÍSTICA <text:s text:c="29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361</text:p>
          </table:table-cell>
          <table:table-cell office:value-type="string">
            <text:p>LETRAS / LINGUÍSTICA <text:s text:c="29"/></text:p>
          </table:table-cell>
          <table:table-cell office:value-type="string">
            <text:p>Teacher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78</text:p>
          </table:table-cell>
          <table:table-cell office:value-type="string">
            <text:p>LETRAS / LINGUÍSTICA <text:s text:c="29"/></text:p>
          </table:table-cell>
          <table:table-cell office:value-type="string">
            <text:p>Tecer Conhec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16</text:p>
          </table:table-cell>
          <table:table-cell office:value-type="string">
            <text:p>LETRAS / LINGUÍSTICA <text:s text:c="29"/></text:p>
          </table:table-cell>
          <table:table-cell office:value-type="string">
            <text:p>Tecnoga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LETRAS / LINGUÍSTICA <text:s text:c="29"/></text:p>
          </table:table-cell>
          <table:table-cell office:value-type="string">
            <text:p>Tecnologia &amp; Hum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67</text:p>
          </table:table-cell>
          <table:table-cell office:value-type="string">
            <text:p>LETRAS / LINGUÍSTICA <text:s text:c="29"/></text:p>
          </table:table-cell>
          <table:table-cell office:value-type="string">
            <text:p>Teia Liter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3X</text:p>
          </table:table-cell>
          <table:table-cell office:value-type="string">
            <text:p>LETRAS / LINGUÍSTICA <text:s text:c="29"/></text:p>
          </table:table-cell>
          <table:table-cell office:value-type="string">
            <text:p>Teletandem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LETRAS / LINGUÍSTICA <text:s text:c="29"/></text:p>
          </table:table-cell>
          <table:table-cell office:value-type="string">
            <text:p>Temas &amp; Matiz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094</text:p>
          </table:table-cell>
          <table:table-cell office:value-type="string">
            <text:p>LETRAS / LINGUÍSTICA <text:s text:c="29"/></text:p>
          </table:table-cell>
          <table:table-cell office:value-type="string">
            <text:p>Temas Mediev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LETRAS / LINGUÍSTICA <text:s text:c="29"/></text:p>
          </table:table-cell>
          <table:table-cell office:value-type="string">
            <text:p>Temas sobr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931</text:p>
          </table:table-cell>
          <table:table-cell office:value-type="string">
            <text:p>LETRAS / LINGUÍSTICA <text:s text:c="29"/></text:p>
          </table:table-cell>
          <table:table-cell office:value-type="string">
            <text:p>Temática (João Pesso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29</text:p>
          </table:table-cell>
          <table:table-cell office:value-type="string">
            <text:p>LETRAS / LINGUÍSTICA <text:s text:c="29"/></text:p>
          </table:table-cell>
          <table:table-cell office:value-type="string">
            <text:p>Temática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LETRAS / LINGUÍSTICA <text:s text:c="29"/></text:p>
          </table:table-cell>
          <table:table-cell office:value-type="string">
            <text:p>Tempo &amp; Mem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LETRAS / LINGUÍSTICA <text:s text:c="29"/></text:p>
          </table:table-cell>
          <table:table-cell office:value-type="string">
            <text:p>Tempo Brasileir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LETRAS / LINGUÍSTICA <text:s text:c="29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29</text:p>
          </table:table-cell>
          <table:table-cell office:value-type="string">
            <text:p>LETRAS / LINGUÍSTICA <text:s text:c="29"/></text:p>
          </table:table-cell>
          <table:table-cell office:value-type="string">
            <text:p>Temporis(ação) (UE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4X</text:p>
          </table:table-cell>
          <table:table-cell office:value-type="string">
            <text:p>LETRAS / LINGUÍSTICA <text:s text:c="29"/></text:p>
          </table:table-cell>
          <table:table-cell office:value-type="string">
            <text:p>Teocomunicação (PUCR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35</text:p>
          </table:table-cell>
          <table:table-cell office:value-type="string">
            <text:p>LETRAS / LINGUÍSTICA <text:s text:c="29"/></text:p>
          </table:table-cell>
          <table:table-cell office:value-type="string">
            <text:p>Teologia e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724</text:p>
          </table:table-cell>
          <table:table-cell office:value-type="string">
            <text:p>LETRAS / LINGUÍSTICA <text:s text:c="29"/></text:p>
          </table:table-cell>
          <table:table-cell office:value-type="string">
            <text:p>Teorema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LETRAS / LINGUÍSTICA <text:s text:c="29"/></text:p>
          </table:table-cell>
          <table:table-cell office:value-type="string">
            <text:p>Teoria &amp; Sociedade (UF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LETRAS / LINGUÍSTICA <text:s text:c="29"/></text:p>
          </table:table-cell>
          <table:table-cell office:value-type="string">
            <text:p>Teoria e Prática d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78</text:p>
          </table:table-cell>
          <table:table-cell office:value-type="string">
            <text:p>LETRAS / LINGUÍSTICA <text:s text:c="29"/></text:p>
          </table:table-cell>
          <table:table-cell office:value-type="string">
            <text:p>Terceira Marge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37</text:p>
          </table:table-cell>
          <table:table-cell office:value-type="string">
            <text:p>LETRAS / LINGUÍSTICA <text:s text:c="29"/></text:p>
          </table:table-cell>
          <table:table-cell office:value-type="string">
            <text:p>Teresa (US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0543</text:p>
          </table:table-cell>
          <table:table-cell office:value-type="string">
            <text:p>LETRAS / LINGUÍSTICA <text:s text:c="29"/></text:p>
          </table:table-cell>
          <table:table-cell office:value-type="string">
            <text:p>Terminometro (Ed. Multiling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3-7673</text:p>
          </table:table-cell>
          <table:table-cell office:value-type="string">
            <text:p>LETRAS / LINGUÍSTICA <text:s text:c="29"/></text:p>
          </table:table-cell>
          <table:table-cell office:value-type="string">
            <text:p>Terminometro. Hors-sér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54</text:p>
          </table:table-cell>
          <table:table-cell office:value-type="string">
            <text:p>LETRAS / LINGUÍSTICA <text:s text:c="29"/></text:p>
          </table:table-cell>
          <table:table-cell office:value-type="string">
            <text:p>Terra Roxa e Outras Terr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83</text:p>
          </table:table-cell>
          <table:table-cell office:value-type="string">
            <text:p>LETRAS / LINGUÍSTICA <text:s text:c="29"/></text:p>
          </table:table-cell>
          <table:table-cell office:value-type="string">
            <text:p>Territórios e Fronteiras (UFMT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6X</text:p>
          </table:table-cell>
          <table:table-cell office:value-type="string">
            <text:p>LETRAS / LINGUÍSTICA <text:s text:c="29"/></text:p>
          </table:table-cell>
          <table:table-cell office:value-type="string">
            <text:p>Territórios e Fronteiras da Ce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8322</text:p>
          </table:table-cell>
          <table:table-cell office:value-type="string">
            <text:p>LETRAS / LINGUÍSTICA <text:s text:c="29"/></text:p>
          </table:table-cell>
          <table:table-cell office:value-type="string">
            <text:p>TESOL Quarterl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5-8920</text:p>
          </table:table-cell>
          <table:table-cell office:value-type="string">
            <text:p>LETRAS / LINGUÍSTICA <text:s text:c="29"/></text:p>
          </table:table-cell>
          <table:table-cell office:value-type="string">
            <text:p>Texte (Toron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0-8748</text:p>
          </table:table-cell>
          <table:table-cell office:value-type="string">
            <text:p>LETRAS / LINGUÍSTICA <text:s text:c="29"/></text:p>
          </table:table-cell>
          <table:table-cell office:value-type="string">
            <text:p>Texte (Verdu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 Digital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52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 Liv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85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 Poét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24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s de Cultura e Comunicacao (UF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s e Debates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46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s e Pretex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LETRAS / LINGUÍSTICA <text:s text:c="29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919</text:p>
          </table:table-cell>
          <table:table-cell office:value-type="string">
            <text:p>LETRAS / LINGUÍSTICA <text:s text:c="29"/></text:p>
          </table:table-cell>
          <table:table-cell office:value-type="string">
            <text:p>Textur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275</text:p>
          </table:table-cell>
          <table:table-cell office:value-type="string">
            <text:p>LETRAS / LINGUÍSTICA <text:s text:c="29"/></text:p>
          </table:table-cell>
          <table:table-cell office:value-type="string">
            <text:p>Textur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912</text:p>
          </table:table-cell>
          <table:table-cell office:value-type="string">
            <text:p>LETRAS / LINGUÍSTICA <text:s text:c="29"/></text:p>
          </table:table-cell>
          <table:table-cell office:value-type="string">
            <text:p>The Catholic Biblical Quarter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77</text:p>
          </table:table-cell>
          <table:table-cell office:value-type="string">
            <text:p>LETRAS / LINGUÍSTICA <text:s text:c="29"/></text:p>
          </table:table-cell>
          <table:table-cell office:value-type="string">
            <text:p>The Especialist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LETRAS / LINGUÍSTICA <text:s text:c="29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4878</text:p>
          </table:table-cell>
          <table:table-cell office:value-type="string">
            <text:p>LETRAS / LINGUÍSTICA <text:s text:c="29"/></text:p>
          </table:table-cell>
          <table:table-cell office:value-type="string">
            <text:p>The Massachusetts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242X</text:p>
          </table:table-cell>
          <table:table-cell office:value-type="string">
            <text:p>LETRAS / LINGUÍSTICA <text:s text:c="29"/></text:p>
          </table:table-cell>
          <table:table-cell office:value-type="string">
            <text:p>The Reading Matri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12</text:p>
          </table:table-cell>
          <table:table-cell office:value-type="string">
            <text:p>LETRAS / LINGUÍSTICA <text:s text:c="29"/></text:p>
          </table:table-cell>
          <table:table-cell office:value-type="string">
            <text:p>Thema (Pelot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764</text:p>
          </table:table-cell>
          <table:table-cell office:value-type="string">
            <text:p>LETRAS / LINGUÍSTICA <text:s text:c="29"/></text:p>
          </table:table-cell>
          <table:table-cell office:value-type="string">
            <text:p>Theory, Culture &amp;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6-2142</text:p>
          </table:table-cell>
          <table:table-cell office:value-type="string">
            <text:p>LETRAS / LINGUÍSTICA <text:s text:c="29"/></text:p>
          </table:table-cell>
          <table:table-cell office:value-type="string">
            <text:p>Theseis (Athe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508</text:p>
          </table:table-cell>
          <table:table-cell office:value-type="string">
            <text:p>LETRAS / LINGUÍSTICA <text:s text:c="29"/></text:p>
          </table:table-cell>
          <table:table-cell office:value-type="string">
            <text:p>Think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822</text:p>
          </table:table-cell>
          <table:table-cell office:value-type="string">
            <text:p>LETRAS / LINGUÍSTICA <text:s text:c="29"/></text:p>
          </table:table-cell>
          <table:table-cell office:value-type="string">
            <text:p>Third Tex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434</text:p>
          </table:table-cell>
          <table:table-cell office:value-type="string">
            <text:p>LETRAS / LINGUÍSTICA <text:s text:c="29"/></text:p>
          </table:table-cell>
          <table:table-cell office:value-type="string">
            <text:p>Tigre Albin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604</text:p>
          </table:table-cell>
          <table:table-cell office:value-type="string">
            <text:p>LETRAS / LINGUÍSTICA <text:s text:c="29"/></text:p>
          </table:table-cell>
          <table:table-cell office:value-type="string">
            <text:p>Tiraz (US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00</text:p>
          </table:table-cell>
          <table:table-cell office:value-type="string">
            <text:p>LETRAS / LINGUÍSTICA <text:s text:c="29"/></text:p>
          </table:table-cell>
          <table:table-cell office:value-type="string">
            <text:p>Todas as Letras (São Paul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73</text:p>
          </table:table-cell>
          <table:table-cell office:value-type="string">
            <text:p>LETRAS / LINGUÍSTICA <text:s text:c="29"/></text:p>
          </table:table-cell>
          <table:table-cell office:value-type="string">
            <text:p>Tolstoy Studies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992</text:p>
          </table:table-cell>
          <table:table-cell office:value-type="string">
            <text:p>LETRAS / LINGUÍSTICA <text:s text:c="29"/></text:p>
          </table:table-cell>
          <table:table-cell office:value-type="string">
            <text:p>Tópica : Revista de Psicaná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5-8619</text:p>
          </table:table-cell>
          <table:table-cell office:value-type="string">
            <text:p>LETRAS / LINGUÍSTICA <text:s text:c="29"/></text:p>
          </table:table-cell>
          <table:table-cell office:value-type="string">
            <text:p>Toronto Working Papers in Linguistics (Cessou em 2005. Cont. ISSN 1718-3510 Toronto Working Papers in Linguistics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13</text:p>
          </table:table-cell>
          <table:table-cell office:value-type="string">
            <text:p>LETRAS / LINGUÍSTICA <text:s text:c="29"/></text:p>
          </table:table-cell>
          <table:table-cell office:value-type="string">
            <text:p>Trabalhos em Linguística Aplicada (UNICAM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39X</text:p>
          </table:table-cell>
          <table:table-cell office:value-type="string">
            <text:p>LETRAS / LINGUÍSTICA <text:s text:c="29"/></text:p>
          </table:table-cell>
          <table:table-cell office:value-type="string">
            <text:p>Tradter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789</text:p>
          </table:table-cell>
          <table:table-cell office:value-type="string">
            <text:p>LETRAS / LINGUÍSTICA <text:s text:c="29"/></text:p>
          </table:table-cell>
          <table:table-cell office:value-type="string">
            <text:p>Tradução e Comunicação (Cessou em 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989</text:p>
          </table:table-cell>
          <table:table-cell office:value-type="string">
            <text:p>LETRAS / LINGUÍSTICA <text:s text:c="29"/></text:p>
          </table:table-cell>
          <table:table-cell office:value-type="string">
            <text:p>Tradução em Revista (Cessou em 2005. Cont. 1808-6195 Tradução em Revista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195</text:p>
          </table:table-cell>
          <table:table-cell office:value-type="string">
            <text:p>LETRAS / LINGUÍSTICA <text:s text:c="29"/></text:p>
          </table:table-cell>
          <table:table-cell office:value-type="string">
            <text:p>Tradução em Revist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5-773X</text:p>
          </table:table-cell>
          <table:table-cell office:value-type="string">
            <text:p>LETRAS / LINGUÍSTICA <text:s text:c="29"/></text:p>
          </table:table-cell>
          <table:table-cell office:value-type="string">
            <text:p>Traduir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33</text:p>
          </table:table-cell>
          <table:table-cell office:value-type="string">
            <text:p>LETRAS / LINGUÍSTICA <text:s text:c="29"/></text:p>
          </table:table-cell>
          <table:table-cell office:value-type="string">
            <text:p>Trajetos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311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 (Mála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85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diçõ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5542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fer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23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formar (Itaperu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inform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52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it Circle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7207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l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1700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lation Studies (Abing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6509</text:p>
          </table:table-cell>
          <table:table-cell office:value-type="string">
            <text:p>LETRAS / LINGUÍSTICA <text:s text:c="29"/></text:p>
          </table:table-cell>
          <table:table-cell office:value-type="string">
            <text:p>Translator (Manche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1-2902</text:p>
          </table:table-cell>
          <table:table-cell office:value-type="string">
            <text:p>LETRAS / LINGUÍSTICA <text:s text:c="29"/></text:p>
          </table:table-cell>
          <table:table-cell office:value-type="string">
            <text:p>Travaux du Centre de Documentation et Bibliographie Philosophiques de l'Université de Franche-Comt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1-0360</text:p>
          </table:table-cell>
          <table:table-cell office:value-type="string">
            <text:p>LETRAS / LINGUÍSTICA <text:s text:c="29"/></text:p>
          </table:table-cell>
          <table:table-cell office:value-type="string">
            <text:p>Travaux Interdisciplinaires du Laboratoire Parole et langage d'Aix-en-Prov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39X</text:p>
          </table:table-cell>
          <table:table-cell office:value-type="string">
            <text:p>LETRAS / LINGUÍSTICA <text:s text:c="29"/></text:p>
          </table:table-cell>
          <table:table-cell office:value-type="string">
            <text:p>Travessia (Olind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70</text:p>
          </table:table-cell>
          <table:table-cell office:value-type="string">
            <text:p>LETRAS / LINGUÍSTICA <text:s text:c="29"/></text:p>
          </table:table-cell>
          <table:table-cell office:value-type="string">
            <text:p>Travess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LETRAS / LINGUÍSTICA <text:s text:c="29"/></text:p>
          </table:table-cell>
          <table:table-cell office:value-type="string">
            <text:p>Travessias (UNIOEST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2-4773</text:p>
          </table:table-cell>
          <table:table-cell office:value-type="string">
            <text:p>LETRAS / LINGUÍSTICA <text:s text:c="29"/></text:p>
          </table:table-cell>
          <table:table-cell office:value-type="string">
            <text:p>Tribune Juive (Montré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32</text:p>
          </table:table-cell>
          <table:table-cell office:value-type="string">
            <text:p>LETRAS / LINGUÍSTICA <text:s text:c="29"/></text:p>
          </table:table-cell>
          <table:table-cell office:value-type="string">
            <text:p>TriceVersa (UNESP. Ass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LETRAS / LINGUÍSTICA <text:s text:c="29"/></text:p>
          </table:table-cell>
          <table:table-cell office:value-type="string">
            <text:p>Trieb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490</text:p>
          </table:table-cell>
          <table:table-cell office:value-type="string">
            <text:p>LETRAS / LINGUÍSTICA <text:s text:c="29"/></text:p>
          </table:table-cell>
          <table:table-cell office:value-type="string">
            <text:p>Trilhas Filosóf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27</text:p>
          </table:table-cell>
          <table:table-cell office:value-type="string">
            <text:p>LETRAS / LINGUÍSTICA <text:s text:c="29"/></text:p>
          </table:table-cell>
          <table:table-cell office:value-type="string">
            <text:p>Trilhos (Pires do R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150</text:p>
          </table:table-cell>
          <table:table-cell office:value-type="string">
            <text:p>LETRAS / LINGUÍSTICA <text:s text:c="29"/></text:p>
          </table:table-cell>
          <table:table-cell office:value-type="string">
            <text:p>Txt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921</text:p>
          </table:table-cell>
          <table:table-cell office:value-type="string">
            <text:p>LETRAS / LINGUÍSTICA <text:s text:c="29"/></text:p>
          </table:table-cell>
          <table:table-cell office:value-type="string">
            <text:p>UEG em Revista (Cessou em 2007. Cont. ISSN 1983-8824 História em Revista (Quirinópolis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920</text:p>
          </table:table-cell>
          <table:table-cell office:value-type="string">
            <text:p>LETRAS / LINGUÍSTICA <text:s text:c="29"/></text:p>
          </table:table-cell>
          <table:table-cell office:value-type="string">
            <text:p>UNAR. Revista Científica do Centro Universitário de Araras "Dr. Edmundo Ulson"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41</text:p>
          </table:table-cell>
          <table:table-cell office:value-type="string">
            <text:p>LETRAS / LINGUÍSTICA <text:s text:c="29"/></text:p>
          </table:table-cell>
          <table:table-cell office:value-type="string">
            <text:p>Uniciências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698</text:p>
          </table:table-cell>
          <table:table-cell office:value-type="string">
            <text:p>LETRAS / LINGUÍSTICA <text:s text:c="29"/></text:p>
          </table:table-cell>
          <table:table-cell office:value-type="string">
            <text:p>Uniletras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LETRAS / LINGUÍSTICA <text:s text:c="29"/></text:p>
          </table:table-cell>
          <table:table-cell office:value-type="string">
            <text:p>UNI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3505</text:p>
          </table:table-cell>
          <table:table-cell office:value-type="string">
            <text:p>LETRAS / LINGUÍSTICA <text:s text:c="29"/></text:p>
          </table:table-cell>
          <table:table-cell office:value-type="string">
            <text:p>Universi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LETRAS / LINGUÍSTICA <text:s text:c="29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9-0672</text:p>
          </table:table-cell>
          <table:table-cell office:value-type="string">
            <text:p>LETRAS / LINGUÍSTICA <text:s text:c="29"/></text:p>
          </table:table-cell>
          <table:table-cell office:value-type="string">
            <text:p>University of Tokyo, Journal of Law and Poli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6083</text:p>
          </table:table-cell>
          <table:table-cell office:value-type="string">
            <text:p>LETRAS / LINGUÍSTICA <text:s text:c="29"/></text:p>
          </table:table-cell>
          <table:table-cell office:value-type="string">
            <text:p>UniverSOS (Valénc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80</text:p>
          </table:table-cell>
          <table:table-cell office:value-type="string">
            <text:p>LETRAS / LINGUÍSTICA <text:s text:c="29"/></text:p>
          </table:table-cell>
          <table:table-cell office:value-type="string">
            <text:p>UNOPAR Científica. Ciências Humanas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25</text:p>
          </table:table-cell>
          <table:table-cell office:value-type="string">
            <text:p>LETRAS / LINGUÍSTICA <text:s text:c="29"/></text:p>
          </table:table-cell>
          <table:table-cell office:value-type="string">
            <text:p>Vale (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8250</text:p>
          </table:table-cell>
          <table:table-cell office:value-type="string">
            <text:p>LETRAS / LINGUÍSTICA <text:s text:c="29"/></text:p>
          </table:table-cell>
          <table:table-cell office:value-type="string">
            <text:p>Vanità 88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LETRAS / LINGUÍSTICA <text:s text:c="29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6-0482</text:p>
          </table:table-cell>
          <table:table-cell office:value-type="string">
            <text:p>LETRAS / LINGUÍSTICA <text:s text:c="29"/></text:p>
          </table:table-cell>
          <table:table-cell office:value-type="string">
            <text:p>Variaciones Borg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384</text:p>
          </table:table-cell>
          <table:table-cell office:value-type="string">
            <text:p>LETRAS / LINGUÍSTICA <text:s text:c="29"/></text:p>
          </table:table-cell>
          <table:table-cell office:value-type="string">
            <text:p>VELON (Eindhoven) (Cessou em 2006. Cont. ISSN 1876-4622 Tijdschrift voor Lerarenopleider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3X</text:p>
          </table:table-cell>
          <table:table-cell office:value-type="string">
            <text:p>LETRAS / LINGUÍSTICA <text:s text:c="29"/></text:p>
          </table:table-cell>
          <table:table-cell office:value-type="string">
            <text:p>Verba Juri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37</text:p>
          </table:table-cell>
          <table:table-cell office:value-type="string">
            <text:p>LETRAS / LINGUÍSTICA <text:s text:c="29"/></text:p>
          </table:table-cell>
          <table:table-cell office:value-type="string">
            <text:p>Verbo de Minas: Letr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941</text:p>
          </table:table-cell>
          <table:table-cell office:value-type="string">
            <text:p>LETRAS / LINGUÍSTICA <text:s text:c="29"/></text:p>
          </table:table-cell>
          <table:table-cell office:value-type="string">
            <text:p>Vereda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LETRAS / LINGUÍSTICA <text:s text:c="29"/></text:p>
          </table:table-cell>
          <table:table-cell office:value-type="string">
            <text:p>Veredas (UFJF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43</text:p>
          </table:table-cell>
          <table:table-cell office:value-type="string">
            <text:p>LETRAS / LINGUÍSTICA <text:s text:c="29"/></text:p>
          </table:table-cell>
          <table:table-cell office:value-type="string">
            <text:p>Veredas (UFJF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46</text:p>
          </table:table-cell>
          <table:table-cell office:value-type="string">
            <text:p>LETRAS / LINGUÍSTICA <text:s text:c="29"/></text:p>
          </table:table-cell>
          <table:table-cell office:value-type="string">
            <text:p>Veredas FAVIP (Cessou em 2006. Cont. ISSN 1984-8463 Veredas FAVIP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02</text:p>
          </table:table-cell>
          <table:table-cell office:value-type="string">
            <text:p>LETRAS / LINGUÍSTICA <text:s text:c="29"/></text:p>
          </table:table-cell>
          <table:table-cell office:value-type="string">
            <text:p>Veredas. Revista da Associação Internacional de Lusitanist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016</text:p>
          </table:table-cell>
          <table:table-cell office:value-type="string">
            <text:p>LETRAS / LINGUÍSTICA <text:s text:c="29"/></text:p>
          </table:table-cell>
          <table:table-cell office:value-type="string">
            <text:p>Versão Beta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14</text:p>
          </table:table-cell>
          <table:table-cell office:value-type="string">
            <text:p>LETRAS / LINGUÍSTICA <text:s text:c="29"/></text:p>
          </table:table-cell>
          <table:table-cell office:value-type="string">
            <text:p>Verso e Reverso (UNISINOS. Impresso) (Cessou em 2003. Cont. ISSN 1806-6925 Verso e Reverso (UNISINOS. 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25</text:p>
          </table:table-cell>
          <table:table-cell office:value-type="string">
            <text:p>LETRAS / LINGUÍSTICA <text:s text:c="29"/></text:p>
          </table:table-cell>
          <table:table-cell office:value-type="string">
            <text:p>Verso e Reverso (Unisino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LETRAS / LINGUÍSTICA <text:s text:c="29"/></text:p>
          </table:table-cell>
          <table:table-cell office:value-type="string">
            <text:p>Vertentes (UFS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447</text:p>
          </table:table-cell>
          <table:table-cell office:value-type="string">
            <text:p>LETRAS / LINGUÍSTICA <text:s text:c="29"/></text:p>
          </table:table-cell>
          <table:table-cell office:value-type="string">
            <text:p>Vértice (Lisbo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LETRAS / LINGUÍSTICA <text:s text:c="29"/></text:p>
          </table:table-cell>
          <table:table-cell office:value-type="string">
            <text:p>Vértices (Campos dos Goitacaz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89</text:p>
          </table:table-cell>
          <table:table-cell office:value-type="string">
            <text:p>LETRAS / LINGUÍSTICA <text:s text:c="29"/></text:p>
          </table:table-cell>
          <table:table-cell office:value-type="string">
            <text:p>Vértic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0214</text:p>
          </table:table-cell>
          <table:table-cell office:value-type="string">
            <text:p>LETRAS / LINGUÍSTICA <text:s text:c="29"/></text:p>
          </table:table-cell>
          <table:table-cell office:value-type="string">
            <text:p>Vesta (Tokyo. 198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0-8117</text:p>
          </table:table-cell>
          <table:table-cell office:value-type="string">
            <text:p>LETRAS / LINGUÍSTICA <text:s text:c="29"/></text:p>
          </table:table-cell>
          <table:table-cell office:value-type="string">
            <text:p>Vestnik Obsestvennyh Nauk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59</text:p>
          </table:table-cell>
          <table:table-cell office:value-type="string">
            <text:p>LETRAS / LINGUÍSTICA <text:s text:c="29"/></text:p>
          </table:table-cell>
          <table:table-cell office:value-type="string">
            <text:p>Via Atlântica (USP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145</text:p>
          </table:table-cell>
          <table:table-cell office:value-type="string">
            <text:p>LETRAS / LINGUÍSTICA <text:s text:c="29"/></text:p>
          </table:table-cell>
          <table:table-cell office:value-type="string">
            <text:p>Vida e Educação (Fortalez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7289</text:p>
          </table:table-cell>
          <table:table-cell office:value-type="string">
            <text:p>LETRAS / LINGUÍSTICA <text:s text:c="29"/></text:p>
          </table:table-cell>
          <table:table-cell office:value-type="string">
            <text:p>Videncia (Ciego de Ávi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50</text:p>
          </table:table-cell>
          <table:table-cell office:value-type="string">
            <text:p>LETRAS / LINGUÍSTICA <text:s text:c="29"/></text:p>
          </table:table-cell>
          <table:table-cell office:value-type="string">
            <text:p>Videtur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LETRAS / LINGUÍSTICA <text:s text:c="29"/></text:p>
          </table:table-cell>
          <table:table-cell office:value-type="string">
            <text:p>Vidya (Santa Mar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36</text:p>
          </table:table-cell>
          <table:table-cell office:value-type="string">
            <text:p>LETRAS / LINGUÍSTICA <text:s text:c="29"/></text:p>
          </table:table-cell>
          <table:table-cell office:value-type="string">
            <text:p>Vínculo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LETRAS / LINGUÍSTICA <text:s text:c="29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62</text:p>
          </table:table-cell>
          <table:table-cell office:value-type="string">
            <text:p>LETRAS / LINGUÍSTICA <text:s text:c="29"/></text:p>
          </table:table-cell>
          <table:table-cell office:value-type="string">
            <text:p>Viso : Cadernos de Esté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48</text:p>
          </table:table-cell>
          <table:table-cell office:value-type="string">
            <text:p>LETRAS / LINGUÍSTICA <text:s text:c="29"/></text:p>
          </table:table-cell>
          <table:table-cell office:value-type="string">
            <text:p>Visualidades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LETRAS / LINGUÍSTICA <text:s text:c="29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8-9201</text:p>
          </table:table-cell>
          <table:table-cell office:value-type="string">
            <text:p>LETRAS / LINGUÍSTICA <text:s text:c="29"/></text:p>
          </table:table-cell>
          <table:table-cell office:value-type="string">
            <text:p>Voix et Imag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10</text:p>
          </table:table-cell>
          <table:table-cell office:value-type="string">
            <text:p>LETRAS / LINGUÍSTICA <text:s text:c="29"/></text:p>
          </table:table-cell>
          <table:table-cell office:value-type="string">
            <text:p>Vox Forensis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50</text:p>
          </table:table-cell>
          <table:table-cell office:value-type="string">
            <text:p>LETRAS / LINGUÍSTICA <text:s text:c="29"/></text:p>
          </table:table-cell>
          <table:table-cell office:value-type="string">
            <text:p>Voz Lusíad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36</text:p>
          </table:table-cell>
          <table:table-cell office:value-type="string">
            <text:p>LETRAS / LINGUÍSTICA <text:s text:c="29"/></text:p>
          </table:table-cell>
          <table:table-cell office:value-type="string">
            <text:p>Wanderlore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40</text:p>
          </table:table-cell>
          <table:table-cell office:value-type="string">
            <text:p>LETRAS / LINGUÍSTICA <text:s text:c="29"/></text:p>
          </table:table-cell>
          <table:table-cell office:value-type="string">
            <text:p>Web-Revista Discursividade: Estudos Lingüíst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7956</text:p>
          </table:table-cell>
          <table:table-cell office:value-type="string">
            <text:p>LETRAS / LINGUÍSTICA <text:s text:c="29"/></text:p>
          </table:table-cell>
          <table:table-cell office:value-type="string">
            <text:p>Word (Worceste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548</text:p>
          </table:table-cell>
          <table:table-cell office:value-type="string">
            <text:p>LETRAS / LINGUÍSTICA <text:s text:c="29"/></text:p>
          </table:table-cell>
          <table:table-cell office:value-type="string">
            <text:p>Working Paper Séries - Banco Central do Brasi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64</text:p>
          </table:table-cell>
          <table:table-cell office:value-type="string">
            <text:p>LETRAS / LINGUÍSTICA <text:s text:c="29"/></text:p>
          </table:table-cell>
          <table:table-cell office:value-type="string">
            <text:p>Working Papers em Linguís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1205</text:p>
          </table:table-cell>
          <table:table-cell office:value-type="string">
            <text:p>LETRAS / LINGUÍSTICA <text:s text:c="29"/></text:p>
          </table:table-cell>
          <table:table-cell office:value-type="string">
            <text:p>Working Papers in Functional Gramma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549</text:p>
          </table:table-cell>
          <table:table-cell office:value-type="string">
            <text:p>LETRAS / LINGUÍSTICA <text:s text:c="29"/></text:p>
          </table:table-cell>
          <table:table-cell office:value-type="string">
            <text:p>Working Papers in Linguistics (Philadelphia, Pa.) (Cessou em 2008. Cont. Working Papers in Linguistics (Philadelphia, Pa.: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7313</text:p>
          </table:table-cell>
          <table:table-cell office:value-type="string">
            <text:p>LETRAS / LINGUÍSTICA <text:s text:c="29"/></text:p>
          </table:table-cell>
          <table:table-cell office:value-type="string">
            <text:p>Zeitschrift für Kritische Theor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0488</text:p>
          </table:table-cell>
          <table:table-cell office:value-type="string">
            <text:p>LETRAS / LINGUÍSTICA <text:s text:c="29"/></text:p>
          </table:table-cell>
          <table:table-cell office:value-type="string">
            <text:p>ZEP. Zeitschrift fur Entwicklungspadagogik (1983) (Cessou em 1993. Cont. ISSN 1434-4688 ZEP. Zeitschrift fur Internationale Bildungsforschung und Entwicklungspadagogi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488X</text:p>
          </table:table-cell>
          <table:table-cell office:value-type="string">
            <text:p>LETRAS / LINGUÍSTICA <text:s text:c="29"/></text:p>
          </table:table-cell>
          <table:table-cell office:value-type="string">
            <text:p>Znak (Kraków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16:54</dc:date>
    <dc:creator>Marco Silva</dc:creator>
    <meta:document-statistic meta:table-count="1" meta:cell-count="7680" meta:object-count="0"/>
    <meta:generator>OpenOffice.org/3.2$Unix OpenOffice.org_project/320m12$Build-9483</meta:generator>
  </office:meta>
</office:document-meta>
</file>